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96cm"/>
    </style:style>
    <style:style style:name="co4" style:family="table-column">
      <style:table-column-properties fo:break-before="auto" style:column-width="3.4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>
      <style:text-properties style:font-name="Calibri" fo:font-size="11pt" style:font-name-asian="Calibri" style:font-size-asian="11pt" style:font-name-complex="Calibri" style:font-size-complex="11pt"/>
    </style:style>
    <style:style style:name="ta_extref" style:family="table">
      <style:table-properties table:display="false"/>
    </style:style>
  </office:automatic-styles>
  <office:body>
    <office:spreadsheet>
      <table:table table:name="TEUS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CLASSIFICATION OF TOP 61 PORTS CONNECTED WITH THE PORT OF GENOA - YEAR 2013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CONTAINER TRAFFIC - TEU </text:p>
          </table:table-cell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PORTS</text:p>
          </table:table-cell>
          <table:table-cell office:value-type="string" calcext:value-type="string">
            <text:p>Nations</text:p>
          </table:table-cell>
          <table:table-cell office:value-type="string" calcext:value-type="string">
            <text:p>TEU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ingapore</text:p>
          </table:table-cell>
          <table:table-cell office:value-type="float" office:value="118677" calcext:value-type="float">
            <text:p>118677</text:p>
          </table:table-cell>
          <table:table-cell/>
          <table:table-cell table:formula="of:=VLOOKUP([.B4];['file:///C:/xampp/htdocs/GenoaPortStats/top61/coordinates.ods'#$coordinates.$A$2:.$F$127];6)" office:value-type="string" office:string-value="103.85283,1.29063" calcext:value-type="string">
            <text:p>103.85283,1.2906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];&quot;&quot;&quot;,&quot;&quot;quantity&quot;&quot;:&quot;;[.D4];&quot;}, &quot;&quot;geometry&quot;&quot;: { &quot;&quot;type&quot;&quot;: &quot;&quot;Point&quot;&quot;, &quot;&quot;coordinates&quot;&quot;: [&quot;;[.F4];&quot;] }}&quot;)" office:value-type="string" office:string-value="{&quot;type&quot;: &quot;Feature&quot;, &quot;properties&quot;: {&quot;name&quot;:&quot;Singapore&quot;,&quot;quantity&quot;:118677}, &quot;geometry&quot;: { &quot;type&quot;: &quot;Point&quot;, &quot;coordinates&quot;: [103.85283,1.29063] }}" calcext:value-type="string">
            <text:p>{"type": "Feature", "properties": {"name":"Singapore","quantity":118677}, "geometry": { "type": "Point", "coordinates": [103.85283,1.29063] }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anghai</text:p>
          </table:table-cell>
          <table:table-cell office:value-type="string" calcext:value-type="string">
            <text:p>China</text:p>
          </table:table-cell>
          <table:table-cell office:value-type="float" office:value="112698" calcext:value-type="float">
            <text:p>112698</text:p>
          </table:table-cell>
          <table:table-cell/>
          <table:table-cell table:formula="of:=VLOOKUP([.B5];['file:///C:/xampp/htdocs/GenoaPortStats/top61/coordinates.ods'#$coordinates.$A$2:.$F$127];6)" office:value-type="string" office:string-value="121.4915,31.2246" calcext:value-type="string">
            <text:p>121.4915,31.224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];&quot;&quot;&quot;,&quot;&quot;quantity&quot;&quot;:&quot;;[.D5];&quot;}, &quot;&quot;geometry&quot;&quot;: { &quot;&quot;type&quot;&quot;: &quot;&quot;Point&quot;&quot;, &quot;&quot;coordinates&quot;&quot;: [&quot;;[.F5];&quot;] }}&quot;)" office:value-type="string" office:string-value="{&quot;type&quot;: &quot;Feature&quot;, &quot;properties&quot;: {&quot;name&quot;:&quot;Shanghai&quot;,&quot;quantity&quot;:112698}, &quot;geometry&quot;: { &quot;type&quot;: &quot;Point&quot;, &quot;coordinates&quot;: [121.4915,31.2246] }}" calcext:value-type="string">
            <text:p>{"type": "Feature", "properties": {"name":"Shanghai","quantity":112698}, "geometry": { "type": "Point", "coordinates": [121.4915,31.2246] }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ebel Ali</text:p>
          </table:table-cell>
          <table:table-cell office:value-type="string" calcext:value-type="string">
            <text:p>United Arab Emirates</text:p>
          </table:table-cell>
          <table:table-cell office:value-type="float" office:value="64309" calcext:value-type="float">
            <text:p>64309</text:p>
          </table:table-cell>
          <table:table-cell/>
          <table:table-cell table:formula="of:=VLOOKUP([.B6];['file:///C:/xampp/htdocs/GenoaPortStats/top61/coordinates.ods'#$coordinates.$A$2:.$F$127];6)" office:value-type="string" office:string-value="55.0687,24.9959" calcext:value-type="string">
            <text:p>55.0687,24.995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];&quot;&quot;&quot;,&quot;&quot;quantity&quot;&quot;:&quot;;[.D6];&quot;}, &quot;&quot;geometry&quot;&quot;: { &quot;&quot;type&quot;&quot;: &quot;&quot;Point&quot;&quot;, &quot;&quot;coordinates&quot;&quot;: [&quot;;[.F6];&quot;] }}&quot;)" office:value-type="string" office:string-value="{&quot;type&quot;: &quot;Feature&quot;, &quot;properties&quot;: {&quot;name&quot;:&quot;Jebel Ali&quot;,&quot;quantity&quot;:64309}, &quot;geometry&quot;: { &quot;type&quot;: &quot;Point&quot;, &quot;coordinates&quot;: [55.0687,24.9959] }}" calcext:value-type="string">
            <text:p>{"type": "Feature", "properties": {"name":"Jebel Ali","quantity":64309}, "geometry": { "type": "Point", "coordinates": [55.0687,24.9959] }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China</text:p>
          </table:table-cell>
          <table:table-cell office:value-type="float" office:value="61179" calcext:value-type="float">
            <text:p>61179</text:p>
          </table:table-cell>
          <table:table-cell/>
          <table:table-cell table:formula="of:=VLOOKUP([.B7];['file:///C:/xampp/htdocs/GenoaPortStats/top61/coordinates.ods'#$coordinates.$A$2:.$F$127];6)" office:value-type="string" office:string-value="114.1229,22.3434" calcext:value-type="string">
            <text:p>114.1229,22.343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7];&quot;&quot;&quot;,&quot;&quot;quantity&quot;&quot;:&quot;;[.D7];&quot;}, &quot;&quot;geometry&quot;&quot;: { &quot;&quot;type&quot;&quot;: &quot;&quot;Point&quot;&quot;, &quot;&quot;coordinates&quot;&quot;: [&quot;;[.F7];&quot;] }}&quot;)" office:value-type="string" office:string-value="{&quot;type&quot;: &quot;Feature&quot;, &quot;properties&quot;: {&quot;name&quot;:&quot;Hong Kong&quot;,&quot;quantity&quot;:61179}, &quot;geometry&quot;: { &quot;type&quot;: &quot;Point&quot;, &quot;coordinates&quot;: [114.1229,22.3434] }}" calcext:value-type="string">
            <text:p>{"type": "Feature", "properties": {"name":"Hong Kong","quantity":61179}, "geometry": { "type": "Point", "coordinates": [114.1229,22.3434] }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geciras</text:p>
          </table:table-cell>
          <table:table-cell office:value-type="string" calcext:value-type="string">
            <text:p>Spain</text:p>
          </table:table-cell>
          <table:table-cell office:value-type="float" office:value="57394" calcext:value-type="float">
            <text:p>57394</text:p>
          </table:table-cell>
          <table:table-cell/>
          <table:table-cell table:formula="of:=VLOOKUP([.B8];['file:///C:/xampp/htdocs/GenoaPortStats/top61/coordinates.ods'#$coordinates.$A$2:.$F$127];6)" office:value-type="string" office:string-value="-5.4278,36.1386" calcext:value-type="string">
            <text:p>-5.4278,36.138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8];&quot;&quot;&quot;,&quot;&quot;quantity&quot;&quot;:&quot;;[.D8];&quot;}, &quot;&quot;geometry&quot;&quot;: { &quot;&quot;type&quot;&quot;: &quot;&quot;Point&quot;&quot;, &quot;&quot;coordinates&quot;&quot;: [&quot;;[.F8];&quot;] }}&quot;)" office:value-type="string" office:string-value="{&quot;type&quot;: &quot;Feature&quot;, &quot;properties&quot;: {&quot;name&quot;:&quot;Algeciras&quot;,&quot;quantity&quot;:57394}, &quot;geometry&quot;: { &quot;type&quot;: &quot;Point&quot;, &quot;coordinates&quot;: [-5.4278,36.1386] }}" calcext:value-type="string">
            <text:p>{"type": "Feature", "properties": {"name":"Algeciras","quantity":57394}, "geometry": { "type": "Point", "coordinates": [-5.4278,36.1386] }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nited States of America</text:p>
          </table:table-cell>
          <table:table-cell office:value-type="float" office:value="57066" calcext:value-type="float">
            <text:p>57066</text:p>
          </table:table-cell>
          <table:table-cell/>
          <table:table-cell table:formula="of:=VLOOKUP([.B9];['file:///C:/xampp/htdocs/GenoaPortStats/top61/coordinates.ods'#$coordinates.$A$2:.$F$127];6)" office:value-type="string" office:string-value="-73.9796,40.6979" calcext:value-type="string">
            <text:p>-73.9796,40.697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9];&quot;&quot;&quot;,&quot;&quot;quantity&quot;&quot;:&quot;;[.D9];&quot;}, &quot;&quot;geometry&quot;&quot;: { &quot;&quot;type&quot;&quot;: &quot;&quot;Point&quot;&quot;, &quot;&quot;coordinates&quot;&quot;: [&quot;;[.F9];&quot;] }}&quot;)" office:value-type="string" office:string-value="{&quot;type&quot;: &quot;Feature&quot;, &quot;properties&quot;: {&quot;name&quot;:&quot;New York&quot;,&quot;quantity&quot;:57066}, &quot;geometry&quot;: { &quot;type&quot;: &quot;Point&quot;, &quot;coordinates&quot;: [-73.9796,40.6979] }}" calcext:value-type="string">
            <text:p>{"type": "Feature", "properties": {"name":"New York","quantity":57066}, "geometry": { "type": "Point", "coordinates": [-73.9796,40.6979] }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ioia Tauro</text:p>
          </table:table-cell>
          <table:table-cell office:value-type="string" calcext:value-type="string">
            <text:p>Italy</text:p>
          </table:table-cell>
          <table:table-cell office:value-type="float" office:value="53534" calcext:value-type="float">
            <text:p>53534</text:p>
          </table:table-cell>
          <table:table-cell/>
          <table:table-cell table:formula="of:=VLOOKUP([.B10];['file:///C:/xampp/htdocs/GenoaPortStats/top61/coordinates.ods'#$coordinates.$A$2:.$F$127];6)" office:value-type="string" office:string-value="15.9207,38.4271" calcext:value-type="string">
            <text:p>15.9207,38.4271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0];&quot;&quot;&quot;,&quot;&quot;quantity&quot;&quot;:&quot;;[.D10];&quot;}, &quot;&quot;geometry&quot;&quot;: { &quot;&quot;type&quot;&quot;: &quot;&quot;Point&quot;&quot;, &quot;&quot;coordinates&quot;&quot;: [&quot;;[.F10];&quot;] }}&quot;)" office:value-type="string" office:string-value="{&quot;type&quot;: &quot;Feature&quot;, &quot;properties&quot;: {&quot;name&quot;:&quot;Gioia Tauro&quot;,&quot;quantity&quot;:53534}, &quot;geometry&quot;: { &quot;type&quot;: &quot;Point&quot;, &quot;coordinates&quot;: [15.9207,38.4271] }}" calcext:value-type="string">
            <text:p>{"type": "Feature", "properties": {"name":"Gioia Tauro","quantity":53534}, "geometry": { "type": "Point", "coordinates": [15.9207,38.4271] }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Saudi Arabia</text:p>
          </table:table-cell>
          <table:table-cell office:value-type="float" office:value="53156" calcext:value-type="float">
            <text:p>53156</text:p>
          </table:table-cell>
          <table:table-cell/>
          <table:table-cell table:formula="of:=VLOOKUP([.B11];['file:///C:/xampp/htdocs/GenoaPortStats/top61/coordinates.ods'#$coordinates.$A$2:.$F$127];6)" office:value-type="string" office:string-value="39.16404,21.58222" calcext:value-type="string">
            <text:p>39.16404,21.58222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1];&quot;&quot;&quot;,&quot;&quot;quantity&quot;&quot;:&quot;;[.D11];&quot;}, &quot;&quot;geometry&quot;&quot;: { &quot;&quot;type&quot;&quot;: &quot;&quot;Point&quot;&quot;, &quot;&quot;coordinates&quot;&quot;: [&quot;;[.F11];&quot;] }}&quot;)" office:value-type="string" office:string-value="{&quot;type&quot;: &quot;Feature&quot;, &quot;properties&quot;: {&quot;name&quot;:&quot;Jeddah&quot;,&quot;quantity&quot;:53156}, &quot;geometry&quot;: { &quot;type&quot;: &quot;Point&quot;, &quot;coordinates&quot;: [39.16404,21.58222] }}" calcext:value-type="string">
            <text:p>{"type": "Feature", "properties": {"name":"Jeddah","quantity":53156}, "geometry": { "type": "Point", "coordinates": [39.16404,21.58222] }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Malta</text:p>
          </table:table-cell>
          <table:table-cell office:value-type="float" office:value="47297" calcext:value-type="float">
            <text:p>47297</text:p>
          </table:table-cell>
          <table:table-cell/>
          <table:table-cell table:formula="of:=VLOOKUP([.B12];['file:///C:/xampp/htdocs/GenoaPortStats/top61/coordinates.ods'#$coordinates.$A$2:.$F$127];6)" office:value-type="string" office:string-value="14.5244,35.918" calcext:value-type="string">
            <text:p>14.5244,35.91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2];&quot;&quot;&quot;,&quot;&quot;quantity&quot;&quot;:&quot;;[.D12];&quot;}, &quot;&quot;geometry&quot;&quot;: { &quot;&quot;type&quot;&quot;: &quot;&quot;Point&quot;&quot;, &quot;&quot;coordinates&quot;&quot;: [&quot;;[.F12];&quot;] }}&quot;)" office:value-type="string" office:string-value="{&quot;type&quot;: &quot;Feature&quot;, &quot;properties&quot;: {&quot;name&quot;:&quot;Malta&quot;,&quot;quantity&quot;:47297}, &quot;geometry&quot;: { &quot;type&quot;: &quot;Point&quot;, &quot;coordinates&quot;: [14.5244,35.918] }}" calcext:value-type="string">
            <text:p>{"type": "Feature", "properties": {"name":"Malta","quantity":47297}, "geometry": { "type": "Point", "coordinates": [14.5244,35.918] }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ingbo</text:p>
          </table:table-cell>
          <table:table-cell office:value-type="string" calcext:value-type="string">
            <text:p>China</text:p>
          </table:table-cell>
          <table:table-cell office:value-type="float" office:value="44073" calcext:value-type="float">
            <text:p>44073</text:p>
          </table:table-cell>
          <table:table-cell/>
          <table:table-cell table:formula="of:=VLOOKUP([.B13];['file:///C:/xampp/htdocs/GenoaPortStats/top61/coordinates.ods'#$coordinates.$A$2:.$F$127];6)" office:value-type="string" office:string-value="121.54988,29.87203" calcext:value-type="string">
            <text:p>121.54988,29.8720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3];&quot;&quot;&quot;,&quot;&quot;quantity&quot;&quot;:&quot;;[.D13];&quot;}, &quot;&quot;geometry&quot;&quot;: { &quot;&quot;type&quot;&quot;: &quot;&quot;Point&quot;&quot;, &quot;&quot;coordinates&quot;&quot;: [&quot;;[.F13];&quot;] }}&quot;)" office:value-type="string" office:string-value="{&quot;type&quot;: &quot;Feature&quot;, &quot;properties&quot;: {&quot;name&quot;:&quot;Ningbo&quot;,&quot;quantity&quot;:44073}, &quot;geometry&quot;: { &quot;type&quot;: &quot;Point&quot;, &quot;coordinates&quot;: [121.54988,29.87203] }}" calcext:value-type="string">
            <text:p>{"type": "Feature", "properties": {"name":"Ningbo","quantity":44073}, "geometry": { "type": "Point", "coordinates": [121.54988,29.87203] }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Canada</text:p>
          </table:table-cell>
          <table:table-cell office:value-type="float" office:value="41751" calcext:value-type="float">
            <text:p>41751</text:p>
          </table:table-cell>
          <table:table-cell/>
          <table:table-cell table:formula="of:=VLOOKUP([.B14];['file:///C:/xampp/htdocs/GenoaPortStats/top61/coordinates.ods'#$coordinates.$A$2:.$F$127];6)" office:value-type="string" office:string-value="-73.6554,45.5027" calcext:value-type="string">
            <text:p>-73.6554,45.502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4];&quot;&quot;&quot;,&quot;&quot;quantity&quot;&quot;:&quot;;[.D14];&quot;}, &quot;&quot;geometry&quot;&quot;: { &quot;&quot;type&quot;&quot;: &quot;&quot;Point&quot;&quot;, &quot;&quot;coordinates&quot;&quot;: [&quot;;[.F14];&quot;] }}&quot;)" office:value-type="string" office:string-value="{&quot;type&quot;: &quot;Feature&quot;, &quot;properties&quot;: {&quot;name&quot;:&quot;Montreal&quot;,&quot;quantity&quot;:41751}, &quot;geometry&quot;: { &quot;type&quot;: &quot;Point&quot;, &quot;coordinates&quot;: [-73.6554,45.5027] }}" calcext:value-type="string">
            <text:p>{"type": "Feature", "properties": {"name":"Montreal","quantity":41751}, "geometry": { "type": "Point", "coordinates": [-73.6554,45.5027] }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usan</text:p>
          </table:table-cell>
          <table:table-cell office:value-type="string" calcext:value-type="string">
            <text:p>South Korea</text:p>
          </table:table-cell>
          <table:table-cell office:value-type="float" office:value="39506" calcext:value-type="float">
            <text:p>39506</text:p>
          </table:table-cell>
          <table:table-cell/>
          <table:table-cell table:formula="of:=VLOOKUP([.B15];['file:///C:/xampp/htdocs/GenoaPortStats/top61/coordinates.ods'#$coordinates.$A$2:.$F$127];6)" office:value-type="string" office:string-value="129.0752365,35.179978" calcext:value-type="string">
            <text:p>129.0752365,35.17997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5];&quot;&quot;&quot;,&quot;&quot;quantity&quot;&quot;:&quot;;[.D15];&quot;}, &quot;&quot;geometry&quot;&quot;: { &quot;&quot;type&quot;&quot;: &quot;&quot;Point&quot;&quot;, &quot;&quot;coordinates&quot;&quot;: [&quot;;[.F15];&quot;] }}&quot;)" office:value-type="string" office:string-value="{&quot;type&quot;: &quot;Feature&quot;, &quot;properties&quot;: {&quot;name&quot;:&quot;Pusan&quot;,&quot;quantity&quot;:39506}, &quot;geometry&quot;: { &quot;type&quot;: &quot;Point&quot;, &quot;coordinates&quot;: [129.0752365,35.179978] }}" calcext:value-type="string">
            <text:p>{"type": "Feature", "properties": {"name":"Pusan","quantity":39506}, "geometry": { "type": "Point", "coordinates": [129.0752365,35.179978] }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Spain</text:p>
          </table:table-cell>
          <table:table-cell office:value-type="float" office:value="38766" calcext:value-type="float">
            <text:p>38766</text:p>
          </table:table-cell>
          <table:table-cell/>
          <table:table-cell table:formula="of:=VLOOKUP([.B16];['file:///C:/xampp/htdocs/GenoaPortStats/top61/coordinates.ods'#$coordinates.$A$2:.$F$127];6)" office:value-type="string" office:string-value="-0.3525,39.4228" calcext:value-type="string">
            <text:p>-0.3525,39.422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6];&quot;&quot;&quot;,&quot;&quot;quantity&quot;&quot;:&quot;;[.D16];&quot;}, &quot;&quot;geometry&quot;&quot;: { &quot;&quot;type&quot;&quot;: &quot;&quot;Point&quot;&quot;, &quot;&quot;coordinates&quot;&quot;: [&quot;;[.F16];&quot;] }}&quot;)" office:value-type="string" office:string-value="{&quot;type&quot;: &quot;Feature&quot;, &quot;properties&quot;: {&quot;name&quot;:&quot;Valencia&quot;,&quot;quantity&quot;:38766}, &quot;geometry&quot;: { &quot;type&quot;: &quot;Point&quot;, &quot;coordinates&quot;: [-0.3525,39.4228] }}" calcext:value-type="string">
            <text:p>{"type": "Feature", "properties": {"name":"Valencia","quantity":38766}, "geometry": { "type": "Point", "coordinates": [-0.3525,39.4228] }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Brazil</text:p>
          </table:table-cell>
          <table:table-cell office:value-type="float" office:value="36857" calcext:value-type="float">
            <text:p>36857</text:p>
          </table:table-cell>
          <table:table-cell/>
          <table:table-cell table:formula="of:=VLOOKUP([.B17];['file:///C:/xampp/htdocs/GenoaPortStats/top61/coordinates.ods'#$coordinates.$A$2:.$F$127];6)" office:value-type="string" office:string-value="-46.29,-23.8643" calcext:value-type="string">
            <text:p>-46.29,-23.864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7];&quot;&quot;&quot;,&quot;&quot;quantity&quot;&quot;:&quot;;[.D17];&quot;}, &quot;&quot;geometry&quot;&quot;: { &quot;&quot;type&quot;&quot;: &quot;&quot;Point&quot;&quot;, &quot;&quot;coordinates&quot;&quot;: [&quot;;[.F17];&quot;] }}&quot;)" office:value-type="string" office:string-value="{&quot;type&quot;: &quot;Feature&quot;, &quot;properties&quot;: {&quot;name&quot;:&quot;Santos&quot;,&quot;quantity&quot;:36857}, &quot;geometry&quot;: { &quot;type&quot;: &quot;Point&quot;, &quot;coordinates&quot;: [-46.29,-23.8643] }}" calcext:value-type="string">
            <text:p>{"type": "Feature", "properties": {"name":"Santos","quantity":36857}, "geometry": { "type": "Point", "coordinates": [-46.29,-23.8643] }}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rt Said</text:p>
          </table:table-cell>
          <table:table-cell office:value-type="string" calcext:value-type="string">
            <text:p>Egypt</text:p>
          </table:table-cell>
          <table:table-cell office:value-type="float" office:value="35259" calcext:value-type="float">
            <text:p>35259</text:p>
          </table:table-cell>
          <table:table-cell/>
          <table:table-cell table:formula="of:=VLOOKUP([.B18];['file:///C:/xampp/htdocs/GenoaPortStats/top61/coordinates.ods'#$coordinates.$A$2:.$F$127];6)" office:value-type="string" office:string-value="32.3192,31.2567" calcext:value-type="string">
            <text:p>32.3192,31.256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8];&quot;&quot;&quot;,&quot;&quot;quantity&quot;&quot;:&quot;;[.D18];&quot;}, &quot;&quot;geometry&quot;&quot;: { &quot;&quot;type&quot;&quot;: &quot;&quot;Point&quot;&quot;, &quot;&quot;coordinates&quot;&quot;: [&quot;;[.F18];&quot;] }}&quot;)" office:value-type="string" office:string-value="{&quot;type&quot;: &quot;Feature&quot;, &quot;properties&quot;: {&quot;name&quot;:&quot;Port Said&quot;,&quot;quantity&quot;:35259}, &quot;geometry&quot;: { &quot;type&quot;: &quot;Point&quot;, &quot;coordinates&quot;: [32.3192,31.2567] }}" calcext:value-type="string">
            <text:p>{"type": "Feature", "properties": {"name":"Port Said","quantity":35259}, "geometry": { "type": "Point", "coordinates": [32.3192,31.2567] }}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Egypt</text:p>
          </table:table-cell>
          <table:table-cell office:value-type="float" office:value="33136" calcext:value-type="float">
            <text:p>33136</text:p>
          </table:table-cell>
          <table:table-cell/>
          <table:table-cell table:formula="of:=VLOOKUP([.B19];['file:///C:/xampp/htdocs/GenoaPortStats/top61/coordinates.ods'#$coordinates.$A$2:.$F$127];6)" office:value-type="string" office:string-value="29.8944,31.199" calcext:value-type="string">
            <text:p>29.8944,31.19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9];&quot;&quot;&quot;,&quot;&quot;quantity&quot;&quot;:&quot;;[.D19];&quot;}, &quot;&quot;geometry&quot;&quot;: { &quot;&quot;type&quot;&quot;: &quot;&quot;Point&quot;&quot;, &quot;&quot;coordinates&quot;&quot;: [&quot;;[.F19];&quot;] }}&quot;)" office:value-type="string" office:string-value="{&quot;type&quot;: &quot;Feature&quot;, &quot;properties&quot;: {&quot;name&quot;:&quot;Alexandria&quot;,&quot;quantity&quot;:33136}, &quot;geometry&quot;: { &quot;type&quot;: &quot;Point&quot;, &quot;coordinates&quot;: [29.8944,31.199] }}" calcext:value-type="string">
            <text:p>{"type": "Feature", "properties": {"name":"Alexandria","quantity":33136}, "geometry": { "type": "Point", "coordinates": [29.8944,31.199] }}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rt Kelang</text:p>
          </table:table-cell>
          <table:table-cell office:value-type="string" calcext:value-type="string">
            <text:p>Malaysia</text:p>
          </table:table-cell>
          <table:table-cell office:value-type="float" office:value="33048" calcext:value-type="float">
            <text:p>33048</text:p>
          </table:table-cell>
          <table:table-cell/>
          <table:table-cell table:formula="of:=VLOOKUP([.B20];['file:///C:/xampp/htdocs/GenoaPortStats/top61/coordinates.ods'#$coordinates.$A$2:.$F$127];6)" office:value-type="string" office:string-value="101.3006,2.941" calcext:value-type="string">
            <text:p>101.3006,2.941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0];&quot;&quot;&quot;,&quot;&quot;quantity&quot;&quot;:&quot;;[.D20];&quot;}, &quot;&quot;geometry&quot;&quot;: { &quot;&quot;type&quot;&quot;: &quot;&quot;Point&quot;&quot;, &quot;&quot;coordinates&quot;&quot;: [&quot;;[.F20];&quot;] }}&quot;)" office:value-type="string" office:string-value="{&quot;type&quot;: &quot;Feature&quot;, &quot;properties&quot;: {&quot;name&quot;:&quot;Port Kelang&quot;,&quot;quantity&quot;:33048}, &quot;geometry&quot;: { &quot;type&quot;: &quot;Point&quot;, &quot;coordinates&quot;: [101.3006,2.941] }}" calcext:value-type="string">
            <text:p>{"type": "Feature", "properties": {"name":"Port Kelang","quantity":33048}, "geometry": { "type": "Point", "coordinates": [101.3006,2.941] }}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United States of America</text:p>
          </table:table-cell>
          <table:table-cell office:value-type="float" office:value="32695" calcext:value-type="float">
            <text:p>32695</text:p>
          </table:table-cell>
          <table:table-cell/>
          <table:table-cell table:formula="of:=VLOOKUP([.B21];['file:///C:/xampp/htdocs/GenoaPortStats/top61/coordinates.ods'#$coordinates.$A$2:.$F$127];6)" office:value-type="string" office:string-value="-81.098,31.9996" calcext:value-type="string">
            <text:p>-81.098,31.999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1];&quot;&quot;&quot;,&quot;&quot;quantity&quot;&quot;:&quot;;[.D21];&quot;}, &quot;&quot;geometry&quot;&quot;: { &quot;&quot;type&quot;&quot;: &quot;&quot;Point&quot;&quot;, &quot;&quot;coordinates&quot;&quot;: [&quot;;[.F21];&quot;] }}&quot;)" office:value-type="string" office:string-value="{&quot;type&quot;: &quot;Feature&quot;, &quot;properties&quot;: {&quot;name&quot;:&quot;Savannah&quot;,&quot;quantity&quot;:32695}, &quot;geometry&quot;: { &quot;type&quot;: &quot;Point&quot;, &quot;coordinates&quot;: [-81.098,31.9996] }}" calcext:value-type="string">
            <text:p>{"type": "Feature", "properties": {"name":"Savannah","quantity":32695}, "geometry": { "type": "Point", "coordinates": [-81.098,31.9996] }}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unis / Rades</text:p>
          </table:table-cell>
          <table:table-cell office:value-type="string" calcext:value-type="string">
            <text:p>Tunisia</text:p>
          </table:table-cell>
          <table:table-cell office:value-type="float" office:value="30826" calcext:value-type="float">
            <text:p>30826</text:p>
          </table:table-cell>
          <table:table-cell/>
          <table:table-cell table:formula="of:=VLOOKUP([.B22];['file:///C:/xampp/htdocs/GenoaPortStats/top61/coordinates.ods'#$coordinates.$A$2:.$F$127];6)" office:value-type="string" office:string-value="10.18479,36.80011" calcext:value-type="string">
            <text:p>10.18479,36.80011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2];&quot;&quot;&quot;,&quot;&quot;quantity&quot;&quot;:&quot;;[.D22];&quot;}, &quot;&quot;geometry&quot;&quot;: { &quot;&quot;type&quot;&quot;: &quot;&quot;Point&quot;&quot;, &quot;&quot;coordinates&quot;&quot;: [&quot;;[.F22];&quot;] }}&quot;)" office:value-type="string" office:string-value="{&quot;type&quot;: &quot;Feature&quot;, &quot;properties&quot;: {&quot;name&quot;:&quot;Tunis / Rades&quot;,&quot;quantity&quot;:30826}, &quot;geometry&quot;: { &quot;type&quot;: &quot;Point&quot;, &quot;coordinates&quot;: [10.18479,36.80011] }}" calcext:value-type="string">
            <text:p>{"type": "Feature", "properties": {"name":"Tunis / Rades","quantity":30826}, "geometry": { "type": "Point", "coordinates": [10.18479,36.80011] }}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azil</text:p>
          </table:table-cell>
          <table:table-cell office:value-type="float" office:value="29240" calcext:value-type="float">
            <text:p>29240</text:p>
          </table:table-cell>
          <table:table-cell/>
          <table:table-cell table:formula="of:=VLOOKUP([.B23];['file:///C:/xampp/htdocs/GenoaPortStats/top61/coordinates.ods'#$coordinates.$A$2:.$F$127];6)" office:value-type="string" office:string-value="-42.756,-22.239" calcext:value-type="string">
            <text:p>-42.756,-22.23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3];&quot;&quot;&quot;,&quot;&quot;quantity&quot;&quot;:&quot;;[.D23];&quot;}, &quot;&quot;geometry&quot;&quot;: { &quot;&quot;type&quot;&quot;: &quot;&quot;Point&quot;&quot;, &quot;&quot;coordinates&quot;&quot;: [&quot;;[.F23];&quot;] }}&quot;)" office:value-type="string" office:string-value="{&quot;type&quot;: &quot;Feature&quot;, &quot;properties&quot;: {&quot;name&quot;:&quot;Rio de Janeiro&quot;,&quot;quantity&quot;:29240}, &quot;geometry&quot;: { &quot;type&quot;: &quot;Point&quot;, &quot;coordinates&quot;: [-42.756,-22.239] }}" calcext:value-type="string">
            <text:p>{"type": "Feature", "properties": {"name":"Rio de Janeiro","quantity":29240}, "geometry": { "type": "Point", "coordinates": [-42.756,-22.239] }}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lger</text:p>
          </table:table-cell>
          <table:table-cell office:value-type="string" calcext:value-type="string">
            <text:p>Algeria</text:p>
          </table:table-cell>
          <table:table-cell office:value-type="float" office:value="24544" calcext:value-type="float">
            <text:p>24544</text:p>
          </table:table-cell>
          <table:table-cell/>
          <table:table-cell table:formula="of:=VLOOKUP([.B24];['file:///C:/xampp/htdocs/GenoaPortStats/top61/coordinates.ods'#$coordinates.$A$2:.$F$127];6)" office:value-type="string" office:string-value="3.0601,36.7753" calcext:value-type="string">
            <text:p>3.0601,36.775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4];&quot;&quot;&quot;,&quot;&quot;quantity&quot;&quot;:&quot;;[.D24];&quot;}, &quot;&quot;geometry&quot;&quot;: { &quot;&quot;type&quot;&quot;: &quot;&quot;Point&quot;&quot;, &quot;&quot;coordinates&quot;&quot;: [&quot;;[.F24];&quot;] }}&quot;)" office:value-type="string" office:string-value="{&quot;type&quot;: &quot;Feature&quot;, &quot;properties&quot;: {&quot;name&quot;:&quot;Alger&quot;,&quot;quantity&quot;:24544}, &quot;geometry&quot;: { &quot;type&quot;: &quot;Point&quot;, &quot;coordinates&quot;: [3.0601,36.7753] }}" calcext:value-type="string">
            <text:p>{"type": "Feature", "properties": {"name":"Alger","quantity":24544}, "geometry": { "type": "Point", "coordinates": [3.0601,36.7753] }}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United States of America</text:p>
          </table:table-cell>
          <table:table-cell office:value-type="float" office:value="24194" calcext:value-type="float">
            <text:p>24194</text:p>
          </table:table-cell>
          <table:table-cell/>
          <table:table-cell table:formula="of:=VLOOKUP([.B25];['file:///C:/xampp/htdocs/GenoaPortStats/top61/coordinates.ods'#$coordinates.$A$2:.$F$127];6)" office:value-type="string" office:string-value="-76.196,37.0127" calcext:value-type="string">
            <text:p>-76.196,37.012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5];&quot;&quot;&quot;,&quot;&quot;quantity&quot;&quot;:&quot;;[.D25];&quot;}, &quot;&quot;geometry&quot;&quot;: { &quot;&quot;type&quot;&quot;: &quot;&quot;Point&quot;&quot;, &quot;&quot;coordinates&quot;&quot;: [&quot;;[.F25];&quot;] }}&quot;)" office:value-type="string" office:string-value="{&quot;type&quot;: &quot;Feature&quot;, &quot;properties&quot;: {&quot;name&quot;:&quot;Norfolk&quot;,&quot;quantity&quot;:24194}, &quot;geometry&quot;: { &quot;type&quot;: &quot;Point&quot;, &quot;coordinates&quot;: [-76.196,37.0127] }}" calcext:value-type="string">
            <text:p>{"type": "Feature", "properties": {"name":"Norfolk","quantity":24194}, "geometry": { "type": "Point", "coordinates": [-76.196,37.0127] }}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Yantian Huangdong</text:p>
          </table:table-cell>
          <table:table-cell office:value-type="string" calcext:value-type="string">
            <text:p>China</text:p>
          </table:table-cell>
          <table:table-cell office:value-type="float" office:value="23391" calcext:value-type="float">
            <text:p>23391</text:p>
          </table:table-cell>
          <table:table-cell/>
          <table:table-cell table:formula="of:=VLOOKUP([.B26];['file:///C:/xampp/htdocs/GenoaPortStats/top61/coordinates.ods'#$coordinates.$A$2:.$F$127];6)" office:value-type="string" office:string-value="114.283,22.5841" calcext:value-type="string">
            <text:p>114.283,22.5841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6];&quot;&quot;&quot;,&quot;&quot;quantity&quot;&quot;:&quot;;[.D26];&quot;}, &quot;&quot;geometry&quot;&quot;: { &quot;&quot;type&quot;&quot;: &quot;&quot;Point&quot;&quot;, &quot;&quot;coordinates&quot;&quot;: [&quot;;[.F26];&quot;] }}&quot;)" office:value-type="string" office:string-value="{&quot;type&quot;: &quot;Feature&quot;, &quot;properties&quot;: {&quot;name&quot;:&quot;Yantian Huangdong&quot;,&quot;quantity&quot;:23391}, &quot;geometry&quot;: { &quot;type&quot;: &quot;Point&quot;, &quot;coordinates&quot;: [114.283,22.5841] }}" calcext:value-type="string">
            <text:p>{"type": "Feature", "properties": {"name":"Yantian Huangdong","quantity":23391}, "geometry": { "type": "Point", "coordinates": [114.283,22.5841] }}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angier Med</text:p>
          </table:table-cell>
          <table:table-cell office:value-type="string" calcext:value-type="string">
            <text:p>Morocco</text:p>
          </table:table-cell>
          <table:table-cell office:value-type="float" office:value="23117" calcext:value-type="float">
            <text:p>23117</text:p>
          </table:table-cell>
          <table:table-cell/>
          <table:table-cell table:formula="of:=VLOOKUP([.B27];['file:///C:/xampp/htdocs/GenoaPortStats/top61/coordinates.ods'#$coordinates.$A$2:.$F$127];6)" office:value-type="string" office:string-value="-5.7878,35.7913" calcext:value-type="string">
            <text:p>-5.7878,35.791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7];&quot;&quot;&quot;,&quot;&quot;quantity&quot;&quot;:&quot;;[.D27];&quot;}, &quot;&quot;geometry&quot;&quot;: { &quot;&quot;type&quot;&quot;: &quot;&quot;Point&quot;&quot;, &quot;&quot;coordinates&quot;&quot;: [&quot;;[.F27];&quot;] }}&quot;)" office:value-type="string" office:string-value="{&quot;type&quot;: &quot;Feature&quot;, &quot;properties&quot;: {&quot;name&quot;:&quot;Tangier Med&quot;,&quot;quantity&quot;:23117}, &quot;geometry&quot;: { &quot;type&quot;: &quot;Point&quot;, &quot;coordinates&quot;: [-5.7878,35.7913] }}" calcext:value-type="string">
            <text:p>{"type": "Feature", "properties": {"name":"Tangier Med","quantity":23117}, "geometry": { "type": "Point", "coordinates": [-5.7878,35.7913] }}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as Palmas</text:p>
          </table:table-cell>
          <table:table-cell office:value-type="string" calcext:value-type="string">
            <text:p>Spain</text:p>
          </table:table-cell>
          <table:table-cell office:value-type="float" office:value="21530" calcext:value-type="float">
            <text:p>21530</text:p>
          </table:table-cell>
          <table:table-cell/>
          <table:table-cell table:formula="of:=VLOOKUP([.B28];['file:///C:/xampp/htdocs/GenoaPortStats/top61/coordinates.ods'#$coordinates.$A$2:.$F$127];6)" office:value-type="string" office:string-value="-15.4357,28.0514" calcext:value-type="string">
            <text:p>-15.4357,28.051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8];&quot;&quot;&quot;,&quot;&quot;quantity&quot;&quot;:&quot;;[.D28];&quot;}, &quot;&quot;geometry&quot;&quot;: { &quot;&quot;type&quot;&quot;: &quot;&quot;Point&quot;&quot;, &quot;&quot;coordinates&quot;&quot;: [&quot;;[.F28];&quot;] }}&quot;)" office:value-type="string" office:string-value="{&quot;type&quot;: &quot;Feature&quot;, &quot;properties&quot;: {&quot;name&quot;:&quot;Las Palmas&quot;,&quot;quantity&quot;:21530}, &quot;geometry&quot;: { &quot;type&quot;: &quot;Point&quot;, &quot;coordinates&quot;: [-15.4357,28.0514] }}" calcext:value-type="string">
            <text:p>{"type": "Feature", "properties": {"name":"Las Palmas","quantity":21530}, "geometry": { "type": "Point", "coordinates": [-15.4357,28.0514] }}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amietta</text:p>
          </table:table-cell>
          <table:table-cell office:value-type="string" calcext:value-type="string">
            <text:p>Egypt</text:p>
          </table:table-cell>
          <table:table-cell office:value-type="float" office:value="20776" calcext:value-type="float">
            <text:p>20776</text:p>
          </table:table-cell>
          <table:table-cell/>
          <table:table-cell table:formula="of:=VLOOKUP([.B29];['file:///C:/xampp/htdocs/GenoaPortStats/top61/coordinates.ods'#$coordinates.$A$2:.$F$127];6)" office:value-type="string" office:string-value="31.82137,31.41674" calcext:value-type="string">
            <text:p>31.82137,31.4167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9];&quot;&quot;&quot;,&quot;&quot;quantity&quot;&quot;:&quot;;[.D29];&quot;}, &quot;&quot;geometry&quot;&quot;: { &quot;&quot;type&quot;&quot;: &quot;&quot;Point&quot;&quot;, &quot;&quot;coordinates&quot;&quot;: [&quot;;[.F29];&quot;] }}&quot;)" office:value-type="string" office:string-value="{&quot;type&quot;: &quot;Feature&quot;, &quot;properties&quot;: {&quot;name&quot;:&quot;Damietta&quot;,&quot;quantity&quot;:20776}, &quot;geometry&quot;: { &quot;type&quot;: &quot;Point&quot;, &quot;coordinates&quot;: [31.82137,31.41674] }}" calcext:value-type="string">
            <text:p>{"type": "Feature", "properties": {"name":"Damietta","quantity":20776}, "geometry": { "type": "Point", "coordinates": [31.82137,31.41674] }}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aifa</text:p>
          </table:table-cell>
          <table:table-cell office:value-type="string" calcext:value-type="string">
            <text:p>Israel</text:p>
          </table:table-cell>
          <table:table-cell office:value-type="float" office:value="20724" calcext:value-type="float">
            <text:p>20724</text:p>
          </table:table-cell>
          <table:table-cell/>
          <table:table-cell table:formula="of:=VLOOKUP([.B30];['file:///C:/xampp/htdocs/GenoaPortStats/top61/coordinates.ods'#$coordinates.$A$2:.$F$127];6)" office:value-type="string" office:string-value="34.9885,32.8184" calcext:value-type="string">
            <text:p>34.9885,32.818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0];&quot;&quot;&quot;,&quot;&quot;quantity&quot;&quot;:&quot;;[.D30];&quot;}, &quot;&quot;geometry&quot;&quot;: { &quot;&quot;type&quot;&quot;: &quot;&quot;Point&quot;&quot;, &quot;&quot;coordinates&quot;&quot;: [&quot;;[.F30];&quot;] }}&quot;)" office:value-type="string" office:string-value="{&quot;type&quot;: &quot;Feature&quot;, &quot;properties&quot;: {&quot;name&quot;:&quot;Haifa&quot;,&quot;quantity&quot;:20724}, &quot;geometry&quot;: { &quot;type&quot;: &quot;Point&quot;, &quot;coordinates&quot;: [34.9885,32.8184] }}" calcext:value-type="string">
            <text:p>{"type": "Feature", "properties": {"name":"Haifa","quantity":20724}, "geometry": { "type": "Point", "coordinates": [34.9885,32.8184] }}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henzhen</text:p>
          </table:table-cell>
          <table:table-cell office:value-type="string" calcext:value-type="string">
            <text:p>China</text:p>
          </table:table-cell>
          <table:table-cell office:value-type="float" office:value="20618" calcext:value-type="float">
            <text:p>20618</text:p>
          </table:table-cell>
          <table:table-cell/>
          <table:table-cell table:formula="of:=VLOOKUP([.B31];['file:///C:/xampp/htdocs/GenoaPortStats/top61/coordinates.ods'#$coordinates.$A$2:.$F$127];6)" office:value-type="string" office:string-value="113.9161,22.4715" calcext:value-type="string">
            <text:p>113.9161,22.4715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1];&quot;&quot;&quot;,&quot;&quot;quantity&quot;&quot;:&quot;;[.D31];&quot;}, &quot;&quot;geometry&quot;&quot;: { &quot;&quot;type&quot;&quot;: &quot;&quot;Point&quot;&quot;, &quot;&quot;coordinates&quot;&quot;: [&quot;;[.F31];&quot;] }}&quot;)" office:value-type="string" office:string-value="{&quot;type&quot;: &quot;Feature&quot;, &quot;properties&quot;: {&quot;name&quot;:&quot;Shenzhen&quot;,&quot;quantity&quot;:20618}, &quot;geometry&quot;: { &quot;type&quot;: &quot;Point&quot;, &quot;coordinates&quot;: [113.9161,22.4715] }}" calcext:value-type="string">
            <text:p>{"type": "Feature", "properties": {"name":"Shenzhen","quantity":20618}, "geometry": { "type": "Point", "coordinates": [113.9161,22.4715] }}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Italy</text:p>
          </table:table-cell>
          <table:table-cell office:value-type="float" office:value="20208" calcext:value-type="float">
            <text:p>20208</text:p>
          </table:table-cell>
          <table:table-cell/>
          <table:table-cell table:formula="of:=VLOOKUP([.B32];['file:///C:/xampp/htdocs/GenoaPortStats/top61/coordinates.ods'#$coordinates.$A$2:.$F$127];6)" office:value-type="string" office:string-value="9.096,39.2204" calcext:value-type="string">
            <text:p>9.096,39.220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2];&quot;&quot;&quot;,&quot;&quot;quantity&quot;&quot;:&quot;;[.D32];&quot;}, &quot;&quot;geometry&quot;&quot;: { &quot;&quot;type&quot;&quot;: &quot;&quot;Point&quot;&quot;, &quot;&quot;coordinates&quot;&quot;: [&quot;;[.F32];&quot;] }}&quot;)" office:value-type="string" office:string-value="{&quot;type&quot;: &quot;Feature&quot;, &quot;properties&quot;: {&quot;name&quot;:&quot;Cagliari&quot;,&quot;quantity&quot;:20208}, &quot;geometry&quot;: { &quot;type&quot;: &quot;Point&quot;, &quot;coordinates&quot;: [9.096,39.2204] }}" calcext:value-type="string">
            <text:p>{"type": "Feature", "properties": {"name":"Cagliari","quantity":20208}, "geometry": { "type": "Point", "coordinates": [9.096,39.2204] }}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Qingdao</text:p>
          </table:table-cell>
          <table:table-cell office:value-type="string" calcext:value-type="string">
            <text:p>China</text:p>
          </table:table-cell>
          <table:table-cell office:value-type="float" office:value="19409" calcext:value-type="float">
            <text:p>19409</text:p>
          </table:table-cell>
          <table:table-cell/>
          <table:table-cell table:formula="of:=VLOOKUP([.B33];['file:///C:/xampp/htdocs/GenoaPortStats/top61/coordinates.ods'#$coordinates.$A$2:.$F$127];6)" office:value-type="string" office:string-value="120.3189,36.0696" calcext:value-type="string">
            <text:p>120.3189,36.069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3];&quot;&quot;&quot;,&quot;&quot;quantity&quot;&quot;:&quot;;[.D33];&quot;}, &quot;&quot;geometry&quot;&quot;: { &quot;&quot;type&quot;&quot;: &quot;&quot;Point&quot;&quot;, &quot;&quot;coordinates&quot;&quot;: [&quot;;[.F33];&quot;] }}&quot;)" office:value-type="string" office:string-value="{&quot;type&quot;: &quot;Feature&quot;, &quot;properties&quot;: {&quot;name&quot;:&quot;Qingdao&quot;,&quot;quantity&quot;:19409}, &quot;geometry&quot;: { &quot;type&quot;: &quot;Point&quot;, &quot;coordinates&quot;: [120.3189,36.0696] }}" calcext:value-type="string">
            <text:p>{"type": "Feature", "properties": {"name":"Qingdao","quantity":19409}, "geometry": { "type": "Point", "coordinates": [120.3189,36.0696] }}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rgentina</text:p>
          </table:table-cell>
          <table:table-cell office:value-type="float" office:value="18693" calcext:value-type="float">
            <text:p>18693</text:p>
          </table:table-cell>
          <table:table-cell/>
          <table:table-cell table:formula="of:=VLOOKUP([.B34];['file:///C:/xampp/htdocs/GenoaPortStats/top61/coordinates.ods'#$coordinates.$A$2:.$F$127];6)" office:value-type="string" office:string-value="-58.44598,-34.61287" calcext:value-type="string">
            <text:p>-58.44598,-34.6128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4];&quot;&quot;&quot;,&quot;&quot;quantity&quot;&quot;:&quot;;[.D34];&quot;}, &quot;&quot;geometry&quot;&quot;: { &quot;&quot;type&quot;&quot;: &quot;&quot;Point&quot;&quot;, &quot;&quot;coordinates&quot;&quot;: [&quot;;[.F34];&quot;] }}&quot;)" office:value-type="string" office:string-value="{&quot;type&quot;: &quot;Feature&quot;, &quot;properties&quot;: {&quot;name&quot;:&quot;Buenos Aires&quot;,&quot;quantity&quot;:18693}, &quot;geometry&quot;: { &quot;type&quot;: &quot;Point&quot;, &quot;coordinates&quot;: [-58.44598,-34.61287] }}" calcext:value-type="string">
            <text:p>{"type": "Feature", "properties": {"name":"Buenos Aires","quantity":18693}, "geometry": { "type": "Point", "coordinates": [-58.44598,-34.61287] }}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rtagena</text:p>
          </table:table-cell>
          <table:table-cell office:value-type="string" calcext:value-type="string">
            <text:p>Colombia</text:p>
          </table:table-cell>
          <table:table-cell office:value-type="float" office:value="18619" calcext:value-type="float">
            <text:p>18619</text:p>
          </table:table-cell>
          <table:table-cell/>
          <table:table-cell table:formula="of:=VLOOKUP([.B35];['file:///C:/xampp/htdocs/GenoaPortStats/top61/coordinates.ods'#$coordinates.$A$2:.$F$127];6)" office:value-type="string" office:string-value="-75.518,10.4162" calcext:value-type="string">
            <text:p>-75.518,10.4162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5];&quot;&quot;&quot;,&quot;&quot;quantity&quot;&quot;:&quot;;[.D35];&quot;}, &quot;&quot;geometry&quot;&quot;: { &quot;&quot;type&quot;&quot;: &quot;&quot;Point&quot;&quot;, &quot;&quot;coordinates&quot;&quot;: [&quot;;[.F35];&quot;] }}&quot;)" office:value-type="string" office:string-value="{&quot;type&quot;: &quot;Feature&quot;, &quot;properties&quot;: {&quot;name&quot;:&quot;Cartagena&quot;,&quot;quantity&quot;:18619}, &quot;geometry&quot;: { &quot;type&quot;: &quot;Point&quot;, &quot;coordinates&quot;: [-75.518,10.4162] }}" calcext:value-type="string">
            <text:p>{"type": "Feature", "properties": {"name":"Cartagena","quantity":18619}, "geometry": { "type": "Point", "coordinates": [-75.518,10.4162] }}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shdod</text:p>
          </table:table-cell>
          <table:table-cell office:value-type="string" calcext:value-type="string">
            <text:p>Israel</text:p>
          </table:table-cell>
          <table:table-cell office:value-type="float" office:value="17774" calcext:value-type="float">
            <text:p>17774</text:p>
          </table:table-cell>
          <table:table-cell/>
          <table:table-cell table:formula="of:=VLOOKUP([.B36];['file:///C:/xampp/htdocs/GenoaPortStats/top61/coordinates.ods'#$coordinates.$A$2:.$F$127];6)" office:value-type="string" office:string-value="34.6601,31.8493" calcext:value-type="string">
            <text:p>34.6601,31.849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6];&quot;&quot;&quot;,&quot;&quot;quantity&quot;&quot;:&quot;;[.D36];&quot;}, &quot;&quot;geometry&quot;&quot;: { &quot;&quot;type&quot;&quot;: &quot;&quot;Point&quot;&quot;, &quot;&quot;coordinates&quot;&quot;: [&quot;;[.F36];&quot;] }}&quot;)" office:value-type="string" office:string-value="{&quot;type&quot;: &quot;Feature&quot;, &quot;properties&quot;: {&quot;name&quot;:&quot;Ashdod&quot;,&quot;quantity&quot;:17774}, &quot;geometry&quot;: { &quot;type&quot;: &quot;Point&quot;, &quot;coordinates&quot;: [34.6601,31.8493] }}" calcext:value-type="string">
            <text:p>{"type": "Feature", "properties": {"name":"Ashdod","quantity":17774}, "geometry": { "type": "Point", "coordinates": [34.6601,31.8493] }}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Italy</text:p>
          </table:table-cell>
          <table:table-cell office:value-type="float" office:value="17578" calcext:value-type="float">
            <text:p>17578</text:p>
          </table:table-cell>
          <table:table-cell/>
          <table:table-cell table:formula="of:=VLOOKUP([.B37];['file:///C:/xampp/htdocs/GenoaPortStats/top61/coordinates.ods'#$coordinates.$A$2:.$F$127];6)" office:value-type="string" office:string-value="10.3073,43.5457" calcext:value-type="string">
            <text:p>10.3073,43.545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7];&quot;&quot;&quot;,&quot;&quot;quantity&quot;&quot;:&quot;;[.D37];&quot;}, &quot;&quot;geometry&quot;&quot;: { &quot;&quot;type&quot;&quot;: &quot;&quot;Point&quot;&quot;, &quot;&quot;coordinates&quot;&quot;: [&quot;;[.F37];&quot;] }}&quot;)" office:value-type="string" office:string-value="{&quot;type&quot;: &quot;Feature&quot;, &quot;properties&quot;: {&quot;name&quot;:&quot;Livorno&quot;,&quot;quantity&quot;:17578}, &quot;geometry&quot;: { &quot;type&quot;: &quot;Point&quot;, &quot;coordinates&quot;: [10.3073,43.5457] }}" calcext:value-type="string">
            <text:p>{"type": "Feature", "properties": {"name":"Livorno","quantity":17578}, "geometry": { "type": "Point", "coordinates": [10.3073,43.5457] }}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awaharlal Neru (Nhava Sheva) </text:p>
          </table:table-cell>
          <table:table-cell office:value-type="string" calcext:value-type="string">
            <text:p>India</text:p>
          </table:table-cell>
          <table:table-cell office:value-type="float" office:value="17198" calcext:value-type="float">
            <text:p>17198</text:p>
          </table:table-cell>
          <table:table-cell/>
          <table:table-cell table:formula="of:=VLOOKUP([.B38];['file:///C:/xampp/htdocs/GenoaPortStats/top61/coordinates.ods'#$coordinates.$A$2:.$F$127];6)" office:value-type="string" office:string-value="72.9644,18.9629" calcext:value-type="string">
            <text:p>72.9644,18.962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8];&quot;&quot;&quot;,&quot;&quot;quantity&quot;&quot;:&quot;;[.D38];&quot;}, &quot;&quot;geometry&quot;&quot;: { &quot;&quot;type&quot;&quot;: &quot;&quot;Point&quot;&quot;, &quot;&quot;coordinates&quot;&quot;: [&quot;;[.F38];&quot;] }}&quot;)" office:value-type="string" office:string-value="{&quot;type&quot;: &quot;Feature&quot;, &quot;properties&quot;: {&quot;name&quot;:&quot;Jawaharlal Neru (Nhava Sheva) &quot;,&quot;quantity&quot;:17198}, &quot;geometry&quot;: { &quot;type&quot;: &quot;Point&quot;, &quot;coordinates&quot;: [72.9644,18.9629] }}" calcext:value-type="string">
            <text:p>{"type": "Feature", "properties": {"name":"Jawaharlal Neru (Nhava Sheva) ","quantity":17198}, "geometry": { "type": "Point", "coordinates": [72.9644,18.9629] }}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tanbul</text:p>
          </table:table-cell>
          <table:table-cell office:value-type="string" calcext:value-type="string">
            <text:p>Turkey</text:p>
          </table:table-cell>
          <table:table-cell office:value-type="float" office:value="17476" calcext:value-type="float">
            <text:p>17476</text:p>
          </table:table-cell>
          <table:table-cell/>
          <table:table-cell table:formula="of:=VLOOKUP([.B39];['file:///C:/xampp/htdocs/GenoaPortStats/top61/coordinates.ods'#$coordinates.$A$2:.$F$127];6)" office:value-type="string" office:string-value="28.9652,41.0096" calcext:value-type="string">
            <text:p>28.9652,41.009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9];&quot;&quot;&quot;,&quot;&quot;quantity&quot;&quot;:&quot;;[.D39];&quot;}, &quot;&quot;geometry&quot;&quot;: { &quot;&quot;type&quot;&quot;: &quot;&quot;Point&quot;&quot;, &quot;&quot;coordinates&quot;&quot;: [&quot;;[.F39];&quot;] }}&quot;)" office:value-type="string" office:string-value="{&quot;type&quot;: &quot;Feature&quot;, &quot;properties&quot;: {&quot;name&quot;:&quot;Istanbul&quot;,&quot;quantity&quot;:17476}, &quot;geometry&quot;: { &quot;type&quot;: &quot;Point&quot;, &quot;coordinates&quot;: [28.9652,41.0096] }}" calcext:value-type="string">
            <text:p>{"type": "Feature", "properties": {"name":"Istanbul","quantity":17476}, "geometry": { "type": "Point", "coordinates": [28.9652,41.0096] }}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aohsiung</text:p>
          </table:table-cell>
          <table:table-cell office:value-type="string" calcext:value-type="string">
            <text:p>Taiwan</text:p>
          </table:table-cell>
          <table:table-cell office:value-type="float" office:value="17172" calcext:value-type="float">
            <text:p>17172</text:p>
          </table:table-cell>
          <table:table-cell/>
          <table:table-cell table:formula="of:=VLOOKUP([.B40];['file:///C:/xampp/htdocs/GenoaPortStats/top61/coordinates.ods'#$coordinates.$A$2:.$F$127];6)" office:value-type="string" office:string-value="120.2893,22.6015" calcext:value-type="string">
            <text:p>120.2893,22.6015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0];&quot;&quot;&quot;,&quot;&quot;quantity&quot;&quot;:&quot;;[.D40];&quot;}, &quot;&quot;geometry&quot;&quot;: { &quot;&quot;type&quot;&quot;: &quot;&quot;Point&quot;&quot;, &quot;&quot;coordinates&quot;&quot;: [&quot;;[.F40];&quot;] }}&quot;)" office:value-type="string" office:string-value="{&quot;type&quot;: &quot;Feature&quot;, &quot;properties&quot;: {&quot;name&quot;:&quot;Kaohsiung&quot;,&quot;quantity&quot;:17172}, &quot;geometry&quot;: { &quot;type&quot;: &quot;Point&quot;, &quot;coordinates&quot;: [120.2893,22.6015] }}" calcext:value-type="string">
            <text:p>{"type": "Feature", "properties": {"name":"Kaohsiung","quantity":17172}, "geometry": { "type": "Point", "coordinates": [120.2893,22.6015] }}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hor al Fakkan</text:p>
          </table:table-cell>
          <table:table-cell office:value-type="string" calcext:value-type="string">
            <text:p>United Arab Emirates</text:p>
          </table:table-cell>
          <table:table-cell office:value-type="float" office:value="15891" calcext:value-type="float">
            <text:p>15891</text:p>
          </table:table-cell>
          <table:table-cell/>
          <table:table-cell table:formula="of:=VLOOKUP([.B41];['file:///C:/xampp/htdocs/GenoaPortStats/top61/coordinates.ods'#$coordinates.$A$2:.$F$127];6)" office:value-type="string" office:string-value="56.3709,25.3584" calcext:value-type="string">
            <text:p>56.3709,25.358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1];&quot;&quot;&quot;,&quot;&quot;quantity&quot;&quot;:&quot;;[.D41];&quot;}, &quot;&quot;geometry&quot;&quot;: { &quot;&quot;type&quot;&quot;: &quot;&quot;Point&quot;&quot;, &quot;&quot;coordinates&quot;&quot;: [&quot;;[.F41];&quot;] }}&quot;)" office:value-type="string" office:string-value="{&quot;type&quot;: &quot;Feature&quot;, &quot;properties&quot;: {&quot;name&quot;:&quot;Khor al Fakkan&quot;,&quot;quantity&quot;:15891}, &quot;geometry&quot;: { &quot;type&quot;: &quot;Point&quot;, &quot;coordinates&quot;: [56.3709,25.3584] }}" calcext:value-type="string">
            <text:p>{"type": "Feature", "properties": {"name":"Khor al Fakkan","quantity":15891}, "geometry": { "type": "Point", "coordinates": [56.3709,25.3584] }}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anjong Pelepas</text:p>
          </table:table-cell>
          <table:table-cell office:value-type="string" calcext:value-type="string">
            <text:p>Malaysia</text:p>
          </table:table-cell>
          <table:table-cell office:value-type="float" office:value="15347" calcext:value-type="float">
            <text:p>15347</text:p>
          </table:table-cell>
          <table:table-cell/>
          <table:table-cell table:formula="of:=VLOOKUP([.B42];['file:///C:/xampp/htdocs/GenoaPortStats/top61/coordinates.ods'#$coordinates.$A$2:.$F$127];6)" office:value-type="string" office:string-value="103.54571,1.3570015" calcext:value-type="string">
            <text:p>103.54571,1.3570015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2];&quot;&quot;&quot;,&quot;&quot;quantity&quot;&quot;:&quot;;[.D42];&quot;}, &quot;&quot;geometry&quot;&quot;: { &quot;&quot;type&quot;&quot;: &quot;&quot;Point&quot;&quot;, &quot;&quot;coordinates&quot;&quot;: [&quot;;[.F42];&quot;] }}&quot;)" office:value-type="string" office:string-value="{&quot;type&quot;: &quot;Feature&quot;, &quot;properties&quot;: {&quot;name&quot;:&quot;Tanjong Pelepas&quot;,&quot;quantity&quot;:15347}, &quot;geometry&quot;: { &quot;type&quot;: &quot;Point&quot;, &quot;coordinates&quot;: [103.54571,1.3570015] }}" calcext:value-type="string">
            <text:p>{"type": "Feature", "properties": {"name":"Tanjong Pelepas","quantity":15347}, "geometry": { "type": "Point", "coordinates": [103.54571,1.3570015] }}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andar Abbas</text:p>
          </table:table-cell>
          <table:table-cell office:value-type="string" calcext:value-type="string">
            <text:p>Iran</text:p>
          </table:table-cell>
          <table:table-cell office:value-type="float" office:value="15312" calcext:value-type="float">
            <text:p>15312</text:p>
          </table:table-cell>
          <table:table-cell/>
          <table:table-cell table:formula="of:=VLOOKUP([.B43];['file:///C:/xampp/htdocs/GenoaPortStats/top61/coordinates.ods'#$coordinates.$A$2:.$F$127];6)" office:value-type="string" office:string-value="56.2823,27.1762" calcext:value-type="string">
            <text:p>56.2823,27.1762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3];&quot;&quot;&quot;,&quot;&quot;quantity&quot;&quot;:&quot;;[.D43];&quot;}, &quot;&quot;geometry&quot;&quot;: { &quot;&quot;type&quot;&quot;: &quot;&quot;Point&quot;&quot;, &quot;&quot;coordinates&quot;&quot;: [&quot;;[.F43];&quot;] }}&quot;)" office:value-type="string" office:string-value="{&quot;type&quot;: &quot;Feature&quot;, &quot;properties&quot;: {&quot;name&quot;:&quot;Bandar Abbas&quot;,&quot;quantity&quot;:15312}, &quot;geometry&quot;: { &quot;type&quot;: &quot;Point&quot;, &quot;coordinates&quot;: [56.2823,27.1762] }}" calcext:value-type="string">
            <text:p>{"type": "Feature", "properties": {"name":"Bandar Abbas","quantity":15312}, "geometry": { "type": "Point", "coordinates": [56.2823,27.1762] }}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United States of America</text:p>
          </table:table-cell>
          <table:table-cell office:value-type="float" office:value="15140" calcext:value-type="float">
            <text:p>15140</text:p>
          </table:table-cell>
          <table:table-cell/>
          <table:table-cell table:formula="of:=VLOOKUP([.B44];['file:///C:/xampp/htdocs/GenoaPortStats/top61/coordinates.ods'#$coordinates.$A$2:.$F$127];6)" office:value-type="string" office:string-value="-74.1821,40.731" calcext:value-type="string">
            <text:p>-74.1821,40.731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4];&quot;&quot;&quot;,&quot;&quot;quantity&quot;&quot;:&quot;;[.D44];&quot;}, &quot;&quot;geometry&quot;&quot;: { &quot;&quot;type&quot;&quot;: &quot;&quot;Point&quot;&quot;, &quot;&quot;coordinates&quot;&quot;: [&quot;;[.F44];&quot;] }}&quot;)" office:value-type="string" office:string-value="{&quot;type&quot;: &quot;Feature&quot;, &quot;properties&quot;: {&quot;name&quot;:&quot;Newark&quot;,&quot;quantity&quot;:15140}, &quot;geometry&quot;: { &quot;type&quot;: &quot;Point&quot;, &quot;coordinates&quot;: [-74.1821,40.731] }}" calcext:value-type="string">
            <text:p>{"type": "Feature", "properties": {"name":"Newark","quantity":15140}, "geometry": { "type": "Point", "coordinates": [-74.1821,40.731] }}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United States of America</text:p>
          </table:table-cell>
          <table:table-cell office:value-type="float" office:value="15121" calcext:value-type="float">
            <text:p>15121</text:p>
          </table:table-cell>
          <table:table-cell/>
          <table:table-cell table:formula="of:=VLOOKUP([.B45];['file:///C:/xampp/htdocs/GenoaPortStats/top61/coordinates.ods'#$coordinates.$A$2:.$F$127];6)" office:value-type="string" office:string-value="-94.9171,29.7232" calcext:value-type="string">
            <text:p>-94.9171,29.7232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5];&quot;&quot;&quot;,&quot;&quot;quantity&quot;&quot;:&quot;;[.D45];&quot;}, &quot;&quot;geometry&quot;&quot;: { &quot;&quot;type&quot;&quot;: &quot;&quot;Point&quot;&quot;, &quot;&quot;coordinates&quot;&quot;: [&quot;;[.F45];&quot;] }}&quot;)" office:value-type="string" office:string-value="{&quot;type&quot;: &quot;Feature&quot;, &quot;properties&quot;: {&quot;name&quot;:&quot;Houston&quot;,&quot;quantity&quot;:15121}, &quot;geometry&quot;: { &quot;type&quot;: &quot;Point&quot;, &quot;coordinates&quot;: [-94.9171,29.7232] }}" calcext:value-type="string">
            <text:p>{"type": "Feature", "properties": {"name":"Houston","quantity":15121}, "geometry": { "type": "Point", "coordinates": [-94.9171,29.7232] }}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ansha</text:p>
          </table:table-cell>
          <table:table-cell office:value-type="string" calcext:value-type="string">
            <text:p>China</text:p>
          </table:table-cell>
          <table:table-cell office:value-type="float" office:value="14346" calcext:value-type="float">
            <text:p>14346</text:p>
          </table:table-cell>
          <table:table-cell/>
          <table:table-cell table:formula="of:=VLOOKUP([.B46];['file:///C:/xampp/htdocs/GenoaPortStats/top61/coordinates.ods'#$coordinates.$A$2:.$F$127];6)" office:value-type="string" office:string-value="4.3611,8.4488" calcext:value-type="string">
            <text:p>4.3611,8.448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6];&quot;&quot;&quot;,&quot;&quot;quantity&quot;&quot;:&quot;;[.D46];&quot;}, &quot;&quot;geometry&quot;&quot;: { &quot;&quot;type&quot;&quot;: &quot;&quot;Point&quot;&quot;, &quot;&quot;coordinates&quot;&quot;: [&quot;;[.F46];&quot;] }}&quot;)" office:value-type="string" office:string-value="{&quot;type&quot;: &quot;Feature&quot;, &quot;properties&quot;: {&quot;name&quot;:&quot;Nansha&quot;,&quot;quantity&quot;:14346}, &quot;geometry&quot;: { &quot;type&quot;: &quot;Point&quot;, &quot;coordinates&quot;: [4.3611,8.4488] }}" calcext:value-type="string">
            <text:p>{"type": "Feature", "properties": {"name":"Nansha","quantity":14346}, "geometry": { "type": "Point", "coordinates": [4.3611,8.4488] }}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Italy</text:p>
          </table:table-cell>
          <table:table-cell office:value-type="float" office:value="13627" calcext:value-type="float">
            <text:p>13627</text:p>
          </table:table-cell>
          <table:table-cell/>
          <table:table-cell table:formula="of:=VLOOKUP([.B47];['file:///C:/xampp/htdocs/GenoaPortStats/top61/coordinates.ods'#$coordinates.$A$2:.$F$127];6)" office:value-type="string" office:string-value="14.2461,40.8529" calcext:value-type="string">
            <text:p>14.2461,40.852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7];&quot;&quot;&quot;,&quot;&quot;quantity&quot;&quot;:&quot;;[.D47];&quot;}, &quot;&quot;geometry&quot;&quot;: { &quot;&quot;type&quot;&quot;: &quot;&quot;Point&quot;&quot;, &quot;&quot;coordinates&quot;&quot;: [&quot;;[.F47];&quot;] }}&quot;)" office:value-type="string" office:string-value="{&quot;type&quot;: &quot;Feature&quot;, &quot;properties&quot;: {&quot;name&quot;:&quot;Napoli&quot;,&quot;quantity&quot;:13627}, &quot;geometry&quot;: { &quot;type&quot;: &quot;Point&quot;, &quot;coordinates&quot;: [14.2461,40.8529] }}" calcext:value-type="string">
            <text:p>{"type": "Feature", "properties": {"name":"Napoli","quantity":13627}, "geometry": { "type": "Point", "coordinates": [14.2461,40.8529] }}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emlik</text:p>
          </table:table-cell>
          <table:table-cell office:value-type="string" calcext:value-type="string">
            <text:p>Turkey</text:p>
          </table:table-cell>
          <table:table-cell office:value-type="float" office:value="13310" calcext:value-type="float">
            <text:p>13310</text:p>
          </table:table-cell>
          <table:table-cell/>
          <table:table-cell table:formula="of:=VLOOKUP([.B48];['file:///C:/xampp/htdocs/GenoaPortStats/top61/coordinates.ods'#$coordinates.$A$2:.$F$127];6)" office:value-type="string" office:string-value="29.15707,40.43017" calcext:value-type="string">
            <text:p>29.15707,40.4301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8];&quot;&quot;&quot;,&quot;&quot;quantity&quot;&quot;:&quot;;[.D48];&quot;}, &quot;&quot;geometry&quot;&quot;: { &quot;&quot;type&quot;&quot;: &quot;&quot;Point&quot;&quot;, &quot;&quot;coordinates&quot;&quot;: [&quot;;[.F48];&quot;] }}&quot;)" office:value-type="string" office:string-value="{&quot;type&quot;: &quot;Feature&quot;, &quot;properties&quot;: {&quot;name&quot;:&quot;Gemlik&quot;,&quot;quantity&quot;:13310}, &quot;geometry&quot;: { &quot;type&quot;: &quot;Point&quot;, &quot;coordinates&quot;: [29.15707,40.43017] }}" calcext:value-type="string">
            <text:p>{"type": "Feature", "properties": {"name":"Gemlik","quantity":13310}, "geometry": { "type": "Point", "coordinates": [29.15707,40.43017] }}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Xiamen</text:p>
          </table:table-cell>
          <table:table-cell office:value-type="string" calcext:value-type="string">
            <text:p>China</text:p>
          </table:table-cell>
          <table:table-cell office:value-type="float" office:value="12951" calcext:value-type="float">
            <text:p>12951</text:p>
          </table:table-cell>
          <table:table-cell/>
          <table:table-cell table:formula="of:=VLOOKUP([.B49];['file:///C:/xampp/htdocs/GenoaPortStats/top61/coordinates.ods'#$coordinates.$A$2:.$F$127];6)" office:value-type="string" office:string-value="118.1537,24.5029" calcext:value-type="string">
            <text:p>118.1537,24.502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9];&quot;&quot;&quot;,&quot;&quot;quantity&quot;&quot;:&quot;;[.D49];&quot;}, &quot;&quot;geometry&quot;&quot;: { &quot;&quot;type&quot;&quot;: &quot;&quot;Point&quot;&quot;, &quot;&quot;coordinates&quot;&quot;: [&quot;;[.F49];&quot;] }}&quot;)" office:value-type="string" office:string-value="{&quot;type&quot;: &quot;Feature&quot;, &quot;properties&quot;: {&quot;name&quot;:&quot;Xiamen&quot;,&quot;quantity&quot;:12951}, &quot;geometry&quot;: { &quot;type&quot;: &quot;Point&quot;, &quot;coordinates&quot;: [118.1537,24.5029] }}" calcext:value-type="string">
            <text:p>{"type": "Feature", "properties": {"name":"Xiamen","quantity":12951}, "geometry": { "type": "Point", "coordinates": [118.1537,24.5029] }}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Jamaica</text:p>
          </table:table-cell>
          <table:table-cell office:value-type="float" office:value="12798" calcext:value-type="float">
            <text:p>12798</text:p>
          </table:table-cell>
          <table:table-cell/>
          <table:table-cell table:formula="of:=VLOOKUP([.B50];['file:///C:/xampp/htdocs/GenoaPortStats/top61/coordinates.ods'#$coordinates.$A$2:.$F$127];6)" office:value-type="string" office:string-value="-76.8223,17.9829" calcext:value-type="string">
            <text:p>-76.8223,17.982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0];&quot;&quot;&quot;,&quot;&quot;quantity&quot;&quot;:&quot;;[.D50];&quot;}, &quot;&quot;geometry&quot;&quot;: { &quot;&quot;type&quot;&quot;: &quot;&quot;Point&quot;&quot;, &quot;&quot;coordinates&quot;&quot;: [&quot;;[.F50];&quot;] }}&quot;)" office:value-type="string" office:string-value="{&quot;type&quot;: &quot;Feature&quot;, &quot;properties&quot;: {&quot;name&quot;:&quot;Kingston&quot;,&quot;quantity&quot;:12798}, &quot;geometry&quot;: { &quot;type&quot;: &quot;Point&quot;, &quot;coordinates&quot;: [-76.8223,17.9829] }}" calcext:value-type="string">
            <text:p>{"type": "Feature", "properties": {"name":"Kingston","quantity":12798}, "geometry": { "type": "Point", "coordinates": [-76.8223,17.9829] }}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isurata</text:p>
          </table:table-cell>
          <table:table-cell office:value-type="string" calcext:value-type="string">
            <text:p>Libya</text:p>
          </table:table-cell>
          <table:table-cell office:value-type="float" office:value="12133" calcext:value-type="float">
            <text:p>12133</text:p>
          </table:table-cell>
          <table:table-cell/>
          <table:table-cell table:formula="of:=VLOOKUP([.B51];['file:///C:/xampp/htdocs/GenoaPortStats/top61/coordinates.ods'#$coordinates.$A$2:.$F$127];6)" office:value-type="string" office:string-value="15.0999979,32.37997316" calcext:value-type="string">
            <text:p>15.0999979,32.3799731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1];&quot;&quot;&quot;,&quot;&quot;quantity&quot;&quot;:&quot;;[.D51];&quot;}, &quot;&quot;geometry&quot;&quot;: { &quot;&quot;type&quot;&quot;: &quot;&quot;Point&quot;&quot;, &quot;&quot;coordinates&quot;&quot;: [&quot;;[.F51];&quot;] }}&quot;)" office:value-type="string" office:string-value="{&quot;type&quot;: &quot;Feature&quot;, &quot;properties&quot;: {&quot;name&quot;:&quot;Misurata&quot;,&quot;quantity&quot;:12133}, &quot;geometry&quot;: { &quot;type&quot;: &quot;Point&quot;, &quot;coordinates&quot;: [15.0999979,32.37997316] }}" calcext:value-type="string">
            <text:p>{"type": "Feature", "properties": {"name":"Misurata","quantity":12133}, "geometry": { "type": "Point", "coordinates": [15.0999979,32.37997316] }}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uape</text:p>
          </table:table-cell>
          <table:table-cell office:value-type="string" calcext:value-type="string">
            <text:p>Brazil</text:p>
          </table:table-cell>
          <table:table-cell office:value-type="float" office:value="12052" calcext:value-type="float">
            <text:p>12052</text:p>
          </table:table-cell>
          <table:table-cell/>
          <table:table-cell table:formula="of:=VLOOKUP([.B52];['file:///C:/xampp/htdocs/GenoaPortStats/top61/coordinates.ods'#$coordinates.$A$2:.$F$127];6)" office:value-type="string" office:string-value="6.89998164,36.8804219" calcext:value-type="string">
            <text:p>6.89998164,36.880421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2];&quot;&quot;&quot;,&quot;&quot;quantity&quot;&quot;:&quot;;[.D52];&quot;}, &quot;&quot;geometry&quot;&quot;: { &quot;&quot;type&quot;&quot;: &quot;&quot;Point&quot;&quot;, &quot;&quot;coordinates&quot;&quot;: [&quot;;[.F52];&quot;] }}&quot;)" office:value-type="string" office:string-value="{&quot;type&quot;: &quot;Feature&quot;, &quot;properties&quot;: {&quot;name&quot;:&quot;Suape&quot;,&quot;quantity&quot;:12052}, &quot;geometry&quot;: { &quot;type&quot;: &quot;Point&quot;, &quot;coordinates&quot;: [6.89998164,36.8804219] }}" calcext:value-type="string">
            <text:p>{"type": "Feature", "properties": {"name":"Suape","quantity":12052}, "geometry": { "type": "Point", "coordinates": [6.89998164,36.8804219] }}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eracruz</text:p>
          </table:table-cell>
          <table:table-cell office:value-type="string" calcext:value-type="string">
            <text:p>Mexico</text:p>
          </table:table-cell>
          <table:table-cell office:value-type="float" office:value="11976" calcext:value-type="float">
            <text:p>11976</text:p>
          </table:table-cell>
          <table:table-cell/>
          <table:table-cell table:formula="of:=VLOOKUP([.B53];['file:///C:/xampp/htdocs/GenoaPortStats/top61/coordinates.ods'#$coordinates.$A$2:.$F$127];6)" office:value-type="string" office:string-value="-96.1242,19.2105" calcext:value-type="string">
            <text:p>-96.1242,19.2105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3];&quot;&quot;&quot;,&quot;&quot;quantity&quot;&quot;:&quot;;[.D53];&quot;}, &quot;&quot;geometry&quot;&quot;: { &quot;&quot;type&quot;&quot;: &quot;&quot;Point&quot;&quot;, &quot;&quot;coordinates&quot;&quot;: [&quot;;[.F53];&quot;] }}&quot;)" office:value-type="string" office:string-value="{&quot;type&quot;: &quot;Feature&quot;, &quot;properties&quot;: {&quot;name&quot;:&quot;Veracruz&quot;,&quot;quantity&quot;:11976}, &quot;geometry&quot;: { &quot;type&quot;: &quot;Point&quot;, &quot;coordinates&quot;: [-96.1242,19.2105] }}" calcext:value-type="string">
            <text:p>{"type": "Feature", "properties": {"name":"Veracruz","quantity":11976}, "geometry": { "type": "Point", "coordinates": [-96.1242,19.2105] }}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ripoli</text:p>
          </table:table-cell>
          <table:table-cell office:value-type="string" calcext:value-type="string">
            <text:p>Libya</text:p>
          </table:table-cell>
          <table:table-cell office:value-type="float" office:value="11889" calcext:value-type="float">
            <text:p>11889</text:p>
          </table:table-cell>
          <table:table-cell/>
          <table:table-cell table:formula="of:=VLOOKUP([.B54];['file:///C:/xampp/htdocs/GenoaPortStats/top61/coordinates.ods'#$coordinates.$A$2:.$F$127];6)" office:value-type="string" office:string-value="13.1800117,32.8925" calcext:value-type="string">
            <text:p>13.1800117,32.8925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4];&quot;&quot;&quot;,&quot;&quot;quantity&quot;&quot;:&quot;;[.D54];&quot;}, &quot;&quot;geometry&quot;&quot;: { &quot;&quot;type&quot;&quot;: &quot;&quot;Point&quot;&quot;, &quot;&quot;coordinates&quot;&quot;: [&quot;;[.F54];&quot;] }}&quot;)" office:value-type="string" office:string-value="{&quot;type&quot;: &quot;Feature&quot;, &quot;properties&quot;: {&quot;name&quot;:&quot;Tripoli&quot;,&quot;quantity&quot;:11889}, &quot;geometry&quot;: { &quot;type&quot;: &quot;Point&quot;, &quot;coordinates&quot;: [13.1800117,32.8925] }}" calcext:value-type="string">
            <text:p>{"type": "Feature", "properties": {"name":"Tripoli","quantity":11889}, "geometry": { "type": "Point", "coordinates": [13.1800117,32.8925] }}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Spain</text:p>
          </table:table-cell>
          <table:table-cell office:value-type="float" office:value="11573" calcext:value-type="float">
            <text:p>11573</text:p>
          </table:table-cell>
          <table:table-cell/>
          <table:table-cell table:formula="of:=VLOOKUP([.B55];['file:///C:/xampp/htdocs/GenoaPortStats/top61/coordinates.ods'#$coordinates.$A$2:.$F$127];6)" office:value-type="string" office:string-value="2.1889,41.3996" calcext:value-type="string">
            <text:p>2.1889,41.399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5];&quot;&quot;&quot;,&quot;&quot;quantity&quot;&quot;:&quot;;[.D55];&quot;}, &quot;&quot;geometry&quot;&quot;: { &quot;&quot;type&quot;&quot;: &quot;&quot;Point&quot;&quot;, &quot;&quot;coordinates&quot;&quot;: [&quot;;[.F55];&quot;] }}&quot;)" office:value-type="string" office:string-value="{&quot;type&quot;: &quot;Feature&quot;, &quot;properties&quot;: {&quot;name&quot;:&quot;Barcelona&quot;,&quot;quantity&quot;:11573}, &quot;geometry&quot;: { &quot;type&quot;: &quot;Point&quot;, &quot;coordinates&quot;: [2.1889,41.3996] }}" calcext:value-type="string">
            <text:p>{"type": "Feature", "properties": {"name":"Barcelona","quantity":11573}, "geometry": { "type": "Point", "coordinates": [2.1889,41.3996] }}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aucedo</text:p>
          </table:table-cell>
          <table:table-cell office:value-type="string" calcext:value-type="string">
            <text:p>Dominican Republic</text:p>
          </table:table-cell>
          <table:table-cell office:value-type="float" office:value="10759" calcext:value-type="float">
            <text:p>10759</text:p>
          </table:table-cell>
          <table:table-cell/>
          <table:table-cell table:formula="of:=VLOOKUP([.B56];['file:///C:/xampp/htdocs/GenoaPortStats/top61/coordinates.ods'#$coordinates.$A$2:.$F$127];6)" office:value-type="string" office:string-value="-69.6155,18.4355" calcext:value-type="string">
            <text:p>-69.6155,18.4355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6];&quot;&quot;&quot;,&quot;&quot;quantity&quot;&quot;:&quot;;[.D56];&quot;}, &quot;&quot;geometry&quot;&quot;: { &quot;&quot;type&quot;&quot;: &quot;&quot;Point&quot;&quot;, &quot;&quot;coordinates&quot;&quot;: [&quot;;[.F56];&quot;] }}&quot;)" office:value-type="string" office:string-value="{&quot;type&quot;: &quot;Feature&quot;, &quot;properties&quot;: {&quot;name&quot;:&quot;Caucedo&quot;,&quot;quantity&quot;:10759}, &quot;geometry&quot;: { &quot;type&quot;: &quot;Point&quot;, &quot;coordinates&quot;: [-69.6155,18.4355] }}" calcext:value-type="string">
            <text:p>{"type": "Feature", "properties": {"name":"Caucedo","quantity":10759}, "geometry": { "type": "Point", "coordinates": [-69.6155,18.4355] }}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Australia</text:p>
          </table:table-cell>
          <table:table-cell office:value-type="float" office:value="10555" calcext:value-type="float">
            <text:p>10555</text:p>
          </table:table-cell>
          <table:table-cell/>
          <table:table-cell table:formula="of:=VLOOKUP([.B57];['file:///C:/xampp/htdocs/GenoaPortStats/top61/coordinates.ods'#$coordinates.$A$2:.$F$127];6)" office:value-type="string" office:string-value="144.9158,-37.8139" calcext:value-type="string">
            <text:p>144.9158,-37.813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7];&quot;&quot;&quot;,&quot;&quot;quantity&quot;&quot;:&quot;;[.D57];&quot;}, &quot;&quot;geometry&quot;&quot;: { &quot;&quot;type&quot;&quot;: &quot;&quot;Point&quot;&quot;, &quot;&quot;coordinates&quot;&quot;: [&quot;;[.F57];&quot;] }}&quot;)" office:value-type="string" office:string-value="{&quot;type&quot;: &quot;Feature&quot;, &quot;properties&quot;: {&quot;name&quot;:&quot;Melbourne&quot;,&quot;quantity&quot;:10555}, &quot;geometry&quot;: { &quot;type&quot;: &quot;Point&quot;, &quot;coordinates&quot;: [144.9158,-37.8139] }}" calcext:value-type="string">
            <text:p>{"type": "Feature", "properties": {"name":"Melbourne","quantity":10555}, "geometry": { "type": "Point", "coordinates": [144.9158,-37.8139] }}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ustralia</text:p>
          </table:table-cell>
          <table:table-cell office:value-type="float" office:value="10239" calcext:value-type="float">
            <text:p>10239</text:p>
          </table:table-cell>
          <table:table-cell/>
          <table:table-cell table:formula="of:=VLOOKUP([.B58];['file:///C:/xampp/htdocs/GenoaPortStats/top61/coordinates.ods'#$coordinates.$A$2:.$F$127];6)" office:value-type="string" office:string-value="6.89998164,36.8804219" calcext:value-type="string">
            <text:p>6.89998164,36.880421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8];&quot;&quot;&quot;,&quot;&quot;quantity&quot;&quot;:&quot;;[.D58];&quot;}, &quot;&quot;geometry&quot;&quot;: { &quot;&quot;type&quot;&quot;: &quot;&quot;Point&quot;&quot;, &quot;&quot;coordinates&quot;&quot;: [&quot;;[.F58];&quot;] }}&quot;)" office:value-type="string" office:string-value="{&quot;type&quot;: &quot;Feature&quot;, &quot;properties&quot;: {&quot;name&quot;:&quot;Sydney&quot;,&quot;quantity&quot;:10239}, &quot;geometry&quot;: { &quot;type&quot;: &quot;Point&quot;, &quot;coordinates&quot;: [6.89998164,36.8804219] }}" calcext:value-type="string">
            <text:p>{"type": "Feature", "properties": {"name":"Sydney","quantity":10239}, "geometry": { "type": "Point", "coordinates": [6.89998164,36.8804219] }}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iraeus</text:p>
          </table:table-cell>
          <table:table-cell office:value-type="string" calcext:value-type="string">
            <text:p>Greece</text:p>
          </table:table-cell>
          <table:table-cell office:value-type="float" office:value="9759" calcext:value-type="float">
            <text:p>9759</text:p>
          </table:table-cell>
          <table:table-cell/>
          <table:table-cell table:formula="of:=VLOOKUP([.B59];['file:///C:/xampp/htdocs/GenoaPortStats/top61/coordinates.ods'#$coordinates.$A$2:.$F$127];6)" office:value-type="string" office:string-value="23.6486215,37.9441517" calcext:value-type="string">
            <text:p>23.6486215,37.944151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9];&quot;&quot;&quot;,&quot;&quot;quantity&quot;&quot;:&quot;;[.D59];&quot;}, &quot;&quot;geometry&quot;&quot;: { &quot;&quot;type&quot;&quot;: &quot;&quot;Point&quot;&quot;, &quot;&quot;coordinates&quot;&quot;: [&quot;;[.F59];&quot;] }}&quot;)" office:value-type="string" office:string-value="{&quot;type&quot;: &quot;Feature&quot;, &quot;properties&quot;: {&quot;name&quot;:&quot;Piraeus&quot;,&quot;quantity&quot;:9759}, &quot;geometry&quot;: { &quot;type&quot;: &quot;Point&quot;, &quot;coordinates&quot;: [23.6486215,37.9441517] }}" calcext:value-type="string">
            <text:p>{"type": "Feature", "properties": {"name":"Piraeus","quantity":9759}, "geometry": { "type": "Point", "coordinates": [23.6486215,37.9441517] }}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United States of America</text:p>
          </table:table-cell>
          <table:table-cell office:value-type="float" office:value="9590" calcext:value-type="float">
            <text:p>9590</text:p>
          </table:table-cell>
          <table:table-cell/>
          <table:table-cell table:formula="of:=VLOOKUP([.B60];['file:///C:/xampp/htdocs/GenoaPortStats/top61/coordinates.ods'#$coordinates.$A$2:.$F$127];6)" office:value-type="string" office:string-value="-118.2113,33.7673" calcext:value-type="string">
            <text:p>-118.2113,33.767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0];&quot;&quot;&quot;,&quot;&quot;quantity&quot;&quot;:&quot;;[.D60];&quot;}, &quot;&quot;geometry&quot;&quot;: { &quot;&quot;type&quot;&quot;: &quot;&quot;Point&quot;&quot;, &quot;&quot;coordinates&quot;&quot;: [&quot;;[.F60];&quot;] }}&quot;)" office:value-type="string" office:string-value="{&quot;type&quot;: &quot;Feature&quot;, &quot;properties&quot;: {&quot;name&quot;:&quot;Los Angeles&quot;,&quot;quantity&quot;:9590}, &quot;geometry&quot;: { &quot;type&quot;: &quot;Point&quot;, &quot;coordinates&quot;: [-118.2113,33.7673] }}" calcext:value-type="string">
            <text:p>{"type": "Feature", "properties": {"name":"Los Angeles","quantity":9590}, "geometry": { "type": "Point", "coordinates": [-118.2113,33.7673] }}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Djibouti</text:p>
          </table:table-cell>
          <table:table-cell office:value-type="float" office:value="9569" calcext:value-type="float">
            <text:p>9569</text:p>
          </table:table-cell>
          <table:table-cell/>
          <table:table-cell table:formula="of:=VLOOKUP([.B61];['file:///C:/xampp/htdocs/GenoaPortStats/top61/coordinates.ods'#$coordinates.$A$2:.$F$127];6)" office:value-type="string" office:string-value="43.1362,11.597" calcext:value-type="string">
            <text:p>43.1362,11.59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1];&quot;&quot;&quot;,&quot;&quot;quantity&quot;&quot;:&quot;;[.D61];&quot;}, &quot;&quot;geometry&quot;&quot;: { &quot;&quot;type&quot;&quot;: &quot;&quot;Point&quot;&quot;, &quot;&quot;coordinates&quot;&quot;: [&quot;;[.F61];&quot;] }}&quot;)" office:value-type="string" office:string-value="{&quot;type&quot;: &quot;Feature&quot;, &quot;properties&quot;: {&quot;name&quot;:&quot;Djibouti&quot;,&quot;quantity&quot;:9569}, &quot;geometry&quot;: { &quot;type&quot;: &quot;Point&quot;, &quot;coordinates&quot;: [43.1362,11.597] }}" calcext:value-type="string">
            <text:p>{"type": "Feature", "properties": {"name":"Djibouti","quantity":9569}, "geometry": { "type": "Point", "coordinates": [43.1362,11.597] }}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alerno</text:p>
          </table:table-cell>
          <table:table-cell office:value-type="string" calcext:value-type="string">
            <text:p>Italy</text:p>
          </table:table-cell>
          <table:table-cell office:value-type="float" office:value="9238" calcext:value-type="float">
            <text:p>9238</text:p>
          </table:table-cell>
          <table:table-cell/>
          <table:table-cell table:formula="of:=VLOOKUP([.B62];['file:///C:/xampp/htdocs/GenoaPortStats/top61/coordinates.ods'#$coordinates.$A$2:.$F$127];6)" office:value-type="string" office:string-value="14.7637,40.6864" calcext:value-type="string">
            <text:p>14.7637,40.686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2];&quot;&quot;&quot;,&quot;&quot;quantity&quot;&quot;:&quot;;[.D62];&quot;}, &quot;&quot;geometry&quot;&quot;: { &quot;&quot;type&quot;&quot;: &quot;&quot;Point&quot;&quot;, &quot;&quot;coordinates&quot;&quot;: [&quot;;[.F62];&quot;] }}&quot;)" office:value-type="string" office:string-value="{&quot;type&quot;: &quot;Feature&quot;, &quot;properties&quot;: {&quot;name&quot;:&quot;Salerno&quot;,&quot;quantity&quot;:9238}, &quot;geometry&quot;: { &quot;type&quot;: &quot;Point&quot;, &quot;coordinates&quot;: [14.7637,40.6864] }}" calcext:value-type="string">
            <text:p>{"type": "Feature", "properties": {"name":"Salerno","quantity":9238}, "geometry": { "type": "Point", "coordinates": [14.7637,40.6864] }}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Mexico</text:p>
          </table:table-cell>
          <table:table-cell office:value-type="float" office:value="9058" calcext:value-type="float">
            <text:p>9058</text:p>
          </table:table-cell>
          <table:table-cell/>
          <table:table-cell table:formula="of:=VLOOKUP([.B63];['file:///C:/xampp/htdocs/GenoaPortStats/top61/coordinates.ods'#$coordinates.$A$2:.$F$127];6)" office:value-type="string" office:string-value="-97.9299915,22.4061839" calcext:value-type="string">
            <text:p>-97.9299915,22.406183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3];&quot;&quot;&quot;,&quot;&quot;quantity&quot;&quot;:&quot;;[.D63];&quot;}, &quot;&quot;geometry&quot;&quot;: { &quot;&quot;type&quot;&quot;: &quot;&quot;Point&quot;&quot;, &quot;&quot;coordinates&quot;&quot;: [&quot;;[.F63];&quot;] }}&quot;)" office:value-type="string" office:string-value="{&quot;type&quot;: &quot;Feature&quot;, &quot;properties&quot;: {&quot;name&quot;:&quot;Altamira&quot;,&quot;quantity&quot;:9058}, &quot;geometry&quot;: { &quot;type&quot;: &quot;Point&quot;, &quot;coordinates&quot;: [-97.9299915,22.4061839] }}" calcext:value-type="string">
            <text:p>{"type": "Feature", "properties": {"name":"Altamira","quantity":9058}, "geometry": { "type": "Point", "coordinates": [-97.9299915,22.4061839] }}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eirut</text:p>
          </table:table-cell>
          <table:table-cell office:value-type="string" calcext:value-type="string">
            <text:p>Lebanon</text:p>
          </table:table-cell>
          <table:table-cell office:value-type="float" office:value="8715" calcext:value-type="float">
            <text:p>8715</text:p>
          </table:table-cell>
          <table:table-cell/>
          <table:table-cell table:formula="of:=VLOOKUP([.B64];['file:///C:/xampp/htdocs/GenoaPortStats/top61/coordinates.ods'#$coordinates.$A$2:.$F$127];6)" office:value-type="string" office:string-value="35.47843,33.8959203" calcext:value-type="string">
            <text:p>35.47843,33.895920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4];&quot;&quot;&quot;,&quot;&quot;quantity&quot;&quot;:&quot;;[.D64];&quot;}, &quot;&quot;geometry&quot;&quot;: { &quot;&quot;type&quot;&quot;: &quot;&quot;Point&quot;&quot;, &quot;&quot;coordinates&quot;&quot;: [&quot;;[.F64];&quot;] }}&quot;)" office:value-type="string" office:string-value="{&quot;type&quot;: &quot;Feature&quot;, &quot;properties&quot;: {&quot;name&quot;:&quot;Beirut&quot;,&quot;quantity&quot;:8715}, &quot;geometry&quot;: { &quot;type&quot;: &quot;Point&quot;, &quot;coordinates&quot;: [35.47843,33.8959203] }}" calcext:value-type="string">
            <text:p>{"type": "Feature", "properties": {"name":"Beirut","quantity":8715}, "geometry": { "type": "Point", "coordinates": [35.47843,33.8959203] }}</text:p>
          </table:table-cell>
        </table:table-row>
      </table:table>
      <table:table table:name="TON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CLASSIFICATION OF TOP 61 PORTS CONNECTED WITH THE PORT OF GENOA - YEAR 2013</text:p>
          </table:table-cell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OTAL TRAFFIC - METRIC TONS </text:p>
          </table:table-cell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PORTS</text:p>
          </table:table-cell>
          <table:table-cell office:value-type="string" calcext:value-type="string">
            <text:p>Nations</text:p>
          </table:table-cell>
          <table:table-cell office:value-type="string" calcext:value-type="string">
            <text:p>TONS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ovorossiysk</text:p>
          </table:table-cell>
          <table:table-cell office:value-type="string" calcext:value-type="string">
            <text:p>Russia</text:p>
          </table:table-cell>
          <table:table-cell office:value-type="float" office:value="3485473" calcext:value-type="float">
            <text:p>3485473</text:p>
          </table:table-cell>
          <table:table-cell/>
          <table:table-cell table:formula="of:=VLOOKUP([.B4];['file:///C:/xampp/htdocs/GenoaPortStats/top61/coordinates.ods'#$coordinates.$A$2:.$F$127];6)" office:value-type="string" office:string-value="37.7874,44.7108" calcext:value-type="string">
            <text:p>37.7874,44.710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];&quot;&quot;&quot;,&quot;&quot;quantity&quot;&quot;:&quot;;[.D4];&quot;}, &quot;&quot;geometry&quot;&quot;: { &quot;&quot;type&quot;&quot;: &quot;&quot;Point&quot;&quot;, &quot;&quot;coordinates&quot;&quot;: [&quot;;[.F4];&quot;] }}&quot;)" office:value-type="string" office:string-value="{&quot;type&quot;: &quot;Feature&quot;, &quot;properties&quot;: {&quot;name&quot;:&quot;Novorossiysk&quot;,&quot;quantity&quot;:3485473}, &quot;geometry&quot;: { &quot;type&quot;: &quot;Point&quot;, &quot;coordinates&quot;: [37.7874,44.7108] }}" calcext:value-type="string">
            <text:p>{"type": "Feature", "properties": {"name":"Novorossiysk","quantity":3485473}, "geometry": { "type": "Point", "coordinates": [37.7874,44.7108] }}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aranto</text:p>
          </table:table-cell>
          <table:table-cell office:value-type="string" calcext:value-type="string">
            <text:p>Italy</text:p>
          </table:table-cell>
          <table:table-cell office:value-type="float" office:value="3184765" calcext:value-type="float">
            <text:p>3184765</text:p>
          </table:table-cell>
          <table:table-cell/>
          <table:table-cell table:formula="of:=VLOOKUP([.B5];['file:///C:/xampp/htdocs/GenoaPortStats/top61/coordinates.ods'#$coordinates.$A$2:.$F$127];6)" office:value-type="string" office:string-value="17.2997,40.4618" calcext:value-type="string">
            <text:p>17.2997,40.461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];&quot;&quot;&quot;,&quot;&quot;quantity&quot;&quot;:&quot;;[.D5];&quot;}, &quot;&quot;geometry&quot;&quot;: { &quot;&quot;type&quot;&quot;: &quot;&quot;Point&quot;&quot;, &quot;&quot;coordinates&quot;&quot;: [&quot;;[.F5];&quot;] }}&quot;)" office:value-type="string" office:string-value="{&quot;type&quot;: &quot;Feature&quot;, &quot;properties&quot;: {&quot;name&quot;:&quot;Taranto&quot;,&quot;quantity&quot;:3184765}, &quot;geometry&quot;: { &quot;type&quot;: &quot;Point&quot;, &quot;coordinates&quot;: [17.2997,40.4618] }}" calcext:value-type="string">
            <text:p>{"type": "Feature", "properties": {"name":"Taranto","quantity":3184765}, "geometry": { "type": "Point", "coordinates": [17.2997,40.4618] }}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Italy</text:p>
          </table:table-cell>
          <table:table-cell office:value-type="float" office:value="2695874" calcext:value-type="float">
            <text:p>2695874</text:p>
          </table:table-cell>
          <table:table-cell/>
          <table:table-cell table:formula="of:=VLOOKUP([.B6];['file:///C:/xampp/htdocs/GenoaPortStats/top61/coordinates.ods'#$coordinates.$A$2:.$F$127];6)" office:value-type="string" office:string-value="13.3473,38.1373" calcext:value-type="string">
            <text:p>13.3473,38.137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];&quot;&quot;&quot;,&quot;&quot;quantity&quot;&quot;:&quot;;[.D6];&quot;}, &quot;&quot;geometry&quot;&quot;: { &quot;&quot;type&quot;&quot;: &quot;&quot;Point&quot;&quot;, &quot;&quot;coordinates&quot;&quot;: [&quot;;[.F6];&quot;] }}&quot;)" office:value-type="string" office:string-value="{&quot;type&quot;: &quot;Feature&quot;, &quot;properties&quot;: {&quot;name&quot;:&quot;Palermo&quot;,&quot;quantity&quot;:2695874}, &quot;geometry&quot;: { &quot;type&quot;: &quot;Point&quot;, &quot;coordinates&quot;: [13.3473,38.1373] }}" calcext:value-type="string">
            <text:p>{"type": "Feature", "properties": {"name":"Palermo","quantity":2695874}, "geometry": { "type": "Point", "coordinates": [13.3473,38.1373] }}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unis / Rades</text:p>
          </table:table-cell>
          <table:table-cell office:value-type="string" calcext:value-type="string">
            <text:p>Tunisia</text:p>
          </table:table-cell>
          <table:table-cell office:value-type="float" office:value="1400657" calcext:value-type="float">
            <text:p>1400657</text:p>
          </table:table-cell>
          <table:table-cell/>
          <table:table-cell table:formula="of:=VLOOKUP([.B7];['file:///C:/xampp/htdocs/GenoaPortStats/top61/coordinates.ods'#$coordinates.$A$2:.$F$127];6)" office:value-type="string" office:string-value="10.18479,36.80011" calcext:value-type="string">
            <text:p>10.18479,36.80011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7];&quot;&quot;&quot;,&quot;&quot;quantity&quot;&quot;:&quot;;[.D7];&quot;}, &quot;&quot;geometry&quot;&quot;: { &quot;&quot;type&quot;&quot;: &quot;&quot;Point&quot;&quot;, &quot;&quot;coordinates&quot;&quot;: [&quot;;[.F7];&quot;] }}&quot;)" office:value-type="string" office:string-value="{&quot;type&quot;: &quot;Feature&quot;, &quot;properties&quot;: {&quot;name&quot;:&quot;Tunis / Rades&quot;,&quot;quantity&quot;:1400657}, &quot;geometry&quot;: { &quot;type&quot;: &quot;Point&quot;, &quot;coordinates&quot;: [10.18479,36.80011] }}" calcext:value-type="string">
            <text:p>{"type": "Feature", "properties": {"name":"Tunis / Rades","quantity":1400657}, "geometry": { "type": "Point", "coordinates": [10.18479,36.80011] }}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ingapore</text:p>
          </table:table-cell>
          <table:table-cell office:value-type="float" office:value="1399483" calcext:value-type="float">
            <text:p>1399483</text:p>
          </table:table-cell>
          <table:table-cell/>
          <table:table-cell table:formula="of:=VLOOKUP([.B8];['file:///C:/xampp/htdocs/GenoaPortStats/top61/coordinates.ods'#$coordinates.$A$2:.$F$127];6)" office:value-type="string" office:string-value="103.85283,1.29063" calcext:value-type="string">
            <text:p>103.85283,1.2906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8];&quot;&quot;&quot;,&quot;&quot;quantity&quot;&quot;:&quot;;[.D8];&quot;}, &quot;&quot;geometry&quot;&quot;: { &quot;&quot;type&quot;&quot;: &quot;&quot;Point&quot;&quot;, &quot;&quot;coordinates&quot;&quot;: [&quot;;[.F8];&quot;] }}&quot;)" office:value-type="string" office:string-value="{&quot;type&quot;: &quot;Feature&quot;, &quot;properties&quot;: {&quot;name&quot;:&quot;Singapore&quot;,&quot;quantity&quot;:1399483}, &quot;geometry&quot;: { &quot;type&quot;: &quot;Point&quot;, &quot;coordinates&quot;: [103.85283,1.29063] }}" calcext:value-type="string">
            <text:p>{"type": "Feature", "properties": {"name":"Singapore","quantity":1399483}, "geometry": { "type": "Point", "coordinates": [103.85283,1.29063] }}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Italy</text:p>
          </table:table-cell>
          <table:table-cell office:value-type="float" office:value="1234242" calcext:value-type="float">
            <text:p>1234242</text:p>
          </table:table-cell>
          <table:table-cell/>
          <table:table-cell table:formula="of:=VLOOKUP([.B9];['file:///C:/xampp/htdocs/GenoaPortStats/top61/coordinates.ods'#$coordinates.$A$2:.$F$127];6)" office:value-type="string" office:string-value="15.0306,37.4603" calcext:value-type="string">
            <text:p>15.0306,37.460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9];&quot;&quot;&quot;,&quot;&quot;quantity&quot;&quot;:&quot;;[.D9];&quot;}, &quot;&quot;geometry&quot;&quot;: { &quot;&quot;type&quot;&quot;: &quot;&quot;Point&quot;&quot;, &quot;&quot;coordinates&quot;&quot;: [&quot;;[.F9];&quot;] }}&quot;)" office:value-type="string" office:string-value="{&quot;type&quot;: &quot;Feature&quot;, &quot;properties&quot;: {&quot;name&quot;:&quot;Catania&quot;,&quot;quantity&quot;:1234242}, &quot;geometry&quot;: { &quot;type&quot;: &quot;Point&quot;, &quot;coordinates&quot;: [15.0306,37.4603] }}" calcext:value-type="string">
            <text:p>{"type": "Feature", "properties": {"name":"Catania","quantity":1234242}, "geometry": { "type": "Point", "coordinates": [15.0306,37.4603] }}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orto Torres</text:p>
          </table:table-cell>
          <table:table-cell office:value-type="string" calcext:value-type="string">
            <text:p>Italy</text:p>
          </table:table-cell>
          <table:table-cell office:value-type="float" office:value="1166564" calcext:value-type="float">
            <text:p>1166564</text:p>
          </table:table-cell>
          <table:table-cell/>
          <table:table-cell table:formula="of:=VLOOKUP([.B10];['file:///C:/xampp/htdocs/GenoaPortStats/top61/coordinates.ods'#$coordinates.$A$2:.$F$127];6)" office:value-type="string" office:string-value="8.3338,40.9513" calcext:value-type="string">
            <text:p>8.3338,40.951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0];&quot;&quot;&quot;,&quot;&quot;quantity&quot;&quot;:&quot;;[.D10];&quot;}, &quot;&quot;geometry&quot;&quot;: { &quot;&quot;type&quot;&quot;: &quot;&quot;Point&quot;&quot;, &quot;&quot;coordinates&quot;&quot;: [&quot;;[.F10];&quot;] }}&quot;)" office:value-type="string" office:string-value="{&quot;type&quot;: &quot;Feature&quot;, &quot;properties&quot;: {&quot;name&quot;:&quot;Porto Torres&quot;,&quot;quantity&quot;:1166564}, &quot;geometry&quot;: { &quot;type&quot;: &quot;Point&quot;, &quot;coordinates&quot;: [8.3338,40.9513] }}" calcext:value-type="string">
            <text:p>{"type": "Feature", "properties": {"name":"Porto Torres","quantity":1166564}, "geometry": { "type": "Point", "coordinates": [8.3338,40.9513] }}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hanghai</text:p>
          </table:table-cell>
          <table:table-cell office:value-type="string" calcext:value-type="string">
            <text:p>China</text:p>
          </table:table-cell>
          <table:table-cell office:value-type="float" office:value="1128882" calcext:value-type="float">
            <text:p>1128882</text:p>
          </table:table-cell>
          <table:table-cell/>
          <table:table-cell table:formula="of:=VLOOKUP([.B11];['file:///C:/xampp/htdocs/GenoaPortStats/top61/coordinates.ods'#$coordinates.$A$2:.$F$127];6)" office:value-type="string" office:string-value="121.4915,31.2246" calcext:value-type="string">
            <text:p>121.4915,31.224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1];&quot;&quot;&quot;,&quot;&quot;quantity&quot;&quot;:&quot;;[.D11];&quot;}, &quot;&quot;geometry&quot;&quot;: { &quot;&quot;type&quot;&quot;: &quot;&quot;Point&quot;&quot;, &quot;&quot;coordinates&quot;&quot;: [&quot;;[.F11];&quot;] }}&quot;)" office:value-type="string" office:string-value="{&quot;type&quot;: &quot;Feature&quot;, &quot;properties&quot;: {&quot;name&quot;:&quot;Shanghai&quot;,&quot;quantity&quot;:1128882}, &quot;geometry&quot;: { &quot;type&quot;: &quot;Point&quot;, &quot;coordinates&quot;: [121.4915,31.2246] }}" calcext:value-type="string">
            <text:p>{"type": "Feature", "properties": {"name":"Shanghai","quantity":1128882}, "geometry": { "type": "Point", "coordinates": [121.4915,31.2246] }}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Zawia Terminal</text:p>
          </table:table-cell>
          <table:table-cell office:value-type="string" calcext:value-type="string">
            <text:p>Libya</text:p>
          </table:table-cell>
          <table:table-cell office:value-type="float" office:value="964358" calcext:value-type="float">
            <text:p>964358</text:p>
          </table:table-cell>
          <table:table-cell/>
          <table:table-cell table:formula="of:=VLOOKUP([.B12];['file:///C:/xampp/htdocs/GenoaPortStats/top61/coordinates.ods'#$coordinates.$A$2:.$F$127];6)" office:value-type="string" office:string-value="12.7224,32.7706" calcext:value-type="string">
            <text:p>12.7224,32.770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2];&quot;&quot;&quot;,&quot;&quot;quantity&quot;&quot;:&quot;;[.D12];&quot;}, &quot;&quot;geometry&quot;&quot;: { &quot;&quot;type&quot;&quot;: &quot;&quot;Point&quot;&quot;, &quot;&quot;coordinates&quot;&quot;: [&quot;;[.F12];&quot;] }}&quot;)" office:value-type="string" office:string-value="{&quot;type&quot;: &quot;Feature&quot;, &quot;properties&quot;: {&quot;name&quot;:&quot;Zawia Terminal&quot;,&quot;quantity&quot;:964358}, &quot;geometry&quot;: { &quot;type&quot;: &quot;Point&quot;, &quot;coordinates&quot;: [12.7224,32.7706] }}" calcext:value-type="string">
            <text:p>{"type": "Feature", "properties": {"name":"Zawia Terminal","quantity":964358}, "geometry": { "type": "Point", "coordinates": [12.7224,32.7706] }}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Jebel Ali</text:p>
          </table:table-cell>
          <table:table-cell office:value-type="string" calcext:value-type="string">
            <text:p>Italy</text:p>
          </table:table-cell>
          <table:table-cell office:value-type="float" office:value="869025" calcext:value-type="float">
            <text:p>869025</text:p>
          </table:table-cell>
          <table:table-cell/>
          <table:table-cell table:formula="of:=VLOOKUP([.B13];['file:///C:/xampp/htdocs/GenoaPortStats/top61/coordinates.ods'#$coordinates.$A$2:.$F$127];6)" office:value-type="string" office:string-value="55.0687,24.9959" calcext:value-type="string">
            <text:p>55.0687,24.995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3];&quot;&quot;&quot;,&quot;&quot;quantity&quot;&quot;:&quot;;[.D13];&quot;}, &quot;&quot;geometry&quot;&quot;: { &quot;&quot;type&quot;&quot;: &quot;&quot;Point&quot;&quot;, &quot;&quot;coordinates&quot;&quot;: [&quot;;[.F13];&quot;] }}&quot;)" office:value-type="string" office:string-value="{&quot;type&quot;: &quot;Feature&quot;, &quot;properties&quot;: {&quot;name&quot;:&quot;Jebel Ali&quot;,&quot;quantity&quot;:869025}, &quot;geometry&quot;: { &quot;type&quot;: &quot;Point&quot;, &quot;coordinates&quot;: [55.0687,24.9959] }}" calcext:value-type="string">
            <text:p>{"type": "Feature", "properties": {"name":"Jebel Ali","quantity":869025}, "geometry": { "type": "Point", "coordinates": [55.0687,24.9959] }}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lgeciras</text:p>
          </table:table-cell>
          <table:table-cell office:value-type="string" calcext:value-type="string">
            <text:p>Spain</text:p>
          </table:table-cell>
          <table:table-cell office:value-type="float" office:value="801035" calcext:value-type="float">
            <text:p>801035</text:p>
          </table:table-cell>
          <table:table-cell/>
          <table:table-cell table:formula="of:=VLOOKUP([.B14];['file:///C:/xampp/htdocs/GenoaPortStats/top61/coordinates.ods'#$coordinates.$A$2:.$F$127];6)" office:value-type="string" office:string-value="-5.4278,36.1386" calcext:value-type="string">
            <text:p>-5.4278,36.138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4];&quot;&quot;&quot;,&quot;&quot;quantity&quot;&quot;:&quot;;[.D14];&quot;}, &quot;&quot;geometry&quot;&quot;: { &quot;&quot;type&quot;&quot;: &quot;&quot;Point&quot;&quot;, &quot;&quot;coordinates&quot;&quot;: [&quot;;[.F14];&quot;] }}&quot;)" office:value-type="string" office:string-value="{&quot;type&quot;: &quot;Feature&quot;, &quot;properties&quot;: {&quot;name&quot;:&quot;Algeciras&quot;,&quot;quantity&quot;:801035}, &quot;geometry&quot;: { &quot;type&quot;: &quot;Point&quot;, &quot;coordinates&quot;: [-5.4278,36.1386] }}" calcext:value-type="string">
            <text:p>{"type": "Feature", "properties": {"name":"Algeciras","quantity":801035}, "geometry": { "type": "Point", "coordinates": [-5.4278,36.1386] }}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eyhan</text:p>
          </table:table-cell>
          <table:table-cell office:value-type="string" calcext:value-type="string">
            <text:p>Turkey</text:p>
          </table:table-cell>
          <table:table-cell office:value-type="float" office:value="765643" calcext:value-type="float">
            <text:p>765643</text:p>
          </table:table-cell>
          <table:table-cell/>
          <table:table-cell table:formula="of:=VLOOKUP([.B15];['file:///C:/xampp/htdocs/GenoaPortStats/top61/coordinates.ods'#$coordinates.$A$2:.$F$127];6)" office:value-type="string" office:string-value="35.8331,37.0562" calcext:value-type="string">
            <text:p>35.8331,37.0562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5];&quot;&quot;&quot;,&quot;&quot;quantity&quot;&quot;:&quot;;[.D15];&quot;}, &quot;&quot;geometry&quot;&quot;: { &quot;&quot;type&quot;&quot;: &quot;&quot;Point&quot;&quot;, &quot;&quot;coordinates&quot;&quot;: [&quot;;[.F15];&quot;] }}&quot;)" office:value-type="string" office:string-value="{&quot;type&quot;: &quot;Feature&quot;, &quot;properties&quot;: {&quot;name&quot;:&quot;Ceyhan&quot;,&quot;quantity&quot;:765643}, &quot;geometry&quot;: { &quot;type&quot;: &quot;Point&quot;, &quot;coordinates&quot;: [35.8331,37.0562] }}" calcext:value-type="string">
            <text:p>{"type": "Feature", "properties": {"name":"Ceyhan","quantity":765643}, "geometry": { "type": "Point", "coordinates": [35.8331,37.0562] }}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Gioia Tauro</text:p>
          </table:table-cell>
          <table:table-cell office:value-type="string" calcext:value-type="string">
            <text:p>Italy</text:p>
          </table:table-cell>
          <table:table-cell office:value-type="float" office:value="725580" calcext:value-type="float">
            <text:p>725580</text:p>
          </table:table-cell>
          <table:table-cell/>
          <table:table-cell table:formula="of:=VLOOKUP([.B16];['file:///C:/xampp/htdocs/GenoaPortStats/top61/coordinates.ods'#$coordinates.$A$2:.$F$127];6)" office:value-type="string" office:string-value="15.9207,38.4271" calcext:value-type="string">
            <text:p>15.9207,38.4271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6];&quot;&quot;&quot;,&quot;&quot;quantity&quot;&quot;:&quot;;[.D16];&quot;}, &quot;&quot;geometry&quot;&quot;: { &quot;&quot;type&quot;&quot;: &quot;&quot;Point&quot;&quot;, &quot;&quot;coordinates&quot;&quot;: [&quot;;[.F16];&quot;] }}&quot;)" office:value-type="string" office:string-value="{&quot;type&quot;: &quot;Feature&quot;, &quot;properties&quot;: {&quot;name&quot;:&quot;Gioia Tauro&quot;,&quot;quantity&quot;:725580}, &quot;geometry&quot;: { &quot;type&quot;: &quot;Point&quot;, &quot;coordinates&quot;: [15.9207,38.4271] }}" calcext:value-type="string">
            <text:p>{"type": "Feature", "properties": {"name":"Gioia Tauro","quantity":725580}, "geometry": { "type": "Point", "coordinates": [15.9207,38.4271] }}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China</text:p>
          </table:table-cell>
          <table:table-cell office:value-type="float" office:value="618260" calcext:value-type="float">
            <text:p>618260</text:p>
          </table:table-cell>
          <table:table-cell/>
          <table:table-cell table:formula="of:=VLOOKUP([.B17];['file:///C:/xampp/htdocs/GenoaPortStats/top61/coordinates.ods'#$coordinates.$A$2:.$F$127];6)" office:value-type="string" office:string-value="114.1229,22.3434" calcext:value-type="string">
            <text:p>114.1229,22.343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7];&quot;&quot;&quot;,&quot;&quot;quantity&quot;&quot;:&quot;;[.D17];&quot;}, &quot;&quot;geometry&quot;&quot;: { &quot;&quot;type&quot;&quot;: &quot;&quot;Point&quot;&quot;, &quot;&quot;coordinates&quot;&quot;: [&quot;;[.F17];&quot;] }}&quot;)" office:value-type="string" office:string-value="{&quot;type&quot;: &quot;Feature&quot;, &quot;properties&quot;: {&quot;name&quot;:&quot;Hong Kong&quot;,&quot;quantity&quot;:618260}, &quot;geometry&quot;: { &quot;type&quot;: &quot;Point&quot;, &quot;coordinates&quot;: [114.1229,22.3434] }}" calcext:value-type="string">
            <text:p>{"type": "Feature", "properties": {"name":"Hong Kong","quantity":618260}, "geometry": { "type": "Point", "coordinates": [114.1229,22.3434] }}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Italy</text:p>
          </table:table-cell>
          <table:table-cell office:value-type="float" office:value="616596" calcext:value-type="float">
            <text:p>616596</text:p>
          </table:table-cell>
          <table:table-cell/>
          <table:table-cell table:formula="of:=VLOOKUP([.B18];['file:///C:/xampp/htdocs/GenoaPortStats/top61/coordinates.ods'#$coordinates.$A$2:.$F$127];6)" office:value-type="string" office:string-value="10.3073,43.5457" calcext:value-type="string">
            <text:p>10.3073,43.545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8];&quot;&quot;&quot;,&quot;&quot;quantity&quot;&quot;:&quot;;[.D18];&quot;}, &quot;&quot;geometry&quot;&quot;: { &quot;&quot;type&quot;&quot;: &quot;&quot;Point&quot;&quot;, &quot;&quot;coordinates&quot;&quot;: [&quot;;[.F18];&quot;] }}&quot;)" office:value-type="string" office:string-value="{&quot;type&quot;: &quot;Feature&quot;, &quot;properties&quot;: {&quot;name&quot;:&quot;Livorno&quot;,&quot;quantity&quot;:616596}, &quot;geometry&quot;: { &quot;type&quot;: &quot;Point&quot;, &quot;coordinates&quot;: [10.3073,43.5457] }}" calcext:value-type="string">
            <text:p>{"type": "Feature", "properties": {"name":"Livorno","quantity":616596}, "geometry": { "type": "Point", "coordinates": [10.3073,43.5457] }}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Italy</text:p>
          </table:table-cell>
          <table:table-cell office:value-type="float" office:value="607233" calcext:value-type="float">
            <text:p>607233</text:p>
          </table:table-cell>
          <table:table-cell/>
          <table:table-cell table:formula="of:=VLOOKUP([.B19];['file:///C:/xampp/htdocs/GenoaPortStats/top61/coordinates.ods'#$coordinates.$A$2:.$F$127];6)" office:value-type="string" office:string-value="9.096,39.2204" calcext:value-type="string">
            <text:p>9.096,39.220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9];&quot;&quot;&quot;,&quot;&quot;quantity&quot;&quot;:&quot;;[.D19];&quot;}, &quot;&quot;geometry&quot;&quot;: { &quot;&quot;type&quot;&quot;: &quot;&quot;Point&quot;&quot;, &quot;&quot;coordinates&quot;&quot;: [&quot;;[.F19];&quot;] }}&quot;)" office:value-type="string" office:string-value="{&quot;type&quot;: &quot;Feature&quot;, &quot;properties&quot;: {&quot;name&quot;:&quot;Cagliari&quot;,&quot;quantity&quot;:607233}, &quot;geometry&quot;: { &quot;type&quot;: &quot;Point&quot;, &quot;coordinates&quot;: [9.096,39.2204] }}" calcext:value-type="string">
            <text:p>{"type": "Feature", "properties": {"name":"Cagliari","quantity":607233}, "geometry": { "type": "Point", "coordinates": [9.096,39.2204] }}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Primorsk, Koivisto</text:p>
          </table:table-cell>
          <table:table-cell office:value-type="string" calcext:value-type="string">
            <text:p>Russia</text:p>
          </table:table-cell>
          <table:table-cell office:value-type="float" office:value="593352" calcext:value-type="float">
            <text:p>593352</text:p>
          </table:table-cell>
          <table:table-cell/>
          <table:table-cell table:formula="of:=VLOOKUP([.B20];['file:///C:/xampp/htdocs/GenoaPortStats/top61/coordinates.ods'#$coordinates.$A$2:.$F$127];6)" office:value-type="string" office:string-value="28.622,60.3589" calcext:value-type="string">
            <text:p>28.622,60.358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0];&quot;&quot;&quot;,&quot;&quot;quantity&quot;&quot;:&quot;;[.D20];&quot;}, &quot;&quot;geometry&quot;&quot;: { &quot;&quot;type&quot;&quot;: &quot;&quot;Point&quot;&quot;, &quot;&quot;coordinates&quot;&quot;: [&quot;;[.F20];&quot;] }}&quot;)" office:value-type="string" office:string-value="{&quot;type&quot;: &quot;Feature&quot;, &quot;properties&quot;: {&quot;name&quot;:&quot;Primorsk, Koivisto&quot;,&quot;quantity&quot;:593352}, &quot;geometry&quot;: { &quot;type&quot;: &quot;Point&quot;, &quot;coordinates&quot;: [28.622,60.3589] }}" calcext:value-type="string">
            <text:p>{"type": "Feature", "properties": {"name":"Primorsk, Koivisto","quantity":593352}, "geometry": { "type": "Point", "coordinates": [28.622,60.3589] }}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Saudi Arabia</text:p>
          </table:table-cell>
          <table:table-cell office:value-type="float" office:value="590841" calcext:value-type="float">
            <text:p>590841</text:p>
          </table:table-cell>
          <table:table-cell/>
          <table:table-cell table:formula="of:=VLOOKUP([.B21];['file:///C:/xampp/htdocs/GenoaPortStats/top61/coordinates.ods'#$coordinates.$A$2:.$F$127];6)" office:value-type="string" office:string-value="39.16404,21.58222" calcext:value-type="string">
            <text:p>39.16404,21.58222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1];&quot;&quot;&quot;,&quot;&quot;quantity&quot;&quot;:&quot;;[.D21];&quot;}, &quot;&quot;geometry&quot;&quot;: { &quot;&quot;type&quot;&quot;: &quot;&quot;Point&quot;&quot;, &quot;&quot;coordinates&quot;&quot;: [&quot;;[.F21];&quot;] }}&quot;)" office:value-type="string" office:string-value="{&quot;type&quot;: &quot;Feature&quot;, &quot;properties&quot;: {&quot;name&quot;:&quot;Jeddah&quot;,&quot;quantity&quot;:590841}, &quot;geometry&quot;: { &quot;type&quot;: &quot;Point&quot;, &quot;coordinates&quot;: [39.16404,21.58222] }}" calcext:value-type="string">
            <text:p>{"type": "Feature", "properties": {"name":"Jeddah","quantity":590841}, "geometry": { "type": "Point", "coordinates": [39.16404,21.58222] }}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nited States of America</text:p>
          </table:table-cell>
          <table:table-cell office:value-type="float" office:value="584293" calcext:value-type="float">
            <text:p>584293</text:p>
          </table:table-cell>
          <table:table-cell/>
          <table:table-cell table:formula="of:=VLOOKUP([.B22];['file:///C:/xampp/htdocs/GenoaPortStats/top61/coordinates.ods'#$coordinates.$A$2:.$F$127];6)" office:value-type="string" office:string-value="-73.9796,40.6979" calcext:value-type="string">
            <text:p>-73.9796,40.697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2];&quot;&quot;&quot;,&quot;&quot;quantity&quot;&quot;:&quot;;[.D22];&quot;}, &quot;&quot;geometry&quot;&quot;: { &quot;&quot;type&quot;&quot;: &quot;&quot;Point&quot;&quot;, &quot;&quot;coordinates&quot;&quot;: [&quot;;[.F22];&quot;] }}&quot;)" office:value-type="string" office:string-value="{&quot;type&quot;: &quot;Feature&quot;, &quot;properties&quot;: {&quot;name&quot;:&quot;New York&quot;,&quot;quantity&quot;:584293}, &quot;geometry&quot;: { &quot;type&quot;: &quot;Point&quot;, &quot;coordinates&quot;: [-73.9796,40.6979] }}" calcext:value-type="string">
            <text:p>{"type": "Feature", "properties": {"name":"New York","quantity":584293}, "geometry": { "type": "Point", "coordinates": [-73.9796,40.6979] }}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Malta</text:p>
          </table:table-cell>
          <table:table-cell office:value-type="float" office:value="563322" calcext:value-type="float">
            <text:p>563322</text:p>
          </table:table-cell>
          <table:table-cell/>
          <table:table-cell table:formula="of:=VLOOKUP([.B23];['file:///C:/xampp/htdocs/GenoaPortStats/top61/coordinates.ods'#$coordinates.$A$2:.$F$127];6)" office:value-type="string" office:string-value="14.5244,35.918" calcext:value-type="string">
            <text:p>14.5244,35.91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3];&quot;&quot;&quot;,&quot;&quot;quantity&quot;&quot;:&quot;;[.D23];&quot;}, &quot;&quot;geometry&quot;&quot;: { &quot;&quot;type&quot;&quot;: &quot;&quot;Point&quot;&quot;, &quot;&quot;coordinates&quot;&quot;: [&quot;;[.F23];&quot;] }}&quot;)" office:value-type="string" office:string-value="{&quot;type&quot;: &quot;Feature&quot;, &quot;properties&quot;: {&quot;name&quot;:&quot;Malta&quot;,&quot;quantity&quot;:563322}, &quot;geometry&quot;: { &quot;type&quot;: &quot;Point&quot;, &quot;coordinates&quot;: [14.5244,35.918] }}" calcext:value-type="string">
            <text:p>{"type": "Feature", "properties": {"name":"Malta","quantity":563322}, "geometry": { "type": "Point", "coordinates": [14.5244,35.918] }}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Port Kelang</text:p>
          </table:table-cell>
          <table:table-cell office:value-type="string" calcext:value-type="string">
            <text:p>Malaysia</text:p>
          </table:table-cell>
          <table:table-cell office:value-type="float" office:value="505262" calcext:value-type="float">
            <text:p>505262</text:p>
          </table:table-cell>
          <table:table-cell/>
          <table:table-cell table:formula="of:=VLOOKUP([.B24];['file:///C:/xampp/htdocs/GenoaPortStats/top61/coordinates.ods'#$coordinates.$A$2:.$F$127];6)" office:value-type="string" office:string-value="101.3006,2.941" calcext:value-type="string">
            <text:p>101.3006,2.941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4];&quot;&quot;&quot;,&quot;&quot;quantity&quot;&quot;:&quot;;[.D24];&quot;}, &quot;&quot;geometry&quot;&quot;: { &quot;&quot;type&quot;&quot;: &quot;&quot;Point&quot;&quot;, &quot;&quot;coordinates&quot;&quot;: [&quot;;[.F24];&quot;] }}&quot;)" office:value-type="string" office:string-value="{&quot;type&quot;: &quot;Feature&quot;, &quot;properties&quot;: {&quot;name&quot;:&quot;Port Kelang&quot;,&quot;quantity&quot;:505262}, &quot;geometry&quot;: { &quot;type&quot;: &quot;Point&quot;, &quot;coordinates&quot;: [101.3006,2.941] }}" calcext:value-type="string">
            <text:p>{"type": "Feature", "properties": {"name":"Port Kelang","quantity":505262}, "geometry": { "type": "Point", "coordinates": [101.3006,2.941] }}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rzew</text:p>
          </table:table-cell>
          <table:table-cell office:value-type="string" calcext:value-type="string">
            <text:p>Algeria</text:p>
          </table:table-cell>
          <table:table-cell office:value-type="float" office:value="486994" calcext:value-type="float">
            <text:p>486994</text:p>
          </table:table-cell>
          <table:table-cell/>
          <table:table-cell table:formula="of:=VLOOKUP([.B25];['file:///C:/xampp/htdocs/GenoaPortStats/top61/coordinates.ods'#$coordinates.$A$2:.$F$127];6)" office:value-type="string" office:string-value="-97.9299915,22.4061839" calcext:value-type="string">
            <text:p>-97.9299915,22.406183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5];&quot;&quot;&quot;,&quot;&quot;quantity&quot;&quot;:&quot;;[.D25];&quot;}, &quot;&quot;geometry&quot;&quot;: { &quot;&quot;type&quot;&quot;: &quot;&quot;Point&quot;&quot;, &quot;&quot;coordinates&quot;&quot;: [&quot;;[.F25];&quot;] }}&quot;)" office:value-type="string" office:string-value="{&quot;type&quot;: &quot;Feature&quot;, &quot;properties&quot;: {&quot;name&quot;:&quot;Arzew&quot;,&quot;quantity&quot;:486994}, &quot;geometry&quot;: { &quot;type&quot;: &quot;Point&quot;, &quot;coordinates&quot;: [-97.9299915,22.4061839] }}" calcext:value-type="string">
            <text:p>{"type": "Feature", "properties": {"name":"Arzew","quantity":486994}, "geometry": { "type": "Point", "coordinates": [-97.9299915,22.4061839] }}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Brazil</text:p>
          </table:table-cell>
          <table:table-cell office:value-type="float" office:value="462377" calcext:value-type="float">
            <text:p>462377</text:p>
          </table:table-cell>
          <table:table-cell/>
          <table:table-cell table:formula="of:=VLOOKUP([.B26];['file:///C:/xampp/htdocs/GenoaPortStats/top61/coordinates.ods'#$coordinates.$A$2:.$F$127];6)" office:value-type="string" office:string-value="-46.29,-23.8643" calcext:value-type="string">
            <text:p>-46.29,-23.864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6];&quot;&quot;&quot;,&quot;&quot;quantity&quot;&quot;:&quot;;[.D26];&quot;}, &quot;&quot;geometry&quot;&quot;: { &quot;&quot;type&quot;&quot;: &quot;&quot;Point&quot;&quot;, &quot;&quot;coordinates&quot;&quot;: [&quot;;[.F26];&quot;] }}&quot;)" office:value-type="string" office:string-value="{&quot;type&quot;: &quot;Feature&quot;, &quot;properties&quot;: {&quot;name&quot;:&quot;Santos&quot;,&quot;quantity&quot;:462377}, &quot;geometry&quot;: { &quot;type&quot;: &quot;Point&quot;, &quot;coordinates&quot;: [-46.29,-23.8643] }}" calcext:value-type="string">
            <text:p>{"type": "Feature", "properties": {"name":"Santos","quantity":462377}, "geometry": { "type": "Point", "coordinates": [-46.29,-23.8643] }}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Ras Lanuf</text:p>
          </table:table-cell>
          <table:table-cell office:value-type="string" calcext:value-type="string">
            <text:p>Libya</text:p>
          </table:table-cell>
          <table:table-cell office:value-type="float" office:value="445361" calcext:value-type="float">
            <text:p>445361</text:p>
          </table:table-cell>
          <table:table-cell/>
          <table:table-cell table:formula="of:=VLOOKUP([.B27];['file:///C:/xampp/htdocs/GenoaPortStats/top61/coordinates.ods'#$coordinates.$A$2:.$F$127];6)" office:value-type="string" office:string-value="18.41732,30.58686" calcext:value-type="string">
            <text:p>18.41732,30.5868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7];&quot;&quot;&quot;,&quot;&quot;quantity&quot;&quot;:&quot;;[.D27];&quot;}, &quot;&quot;geometry&quot;&quot;: { &quot;&quot;type&quot;&quot;: &quot;&quot;Point&quot;&quot;, &quot;&quot;coordinates&quot;&quot;: [&quot;;[.F27];&quot;] }}&quot;)" office:value-type="string" office:string-value="{&quot;type&quot;: &quot;Feature&quot;, &quot;properties&quot;: {&quot;name&quot;:&quot;Ras Lanuf&quot;,&quot;quantity&quot;:445361}, &quot;geometry&quot;: { &quot;type&quot;: &quot;Point&quot;, &quot;coordinates&quot;: [18.41732,30.58686] }}" calcext:value-type="string">
            <text:p>{"type": "Feature", "properties": {"name":"Ras Lanuf","quantity":445361}, "geometry": { "type": "Point", "coordinates": [18.41732,30.58686] }}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usan</text:p>
          </table:table-cell>
          <table:table-cell office:value-type="string" calcext:value-type="string">
            <text:p>South Korea</text:p>
          </table:table-cell>
          <table:table-cell office:value-type="float" office:value="439469" calcext:value-type="float">
            <text:p>439469</text:p>
          </table:table-cell>
          <table:table-cell/>
          <table:table-cell table:formula="of:=VLOOKUP([.B28];['file:///C:/xampp/htdocs/GenoaPortStats/top61/coordinates.ods'#$coordinates.$A$2:.$F$127];6)" office:value-type="string" office:string-value="129.0752365,35.179978" calcext:value-type="string">
            <text:p>129.0752365,35.17997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8];&quot;&quot;&quot;,&quot;&quot;quantity&quot;&quot;:&quot;;[.D28];&quot;}, &quot;&quot;geometry&quot;&quot;: { &quot;&quot;type&quot;&quot;: &quot;&quot;Point&quot;&quot;, &quot;&quot;coordinates&quot;&quot;: [&quot;;[.F28];&quot;] }}&quot;)" office:value-type="string" office:string-value="{&quot;type&quot;: &quot;Feature&quot;, &quot;properties&quot;: {&quot;name&quot;:&quot;Pusan&quot;,&quot;quantity&quot;:439469}, &quot;geometry&quot;: { &quot;type&quot;: &quot;Point&quot;, &quot;coordinates&quot;: [129.0752365,35.179978] }}" calcext:value-type="string">
            <text:p>{"type": "Feature", "properties": {"name":"Pusan","quantity":439469}, "geometry": { "type": "Point", "coordinates": [129.0752365,35.179978] }}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Es Sider</text:p>
          </table:table-cell>
          <table:table-cell office:value-type="string" calcext:value-type="string">
            <text:p>Libya</text:p>
          </table:table-cell>
          <table:table-cell office:value-type="float" office:value="411159" calcext:value-type="float">
            <text:p>411159</text:p>
          </table:table-cell>
          <table:table-cell/>
          <table:table-cell table:formula="of:=VLOOKUP([.B29];['file:///C:/xampp/htdocs/GenoaPortStats/top61/coordinates.ods'#$coordinates.$A$2:.$F$127];6)" office:value-type="string" office:string-value="18.36565,30.63684" calcext:value-type="string">
            <text:p>18.36565,30.6368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9];&quot;&quot;&quot;,&quot;&quot;quantity&quot;&quot;:&quot;;[.D29];&quot;}, &quot;&quot;geometry&quot;&quot;: { &quot;&quot;type&quot;&quot;: &quot;&quot;Point&quot;&quot;, &quot;&quot;coordinates&quot;&quot;: [&quot;;[.F29];&quot;] }}&quot;)" office:value-type="string" office:string-value="{&quot;type&quot;: &quot;Feature&quot;, &quot;properties&quot;: {&quot;name&quot;:&quot;Es Sider&quot;,&quot;quantity&quot;:411159}, &quot;geometry&quot;: { &quot;type&quot;: &quot;Point&quot;, &quot;coordinates&quot;: [18.36565,30.63684] }}" calcext:value-type="string">
            <text:p>{"type": "Feature", "properties": {"name":"Es Sider","quantity":411159}, "geometry": { "type": "Point", "coordinates": [18.36565,30.63684] }}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Egypt</text:p>
          </table:table-cell>
          <table:table-cell office:value-type="float" office:value="388327" calcext:value-type="float">
            <text:p>388327</text:p>
          </table:table-cell>
          <table:table-cell/>
          <table:table-cell table:formula="of:=VLOOKUP([.B30];['file:///C:/xampp/htdocs/GenoaPortStats/top61/coordinates.ods'#$coordinates.$A$2:.$F$127];6)" office:value-type="string" office:string-value="29.8944,31.199" calcext:value-type="string">
            <text:p>29.8944,31.19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0];&quot;&quot;&quot;,&quot;&quot;quantity&quot;&quot;:&quot;;[.D30];&quot;}, &quot;&quot;geometry&quot;&quot;: { &quot;&quot;type&quot;&quot;: &quot;&quot;Point&quot;&quot;, &quot;&quot;coordinates&quot;&quot;: [&quot;;[.F30];&quot;] }}&quot;)" office:value-type="string" office:string-value="{&quot;type&quot;: &quot;Feature&quot;, &quot;properties&quot;: {&quot;name&quot;:&quot;Alexandria&quot;,&quot;quantity&quot;:388327}, &quot;geometry&quot;: { &quot;type&quot;: &quot;Point&quot;, &quot;coordinates&quot;: [29.8944,31.199] }}" calcext:value-type="string">
            <text:p>{"type": "Feature", "properties": {"name":"Alexandria","quantity":388327}, "geometry": { "type": "Point", "coordinates": [29.8944,31.199] }}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Spain</text:p>
          </table:table-cell>
          <table:table-cell office:value-type="float" office:value="381014" calcext:value-type="float">
            <text:p>381014</text:p>
          </table:table-cell>
          <table:table-cell/>
          <table:table-cell table:formula="of:=VLOOKUP([.B31];['file:///C:/xampp/htdocs/GenoaPortStats/top61/coordinates.ods'#$coordinates.$A$2:.$F$127];6)" office:value-type="string" office:string-value="2.1889,41.3996" calcext:value-type="string">
            <text:p>2.1889,41.399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1];&quot;&quot;&quot;,&quot;&quot;quantity&quot;&quot;:&quot;;[.D31];&quot;}, &quot;&quot;geometry&quot;&quot;: { &quot;&quot;type&quot;&quot;: &quot;&quot;Point&quot;&quot;, &quot;&quot;coordinates&quot;&quot;: [&quot;;[.F31];&quot;] }}&quot;)" office:value-type="string" office:string-value="{&quot;type&quot;: &quot;Feature&quot;, &quot;properties&quot;: {&quot;name&quot;:&quot;Barcelona&quot;,&quot;quantity&quot;:381014}, &quot;geometry&quot;: { &quot;type&quot;: &quot;Point&quot;, &quot;coordinates&quot;: [2.1889,41.3996] }}" calcext:value-type="string">
            <text:p>{"type": "Feature", "properties": {"name":"Barcelona","quantity":381014}, "geometry": { "type": "Point", "coordinates": [2.1889,41.3996] }}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Canada</text:p>
          </table:table-cell>
          <table:table-cell office:value-type="float" office:value="370271" calcext:value-type="float">
            <text:p>370271</text:p>
          </table:table-cell>
          <table:table-cell/>
          <table:table-cell table:formula="of:=VLOOKUP([.B32];['file:///C:/xampp/htdocs/GenoaPortStats/top61/coordinates.ods'#$coordinates.$A$2:.$F$127];6)" office:value-type="string" office:string-value="-73.6554,45.5027" calcext:value-type="string">
            <text:p>-73.6554,45.502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2];&quot;&quot;&quot;,&quot;&quot;quantity&quot;&quot;:&quot;;[.D32];&quot;}, &quot;&quot;geometry&quot;&quot;: { &quot;&quot;type&quot;&quot;: &quot;&quot;Point&quot;&quot;, &quot;&quot;coordinates&quot;&quot;: [&quot;;[.F32];&quot;] }}&quot;)" office:value-type="string" office:string-value="{&quot;type&quot;: &quot;Feature&quot;, &quot;properties&quot;: {&quot;name&quot;:&quot;Montreal&quot;,&quot;quantity&quot;:370271}, &quot;geometry&quot;: { &quot;type&quot;: &quot;Point&quot;, &quot;coordinates&quot;: [-73.6554,45.5027] }}" calcext:value-type="string">
            <text:p>{"type": "Feature", "properties": {"name":"Montreal","quantity":370271}, "geometry": { "type": "Point", "coordinates": [-73.6554,45.5027] }}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Bejaia</text:p>
          </table:table-cell>
          <table:table-cell office:value-type="string" calcext:value-type="string">
            <text:p>Algeria</text:p>
          </table:table-cell>
          <table:table-cell office:value-type="float" office:value="366877" calcext:value-type="float">
            <text:p>366877</text:p>
          </table:table-cell>
          <table:table-cell/>
          <table:table-cell table:formula="of:=VLOOKUP([.B33];['file:///C:/xampp/htdocs/GenoaPortStats/top61/coordinates.ods'#$coordinates.$A$2:.$F$127];6)" office:value-type="string" office:string-value="35.47843,33.8959203" calcext:value-type="string">
            <text:p>35.47843,33.895920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3];&quot;&quot;&quot;,&quot;&quot;quantity&quot;&quot;:&quot;;[.D33];&quot;}, &quot;&quot;geometry&quot;&quot;: { &quot;&quot;type&quot;&quot;: &quot;&quot;Point&quot;&quot;, &quot;&quot;coordinates&quot;&quot;: [&quot;;[.F33];&quot;] }}&quot;)" office:value-type="string" office:string-value="{&quot;type&quot;: &quot;Feature&quot;, &quot;properties&quot;: {&quot;name&quot;:&quot;Bejaia&quot;,&quot;quantity&quot;:366877}, &quot;geometry&quot;: { &quot;type&quot;: &quot;Point&quot;, &quot;coordinates&quot;: [35.47843,33.8959203] }}" calcext:value-type="string">
            <text:p>{"type": "Feature", "properties": {"name":"Bejaia","quantity":366877}, "geometry": { "type": "Point", "coordinates": [35.47843,33.8959203] }}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Abo Terminal</text:p>
          </table:table-cell>
          <table:table-cell office:value-type="string" calcext:value-type="string">
            <text:p>Nigeria</text:p>
          </table:table-cell>
          <table:table-cell office:value-type="float" office:value="357977" calcext:value-type="float">
            <text:p>357977</text:p>
          </table:table-cell>
          <table:table-cell/>
          <table:table-cell table:formula="of:=VLOOKUP([.B34];['file:///C:/xampp/htdocs/GenoaPortStats/top61/coordinates.ods'#$coordinates.$A$2:.$F$127];6)" office:value-type="string" office:string-value="4.7849,5.684" calcext:value-type="string">
            <text:p>4.7849,5.68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4];&quot;&quot;&quot;,&quot;&quot;quantity&quot;&quot;:&quot;;[.D34];&quot;}, &quot;&quot;geometry&quot;&quot;: { &quot;&quot;type&quot;&quot;: &quot;&quot;Point&quot;&quot;, &quot;&quot;coordinates&quot;&quot;: [&quot;;[.F34];&quot;] }}&quot;)" office:value-type="string" office:string-value="{&quot;type&quot;: &quot;Feature&quot;, &quot;properties&quot;: {&quot;name&quot;:&quot;Abo Terminal&quot;,&quot;quantity&quot;:357977}, &quot;geometry&quot;: { &quot;type&quot;: &quot;Point&quot;, &quot;coordinates&quot;: [4.7849,5.684] }}" calcext:value-type="string">
            <text:p>{"type": "Feature", "properties": {"name":"Abo Terminal","quantity":357977}, "geometry": { "type": "Point", "coordinates": [4.7849,5.684] }}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Ningbo</text:p>
          </table:table-cell>
          <table:table-cell office:value-type="string" calcext:value-type="string">
            <text:p>China</text:p>
          </table:table-cell>
          <table:table-cell office:value-type="float" office:value="356761" calcext:value-type="float">
            <text:p>356761</text:p>
          </table:table-cell>
          <table:table-cell/>
          <table:table-cell table:formula="of:=VLOOKUP([.B35];['file:///C:/xampp/htdocs/GenoaPortStats/top61/coordinates.ods'#$coordinates.$A$2:.$F$127];6)" office:value-type="string" office:string-value="121.54988,29.87203" calcext:value-type="string">
            <text:p>121.54988,29.8720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5];&quot;&quot;&quot;,&quot;&quot;quantity&quot;&quot;:&quot;;[.D35];&quot;}, &quot;&quot;geometry&quot;&quot;: { &quot;&quot;type&quot;&quot;: &quot;&quot;Point&quot;&quot;, &quot;&quot;coordinates&quot;&quot;: [&quot;;[.F35];&quot;] }}&quot;)" office:value-type="string" office:string-value="{&quot;type&quot;: &quot;Feature&quot;, &quot;properties&quot;: {&quot;name&quot;:&quot;Ningbo&quot;,&quot;quantity&quot;:356761}, &quot;geometry&quot;: { &quot;type&quot;: &quot;Point&quot;, &quot;coordinates&quot;: [121.54988,29.87203] }}" calcext:value-type="string">
            <text:p>{"type": "Feature", "properties": {"name":"Ningbo","quantity":356761}, "geometry": { "type": "Point", "coordinates": [121.54988,29.87203] }}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Gela</text:p>
          </table:table-cell>
          <table:table-cell office:value-type="string" calcext:value-type="string">
            <text:p>Italy</text:p>
          </table:table-cell>
          <table:table-cell office:value-type="float" office:value="354037" calcext:value-type="float">
            <text:p>354037</text:p>
          </table:table-cell>
          <table:table-cell/>
          <table:table-cell table:formula="of:=VLOOKUP([.B36];['file:///C:/xampp/htdocs/GenoaPortStats/top61/coordinates.ods'#$coordinates.$A$2:.$F$127];6)" office:value-type="string" office:string-value="14.25075,37.06659" calcext:value-type="string">
            <text:p>14.25075,37.0665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6];&quot;&quot;&quot;,&quot;&quot;quantity&quot;&quot;:&quot;;[.D36];&quot;}, &quot;&quot;geometry&quot;&quot;: { &quot;&quot;type&quot;&quot;: &quot;&quot;Point&quot;&quot;, &quot;&quot;coordinates&quot;&quot;: [&quot;;[.F36];&quot;] }}&quot;)" office:value-type="string" office:string-value="{&quot;type&quot;: &quot;Feature&quot;, &quot;properties&quot;: {&quot;name&quot;:&quot;Gela&quot;,&quot;quantity&quot;:354037}, &quot;geometry&quot;: { &quot;type&quot;: &quot;Point&quot;, &quot;coordinates&quot;: [14.25075,37.06659] }}" calcext:value-type="string">
            <text:p>{"type": "Feature", "properties": {"name":"Gela","quantity":354037}, "geometry": { "type": "Point", "coordinates": [14.25075,37.06659] }}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Milazzo</text:p>
          </table:table-cell>
          <table:table-cell office:value-type="string" calcext:value-type="string">
            <text:p>Italy</text:p>
          </table:table-cell>
          <table:table-cell office:value-type="float" office:value="350267" calcext:value-type="float">
            <text:p>350267</text:p>
          </table:table-cell>
          <table:table-cell/>
          <table:table-cell table:formula="of:=VLOOKUP([.B37];['file:///C:/xampp/htdocs/GenoaPortStats/top61/coordinates.ods'#$coordinates.$A$2:.$F$127];6)" office:value-type="string" office:string-value="15.2734,38.2144" calcext:value-type="string">
            <text:p>15.2734,38.214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7];&quot;&quot;&quot;,&quot;&quot;quantity&quot;&quot;:&quot;;[.D37];&quot;}, &quot;&quot;geometry&quot;&quot;: { &quot;&quot;type&quot;&quot;: &quot;&quot;Point&quot;&quot;, &quot;&quot;coordinates&quot;&quot;: [&quot;;[.F37];&quot;] }}&quot;)" office:value-type="string" office:string-value="{&quot;type&quot;: &quot;Feature&quot;, &quot;properties&quot;: {&quot;name&quot;:&quot;Milazzo&quot;,&quot;quantity&quot;:350267}, &quot;geometry&quot;: { &quot;type&quot;: &quot;Point&quot;, &quot;coordinates&quot;: [15.2734,38.2144] }}" calcext:value-type="string">
            <text:p>{"type": "Feature", "properties": {"name":"Milazzo","quantity":350267}, "geometry": { "type": "Point", "coordinates": [15.2734,38.2144] }}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United States of America</text:p>
          </table:table-cell>
          <table:table-cell office:value-type="float" office:value="325907" calcext:value-type="float">
            <text:p>325907</text:p>
          </table:table-cell>
          <table:table-cell/>
          <table:table-cell table:formula="of:=VLOOKUP([.B38];['file:///C:/xampp/htdocs/GenoaPortStats/top61/coordinates.ods'#$coordinates.$A$2:.$F$127];6)" office:value-type="string" office:string-value="-81.098,31.9996" calcext:value-type="string">
            <text:p>-81.098,31.999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8];&quot;&quot;&quot;,&quot;&quot;quantity&quot;&quot;:&quot;;[.D38];&quot;}, &quot;&quot;geometry&quot;&quot;: { &quot;&quot;type&quot;&quot;: &quot;&quot;Point&quot;&quot;, &quot;&quot;coordinates&quot;&quot;: [&quot;;[.F38];&quot;] }}&quot;)" office:value-type="string" office:string-value="{&quot;type&quot;: &quot;Feature&quot;, &quot;properties&quot;: {&quot;name&quot;:&quot;Savannah&quot;,&quot;quantity&quot;:325907}, &quot;geometry&quot;: { &quot;type&quot;: &quot;Point&quot;, &quot;coordinates&quot;: [-81.098,31.9996] }}" calcext:value-type="string">
            <text:p>{"type": "Feature", "properties": {"name":"Savannah","quantity":325907}, "geometry": { "type": "Point", "coordinates": [-81.098,31.9996] }}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Fos-sur-Mer</text:p>
          </table:table-cell>
          <table:table-cell office:value-type="string" calcext:value-type="string">
            <text:p>France</text:p>
          </table:table-cell>
          <table:table-cell office:value-type="float" office:value="325200" calcext:value-type="float">
            <text:p>325200</text:p>
          </table:table-cell>
          <table:table-cell/>
          <table:table-cell table:formula="of:=VLOOKUP([.B39];['file:///C:/xampp/htdocs/GenoaPortStats/top61/coordinates.ods'#$coordinates.$A$2:.$F$127];6)" office:value-type="string" office:string-value="4.945595,43.4380714" calcext:value-type="string">
            <text:p>4.945595,43.438071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9];&quot;&quot;&quot;,&quot;&quot;quantity&quot;&quot;:&quot;;[.D39];&quot;}, &quot;&quot;geometry&quot;&quot;: { &quot;&quot;type&quot;&quot;: &quot;&quot;Point&quot;&quot;, &quot;&quot;coordinates&quot;&quot;: [&quot;;[.F39];&quot;] }}&quot;)" office:value-type="string" office:string-value="{&quot;type&quot;: &quot;Feature&quot;, &quot;properties&quot;: {&quot;name&quot;:&quot;Fos-sur-Mer&quot;,&quot;quantity&quot;:325200}, &quot;geometry&quot;: { &quot;type&quot;: &quot;Point&quot;, &quot;coordinates&quot;: [4.945595,43.4380714] }}" calcext:value-type="string">
            <text:p>{"type": "Feature", "properties": {"name":"Fos-sur-Mer","quantity":325200}, "geometry": { "type": "Point", "coordinates": [4.945595,43.4380714] }}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azil</text:p>
          </table:table-cell>
          <table:table-cell office:value-type="float" office:value="319823" calcext:value-type="float">
            <text:p>319823</text:p>
          </table:table-cell>
          <table:table-cell/>
          <table:table-cell table:formula="of:=VLOOKUP([.B40];['file:///C:/xampp/htdocs/GenoaPortStats/top61/coordinates.ods'#$coordinates.$A$2:.$F$127];6)" office:value-type="string" office:string-value="-42.756,-22.239" calcext:value-type="string">
            <text:p>-42.756,-22.23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0];&quot;&quot;&quot;,&quot;&quot;quantity&quot;&quot;:&quot;;[.D40];&quot;}, &quot;&quot;geometry&quot;&quot;: { &quot;&quot;type&quot;&quot;: &quot;&quot;Point&quot;&quot;, &quot;&quot;coordinates&quot;&quot;: [&quot;;[.F40];&quot;] }}&quot;)" office:value-type="string" office:string-value="{&quot;type&quot;: &quot;Feature&quot;, &quot;properties&quot;: {&quot;name&quot;:&quot;Rio de Janeiro&quot;,&quot;quantity&quot;:319823}, &quot;geometry&quot;: { &quot;type&quot;: &quot;Point&quot;, &quot;coordinates&quot;: [-42.756,-22.239] }}" calcext:value-type="string">
            <text:p>{"type": "Feature", "properties": {"name":"Rio de Janeiro","quantity":319823}, "geometry": { "type": "Point", "coordinates": [-42.756,-22.239] }}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Alger</text:p>
          </table:table-cell>
          <table:table-cell office:value-type="string" calcext:value-type="string">
            <text:p>Algeria</text:p>
          </table:table-cell>
          <table:table-cell office:value-type="float" office:value="315451" calcext:value-type="float">
            <text:p>315451</text:p>
          </table:table-cell>
          <table:table-cell/>
          <table:table-cell table:formula="of:=VLOOKUP([.B41];['file:///C:/xampp/htdocs/GenoaPortStats/top61/coordinates.ods'#$coordinates.$A$2:.$F$127];6)" office:value-type="string" office:string-value="3.0601,36.7753" calcext:value-type="string">
            <text:p>3.0601,36.775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1];&quot;&quot;&quot;,&quot;&quot;quantity&quot;&quot;:&quot;;[.D41];&quot;}, &quot;&quot;geometry&quot;&quot;: { &quot;&quot;type&quot;&quot;: &quot;&quot;Point&quot;&quot;, &quot;&quot;coordinates&quot;&quot;: [&quot;;[.F41];&quot;] }}&quot;)" office:value-type="string" office:string-value="{&quot;type&quot;: &quot;Feature&quot;, &quot;properties&quot;: {&quot;name&quot;:&quot;Alger&quot;,&quot;quantity&quot;:315451}, &quot;geometry&quot;: { &quot;type&quot;: &quot;Point&quot;, &quot;coordinates&quot;: [3.0601,36.7753] }}" calcext:value-type="string">
            <text:p>{"type": "Feature", "properties": {"name":"Alger","quantity":315451}, "geometry": { "type": "Point", "coordinates": [3.0601,36.7753] }}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Italy</text:p>
          </table:table-cell>
          <table:table-cell office:value-type="float" office:value="313943" calcext:value-type="float">
            <text:p>313943</text:p>
          </table:table-cell>
          <table:table-cell/>
          <table:table-cell table:formula="of:=VLOOKUP([.B42];['file:///C:/xampp/htdocs/GenoaPortStats/top61/coordinates.ods'#$coordinates.$A$2:.$F$127];6)" office:value-type="string" office:string-value="9.5397,40.9206" calcext:value-type="string">
            <text:p>9.5397,40.920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2];&quot;&quot;&quot;,&quot;&quot;quantity&quot;&quot;:&quot;;[.D42];&quot;}, &quot;&quot;geometry&quot;&quot;: { &quot;&quot;type&quot;&quot;: &quot;&quot;Point&quot;&quot;, &quot;&quot;coordinates&quot;&quot;: [&quot;;[.F42];&quot;] }}&quot;)" office:value-type="string" office:string-value="{&quot;type&quot;: &quot;Feature&quot;, &quot;properties&quot;: {&quot;name&quot;:&quot;Olbia&quot;,&quot;quantity&quot;:313943}, &quot;geometry&quot;: { &quot;type&quot;: &quot;Point&quot;, &quot;coordinates&quot;: [9.5397,40.9206] }}" calcext:value-type="string">
            <text:p>{"type": "Feature", "properties": {"name":"Olbia","quantity":313943}, "geometry": { "type": "Point", "coordinates": [9.5397,40.9206] }}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La Skirra</text:p>
          </table:table-cell>
          <table:table-cell office:value-type="string" calcext:value-type="string">
            <text:p>Tunisia</text:p>
          </table:table-cell>
          <table:table-cell office:value-type="float" office:value="308802" calcext:value-type="float">
            <text:p>308802</text:p>
          </table:table-cell>
          <table:table-cell/>
          <table:table-cell table:formula="of:=VLOOKUP([.B43];['file:///C:/xampp/htdocs/GenoaPortStats/top61/coordinates.ods'#$coordinates.$A$2:.$F$127];6)" office:value-type="string" office:string-value="10.1654431,34.3342894" calcext:value-type="string">
            <text:p>10.1654431,34.334289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3];&quot;&quot;&quot;,&quot;&quot;quantity&quot;&quot;:&quot;;[.D43];&quot;}, &quot;&quot;geometry&quot;&quot;: { &quot;&quot;type&quot;&quot;: &quot;&quot;Point&quot;&quot;, &quot;&quot;coordinates&quot;&quot;: [&quot;;[.F43];&quot;] }}&quot;)" office:value-type="string" office:string-value="{&quot;type&quot;: &quot;Feature&quot;, &quot;properties&quot;: {&quot;name&quot;:&quot;La Skirra&quot;,&quot;quantity&quot;:308802}, &quot;geometry&quot;: { &quot;type&quot;: &quot;Point&quot;, &quot;coordinates&quot;: [10.1654431,34.3342894] }}" calcext:value-type="string">
            <text:p>{"type": "Feature", "properties": {"name":"La Skirra","quantity":308802}, "geometry": { "type": "Point", "coordinates": [10.1654431,34.3342894] }}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Kerch</text:p>
          </table:table-cell>
          <table:table-cell office:value-type="string" calcext:value-type="string">
            <text:p>Ukraine</text:p>
          </table:table-cell>
          <table:table-cell office:value-type="float" office:value="307193" calcext:value-type="float">
            <text:p>307193</text:p>
          </table:table-cell>
          <table:table-cell/>
          <table:table-cell table:formula="of:=VLOOKUP([.B44];['file:///C:/xampp/htdocs/GenoaPortStats/top61/coordinates.ods'#$coordinates.$A$2:.$F$127];6)" office:value-type="string" office:string-value="50.327,29.2347" calcext:value-type="string">
            <text:p>50.327,29.234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4];&quot;&quot;&quot;,&quot;&quot;quantity&quot;&quot;:&quot;;[.D44];&quot;}, &quot;&quot;geometry&quot;&quot;: { &quot;&quot;type&quot;&quot;: &quot;&quot;Point&quot;&quot;, &quot;&quot;coordinates&quot;&quot;: [&quot;;[.F44];&quot;] }}&quot;)" office:value-type="string" office:string-value="{&quot;type&quot;: &quot;Feature&quot;, &quot;properties&quot;: {&quot;name&quot;:&quot;Kerch&quot;,&quot;quantity&quot;:307193}, &quot;geometry&quot;: { &quot;type&quot;: &quot;Point&quot;, &quot;coordinates&quot;: [50.327,29.2347] }}" calcext:value-type="string">
            <text:p>{"type": "Feature", "properties": {"name":"Kerch","quantity":307193}, "geometry": { "type": "Point", "coordinates": [50.327,29.2347] }}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United States of America</text:p>
          </table:table-cell>
          <table:table-cell office:value-type="float" office:value="301630" calcext:value-type="float">
            <text:p>301630</text:p>
          </table:table-cell>
          <table:table-cell/>
          <table:table-cell table:formula="of:=VLOOKUP([.B45];['file:///C:/xampp/htdocs/GenoaPortStats/top61/coordinates.ods'#$coordinates.$A$2:.$F$127];6)" office:value-type="string" office:string-value="-94.9171,29.7232" calcext:value-type="string">
            <text:p>-94.9171,29.7232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5];&quot;&quot;&quot;,&quot;&quot;quantity&quot;&quot;:&quot;;[.D45];&quot;}, &quot;&quot;geometry&quot;&quot;: { &quot;&quot;type&quot;&quot;: &quot;&quot;Point&quot;&quot;, &quot;&quot;coordinates&quot;&quot;: [&quot;;[.F45];&quot;] }}&quot;)" office:value-type="string" office:string-value="{&quot;type&quot;: &quot;Feature&quot;, &quot;properties&quot;: {&quot;name&quot;:&quot;Houston&quot;,&quot;quantity&quot;:301630}, &quot;geometry&quot;: { &quot;type&quot;: &quot;Point&quot;, &quot;coordinates&quot;: [-94.9171,29.7232] }}" calcext:value-type="string">
            <text:p>{"type": "Feature", "properties": {"name":"Houston","quantity":301630}, "geometry": { "type": "Point", "coordinates": [-94.9171,29.7232] }}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Spain</text:p>
          </table:table-cell>
          <table:table-cell office:value-type="float" office:value="300132" calcext:value-type="float">
            <text:p>300132</text:p>
          </table:table-cell>
          <table:table-cell/>
          <table:table-cell table:formula="of:=VLOOKUP([.B46];['file:///C:/xampp/htdocs/GenoaPortStats/top61/coordinates.ods'#$coordinates.$A$2:.$F$127];6)" office:value-type="string" office:string-value="-0.3525,39.4228" calcext:value-type="string">
            <text:p>-0.3525,39.422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6];&quot;&quot;&quot;,&quot;&quot;quantity&quot;&quot;:&quot;;[.D46];&quot;}, &quot;&quot;geometry&quot;&quot;: { &quot;&quot;type&quot;&quot;: &quot;&quot;Point&quot;&quot;, &quot;&quot;coordinates&quot;&quot;: [&quot;;[.F46];&quot;] }}&quot;)" office:value-type="string" office:string-value="{&quot;type&quot;: &quot;Feature&quot;, &quot;properties&quot;: {&quot;name&quot;:&quot;Valencia&quot;,&quot;quantity&quot;:300132}, &quot;geometry&quot;: { &quot;type&quot;: &quot;Point&quot;, &quot;coordinates&quot;: [-0.3525,39.4228] }}" calcext:value-type="string">
            <text:p>{"type": "Feature", "properties": {"name":"Valencia","quantity":300132}, "geometry": { "type": "Point", "coordinates": [-0.3525,39.4228] }}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Las Palmas</text:p>
          </table:table-cell>
          <table:table-cell office:value-type="string" calcext:value-type="string">
            <text:p>Spain</text:p>
          </table:table-cell>
          <table:table-cell office:value-type="float" office:value="290340" calcext:value-type="float">
            <text:p>290340</text:p>
          </table:table-cell>
          <table:table-cell/>
          <table:table-cell table:formula="of:=VLOOKUP([.B47];['file:///C:/xampp/htdocs/GenoaPortStats/top61/coordinates.ods'#$coordinates.$A$2:.$F$127];6)" office:value-type="string" office:string-value="-15.4357,28.0514" calcext:value-type="string">
            <text:p>-15.4357,28.051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7];&quot;&quot;&quot;,&quot;&quot;quantity&quot;&quot;:&quot;;[.D47];&quot;}, &quot;&quot;geometry&quot;&quot;: { &quot;&quot;type&quot;&quot;: &quot;&quot;Point&quot;&quot;, &quot;&quot;coordinates&quot;&quot;: [&quot;;[.F47];&quot;] }}&quot;)" office:value-type="string" office:string-value="{&quot;type&quot;: &quot;Feature&quot;, &quot;properties&quot;: {&quot;name&quot;:&quot;Las Palmas&quot;,&quot;quantity&quot;:290340}, &quot;geometry&quot;: { &quot;type&quot;: &quot;Point&quot;, &quot;coordinates&quot;: [-15.4357,28.0514] }}" calcext:value-type="string">
            <text:p>{"type": "Feature", "properties": {"name":"Las Palmas","quantity":290340}, "geometry": { "type": "Point", "coordinates": [-15.4357,28.0514] }}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Tangier Med</text:p>
          </table:table-cell>
          <table:table-cell office:value-type="string" calcext:value-type="string">
            <text:p>Morocco</text:p>
          </table:table-cell>
          <table:table-cell office:value-type="float" office:value="272241" calcext:value-type="float">
            <text:p>272241</text:p>
          </table:table-cell>
          <table:table-cell/>
          <table:table-cell table:formula="of:=VLOOKUP([.B48];['file:///C:/xampp/htdocs/GenoaPortStats/top61/coordinates.ods'#$coordinates.$A$2:.$F$127];6)" office:value-type="string" office:string-value="-5.7878,35.7913" calcext:value-type="string">
            <text:p>-5.7878,35.791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8];&quot;&quot;&quot;,&quot;&quot;quantity&quot;&quot;:&quot;;[.D48];&quot;}, &quot;&quot;geometry&quot;&quot;: { &quot;&quot;type&quot;&quot;: &quot;&quot;Point&quot;&quot;, &quot;&quot;coordinates&quot;&quot;: [&quot;;[.F48];&quot;] }}&quot;)" office:value-type="string" office:string-value="{&quot;type&quot;: &quot;Feature&quot;, &quot;properties&quot;: {&quot;name&quot;:&quot;Tangier Med&quot;,&quot;quantity&quot;:272241}, &quot;geometry&quot;: { &quot;type&quot;: &quot;Point&quot;, &quot;coordinates&quot;: [-5.7878,35.7913] }}" calcext:value-type="string">
            <text:p>{"type": "Feature", "properties": {"name":"Tangier Med","quantity":272241}, "geometry": { "type": "Point", "coordinates": [-5.7878,35.7913] }}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United States of America</text:p>
          </table:table-cell>
          <table:table-cell office:value-type="float" office:value="265119" calcext:value-type="float">
            <text:p>265119</text:p>
          </table:table-cell>
          <table:table-cell/>
          <table:table-cell table:formula="of:=VLOOKUP([.B49];['file:///C:/xampp/htdocs/GenoaPortStats/top61/coordinates.ods'#$coordinates.$A$2:.$F$127];6)" office:value-type="string" office:string-value="-76.196,37.0127" calcext:value-type="string">
            <text:p>-76.196,37.012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9];&quot;&quot;&quot;,&quot;&quot;quantity&quot;&quot;:&quot;;[.D49];&quot;}, &quot;&quot;geometry&quot;&quot;: { &quot;&quot;type&quot;&quot;: &quot;&quot;Point&quot;&quot;, &quot;&quot;coordinates&quot;&quot;: [&quot;;[.F49];&quot;] }}&quot;)" office:value-type="string" office:string-value="{&quot;type&quot;: &quot;Feature&quot;, &quot;properties&quot;: {&quot;name&quot;:&quot;Norfolk&quot;,&quot;quantity&quot;:265119}, &quot;geometry&quot;: { &quot;type&quot;: &quot;Point&quot;, &quot;coordinates&quot;: [-76.196,37.0127] }}" calcext:value-type="string">
            <text:p>{"type": "Feature", "properties": {"name":"Norfolk","quantity":265119}, "geometry": { "type": "Point", "coordinates": [-76.196,37.0127] }}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Marsa el Brega</text:p>
          </table:table-cell>
          <table:table-cell office:value-type="string" calcext:value-type="string">
            <text:p>Libya</text:p>
          </table:table-cell>
          <table:table-cell office:value-type="float" office:value="260246" calcext:value-type="float">
            <text:p>260246</text:p>
          </table:table-cell>
          <table:table-cell/>
          <table:table-cell table:formula="of:=VLOOKUP([.B50];['file:///C:/xampp/htdocs/GenoaPortStats/top61/coordinates.ods'#$coordinates.$A$2:.$F$127];6)" office:value-type="string" office:string-value="14.5244,35.918" calcext:value-type="string">
            <text:p>14.5244,35.91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0];&quot;&quot;&quot;,&quot;&quot;quantity&quot;&quot;:&quot;;[.D50];&quot;}, &quot;&quot;geometry&quot;&quot;: { &quot;&quot;type&quot;&quot;: &quot;&quot;Point&quot;&quot;, &quot;&quot;coordinates&quot;&quot;: [&quot;;[.F50];&quot;] }}&quot;)" office:value-type="string" office:string-value="{&quot;type&quot;: &quot;Feature&quot;, &quot;properties&quot;: {&quot;name&quot;:&quot;Marsa el Brega&quot;,&quot;quantity&quot;:260246}, &quot;geometry&quot;: { &quot;type&quot;: &quot;Point&quot;, &quot;coordinates&quot;: [14.5244,35.918] }}" calcext:value-type="string">
            <text:p>{"type": "Feature", "properties": {"name":"Marsa el Brega","quantity":260246}, "geometry": { "type": "Point", "coordinates": [14.5244,35.918] }}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Batumi</text:p>
          </table:table-cell>
          <table:table-cell office:value-type="string" calcext:value-type="string">
            <text:p>Georgia</text:p>
          </table:table-cell>
          <table:table-cell office:value-type="float" office:value="250318" calcext:value-type="float">
            <text:p>250318</text:p>
          </table:table-cell>
          <table:table-cell/>
          <table:table-cell table:formula="of:=VLOOKUP([.B51];['file:///C:/xampp/htdocs/GenoaPortStats/top61/coordinates.ods'#$coordinates.$A$2:.$F$127];6)" office:value-type="string" office:string-value="41.6568,41.6658" calcext:value-type="string">
            <text:p>41.6568,41.665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1];&quot;&quot;&quot;,&quot;&quot;quantity&quot;&quot;:&quot;;[.D51];&quot;}, &quot;&quot;geometry&quot;&quot;: { &quot;&quot;type&quot;&quot;: &quot;&quot;Point&quot;&quot;, &quot;&quot;coordinates&quot;&quot;: [&quot;;[.F51];&quot;] }}&quot;)" office:value-type="string" office:string-value="{&quot;type&quot;: &quot;Feature&quot;, &quot;properties&quot;: {&quot;name&quot;:&quot;Batumi&quot;,&quot;quantity&quot;:250318}, &quot;geometry&quot;: { &quot;type&quot;: &quot;Point&quot;, &quot;coordinates&quot;: [41.6568,41.6658] }}" calcext:value-type="string">
            <text:p>{"type": "Feature", "properties": {"name":"Batumi","quantity":250318}, "geometry": { "type": "Point", "coordinates": [41.6568,41.6658] }}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Haifa</text:p>
          </table:table-cell>
          <table:table-cell office:value-type="string" calcext:value-type="string">
            <text:p>Israel</text:p>
          </table:table-cell>
          <table:table-cell office:value-type="float" office:value="245764" calcext:value-type="float">
            <text:p>245764</text:p>
          </table:table-cell>
          <table:table-cell/>
          <table:table-cell table:formula="of:=VLOOKUP([.B52];['file:///C:/xampp/htdocs/GenoaPortStats/top61/coordinates.ods'#$coordinates.$A$2:.$F$127];6)" office:value-type="string" office:string-value="34.9885,32.8184" calcext:value-type="string">
            <text:p>34.9885,32.818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2];&quot;&quot;&quot;,&quot;&quot;quantity&quot;&quot;:&quot;;[.D52];&quot;}, &quot;&quot;geometry&quot;&quot;: { &quot;&quot;type&quot;&quot;: &quot;&quot;Point&quot;&quot;, &quot;&quot;coordinates&quot;&quot;: [&quot;;[.F52];&quot;] }}&quot;)" office:value-type="string" office:string-value="{&quot;type&quot;: &quot;Feature&quot;, &quot;properties&quot;: {&quot;name&quot;:&quot;Haifa&quot;,&quot;quantity&quot;:245764}, &quot;geometry&quot;: { &quot;type&quot;: &quot;Point&quot;, &quot;coordinates&quot;: [34.9885,32.8184] }}" calcext:value-type="string">
            <text:p>{"type": "Feature", "properties": {"name":"Haifa","quantity":245764}, "geometry": { "type": "Point", "coordinates": [34.9885,32.8184] }}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Sidi Kerir Terminal</text:p>
          </table:table-cell>
          <table:table-cell office:value-type="string" calcext:value-type="string">
            <text:p>Egypt</text:p>
          </table:table-cell>
          <table:table-cell office:value-type="float" office:value="242189" calcext:value-type="float">
            <text:p>242189</text:p>
          </table:table-cell>
          <table:table-cell/>
          <table:table-cell table:formula="of:=VLOOKUP([.B53];['file:///C:/xampp/htdocs/GenoaPortStats/top61/coordinates.ods'#$coordinates.$A$2:.$F$127];6)" office:value-type="string" office:string-value="29.6734,31.0516" calcext:value-type="string">
            <text:p>29.6734,31.051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3];&quot;&quot;&quot;,&quot;&quot;quantity&quot;&quot;:&quot;;[.D53];&quot;}, &quot;&quot;geometry&quot;&quot;: { &quot;&quot;type&quot;&quot;: &quot;&quot;Point&quot;&quot;, &quot;&quot;coordinates&quot;&quot;: [&quot;;[.F53];&quot;] }}&quot;)" office:value-type="string" office:string-value="{&quot;type&quot;: &quot;Feature&quot;, &quot;properties&quot;: {&quot;name&quot;:&quot;Sidi Kerir Terminal&quot;,&quot;quantity&quot;:242189}, &quot;geometry&quot;: { &quot;type&quot;: &quot;Point&quot;, &quot;coordinates&quot;: [29.6734,31.0516] }}" calcext:value-type="string">
            <text:p>{"type": "Feature", "properties": {"name":"Sidi Kerir Terminal","quantity":242189}, "geometry": { "type": "Point", "coordinates": [29.6734,31.0516] }}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Cartagena</text:p>
          </table:table-cell>
          <table:table-cell office:value-type="string" calcext:value-type="string">
            <text:p>Spain</text:p>
          </table:table-cell>
          <table:table-cell office:value-type="float" office:value="235044" calcext:value-type="float">
            <text:p>235044</text:p>
          </table:table-cell>
          <table:table-cell/>
          <table:table-cell table:formula="of:=VLOOKUP([.B54];['file:///C:/xampp/htdocs/GenoaPortStats/top61/coordinates.ods'#$coordinates.$A$2:.$F$127];6)" office:value-type="string" office:string-value="-75.518,10.4162" calcext:value-type="string">
            <text:p>-75.518,10.4162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4];&quot;&quot;&quot;,&quot;&quot;quantity&quot;&quot;:&quot;;[.D54];&quot;}, &quot;&quot;geometry&quot;&quot;: { &quot;&quot;type&quot;&quot;: &quot;&quot;Point&quot;&quot;, &quot;&quot;coordinates&quot;&quot;: [&quot;;[.F54];&quot;] }}&quot;)" office:value-type="string" office:string-value="{&quot;type&quot;: &quot;Feature&quot;, &quot;properties&quot;: {&quot;name&quot;:&quot;Cartagena&quot;,&quot;quantity&quot;:235044}, &quot;geometry&quot;: { &quot;type&quot;: &quot;Point&quot;, &quot;coordinates&quot;: [-75.518,10.4162] }}" calcext:value-type="string">
            <text:p>{"type": "Feature", "properties": {"name":"Cartagena","quantity":235044}, "geometry": { "type": "Point", "coordinates": [-75.518,10.4162] }}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Khor al Fakkan</text:p>
          </table:table-cell>
          <table:table-cell office:value-type="string" calcext:value-type="string">
            <text:p>United Arab Emirates</text:p>
          </table:table-cell>
          <table:table-cell office:value-type="float" office:value="230101" calcext:value-type="float">
            <text:p>230101</text:p>
          </table:table-cell>
          <table:table-cell/>
          <table:table-cell table:formula="of:=VLOOKUP([.B55];['file:///C:/xampp/htdocs/GenoaPortStats/top61/coordinates.ods'#$coordinates.$A$2:.$F$127];6)" office:value-type="string" office:string-value="56.3709,25.3584" calcext:value-type="string">
            <text:p>56.3709,25.358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5];&quot;&quot;&quot;,&quot;&quot;quantity&quot;&quot;:&quot;;[.D55];&quot;}, &quot;&quot;geometry&quot;&quot;: { &quot;&quot;type&quot;&quot;: &quot;&quot;Point&quot;&quot;, &quot;&quot;coordinates&quot;&quot;: [&quot;;[.F55];&quot;] }}&quot;)" office:value-type="string" office:string-value="{&quot;type&quot;: &quot;Feature&quot;, &quot;properties&quot;: {&quot;name&quot;:&quot;Khor al Fakkan&quot;,&quot;quantity&quot;:230101}, &quot;geometry&quot;: { &quot;type&quot;: &quot;Point&quot;, &quot;coordinates&quot;: [56.3709,25.3584] }}" calcext:value-type="string">
            <text:p>{"type": "Feature", "properties": {"name":"Khor al Fakkan","quantity":230101}, "geometry": { "type": "Point", "coordinates": [56.3709,25.3584] }}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Cartagena</text:p>
          </table:table-cell>
          <table:table-cell office:value-type="string" calcext:value-type="string">
            <text:p>Colombia</text:p>
          </table:table-cell>
          <table:table-cell office:value-type="float" office:value="223070" calcext:value-type="float">
            <text:p>223070</text:p>
          </table:table-cell>
          <table:table-cell/>
          <table:table-cell table:formula="of:=VLOOKUP([.B56];['file:///C:/xampp/htdocs/GenoaPortStats/top61/coordinates.ods'#$coordinates.$A$2:.$F$127];6)" office:value-type="string" office:string-value="-75.518,10.4162" calcext:value-type="string">
            <text:p>-75.518,10.4162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6];&quot;&quot;&quot;,&quot;&quot;quantity&quot;&quot;:&quot;;[.D56];&quot;}, &quot;&quot;geometry&quot;&quot;: { &quot;&quot;type&quot;&quot;: &quot;&quot;Point&quot;&quot;, &quot;&quot;coordinates&quot;&quot;: [&quot;;[.F56];&quot;] }}&quot;)" office:value-type="string" office:string-value="{&quot;type&quot;: &quot;Feature&quot;, &quot;properties&quot;: {&quot;name&quot;:&quot;Cartagena&quot;,&quot;quantity&quot;:223070}, &quot;geometry&quot;: { &quot;type&quot;: &quot;Point&quot;, &quot;coordinates&quot;: [-75.518,10.4162] }}" calcext:value-type="string">
            <text:p>{"type": "Feature", "properties": {"name":"Cartagena","quantity":223070}, "geometry": { "type": "Point", "coordinates": [-75.518,10.4162] }}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Italy</text:p>
          </table:table-cell>
          <table:table-cell office:value-type="float" office:value="216448" calcext:value-type="float">
            <text:p>216448</text:p>
          </table:table-cell>
          <table:table-cell/>
          <table:table-cell table:formula="of:=VLOOKUP([.B57];['file:///C:/xampp/htdocs/GenoaPortStats/top61/coordinates.ods'#$coordinates.$A$2:.$F$127];6)" office:value-type="string" office:string-value="15.2059,37.224" calcext:value-type="string">
            <text:p>15.2059,37.22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7];&quot;&quot;&quot;,&quot;&quot;quantity&quot;&quot;:&quot;;[.D57];&quot;}, &quot;&quot;geometry&quot;&quot;: { &quot;&quot;type&quot;&quot;: &quot;&quot;Point&quot;&quot;, &quot;&quot;coordinates&quot;&quot;: [&quot;;[.F57];&quot;] }}&quot;)" office:value-type="string" office:string-value="{&quot;type&quot;: &quot;Feature&quot;, &quot;properties&quot;: {&quot;name&quot;:&quot;Augusta&quot;,&quot;quantity&quot;:216448}, &quot;geometry&quot;: { &quot;type&quot;: &quot;Point&quot;, &quot;coordinates&quot;: [15.2059,37.224] }}" calcext:value-type="string">
            <text:p>{"type": "Feature", "properties": {"name":"Augusta","quantity":216448}, "geometry": { "type": "Point", "coordinates": [15.2059,37.224] }}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rgentina</text:p>
          </table:table-cell>
          <table:table-cell office:value-type="float" office:value="210672" calcext:value-type="float">
            <text:p>210672</text:p>
          </table:table-cell>
          <table:table-cell/>
          <table:table-cell table:formula="of:=VLOOKUP([.B58];['file:///C:/xampp/htdocs/GenoaPortStats/top61/coordinates.ods'#$coordinates.$A$2:.$F$127];6)" office:value-type="string" office:string-value="-58.44598,-34.61287" calcext:value-type="string">
            <text:p>-58.44598,-34.6128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8];&quot;&quot;&quot;,&quot;&quot;quantity&quot;&quot;:&quot;;[.D58];&quot;}, &quot;&quot;geometry&quot;&quot;: { &quot;&quot;type&quot;&quot;: &quot;&quot;Point&quot;&quot;, &quot;&quot;coordinates&quot;&quot;: [&quot;;[.F58];&quot;] }}&quot;)" office:value-type="string" office:string-value="{&quot;type&quot;: &quot;Feature&quot;, &quot;properties&quot;: {&quot;name&quot;:&quot;Buenos Aires&quot;,&quot;quantity&quot;:210672}, &quot;geometry&quot;: { &quot;type&quot;: &quot;Point&quot;, &quot;coordinates&quot;: [-58.44598,-34.61287] }}" calcext:value-type="string">
            <text:p>{"type": "Feature", "properties": {"name":"Buenos Aires","quantity":210672}, "geometry": { "type": "Point", "coordinates": [-58.44598,-34.61287] }}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Rotterdam</text:p>
          </table:table-cell>
          <table:table-cell office:value-type="string" calcext:value-type="string">
            <text:p>Netherlands</text:p>
          </table:table-cell>
          <table:table-cell office:value-type="float" office:value="204287" calcext:value-type="float">
            <text:p>204287</text:p>
          </table:table-cell>
          <table:table-cell/>
          <table:table-cell table:formula="of:=VLOOKUP([.B59];['file:///C:/xampp/htdocs/GenoaPortStats/top61/coordinates.ods'#$coordinates.$A$2:.$F$127];6)" office:value-type="string" office:string-value="-42.756,-22.239" calcext:value-type="string">
            <text:p>-42.756,-22.23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9];&quot;&quot;&quot;,&quot;&quot;quantity&quot;&quot;:&quot;;[.D59];&quot;}, &quot;&quot;geometry&quot;&quot;: { &quot;&quot;type&quot;&quot;: &quot;&quot;Point&quot;&quot;, &quot;&quot;coordinates&quot;&quot;: [&quot;;[.F59];&quot;] }}&quot;)" office:value-type="string" office:string-value="{&quot;type&quot;: &quot;Feature&quot;, &quot;properties&quot;: {&quot;name&quot;:&quot;Rotterdam&quot;,&quot;quantity&quot;:204287}, &quot;geometry&quot;: { &quot;type&quot;: &quot;Point&quot;, &quot;coordinates&quot;: [-42.756,-22.239] }}" calcext:value-type="string">
            <text:p>{"type": "Feature", "properties": {"name":"Rotterdam","quantity":204287}, "geometry": { "type": "Point", "coordinates": [-42.756,-22.239] }}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United States of America</text:p>
          </table:table-cell>
          <table:table-cell office:value-type="float" office:value="202879" calcext:value-type="float">
            <text:p>202879</text:p>
          </table:table-cell>
          <table:table-cell/>
          <table:table-cell table:formula="of:=VLOOKUP([.B60];['file:///C:/xampp/htdocs/GenoaPortStats/top61/coordinates.ods'#$coordinates.$A$2:.$F$127];6)" office:value-type="string" office:string-value="14.2461,40.8529" calcext:value-type="string">
            <text:p>14.2461,40.852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0];&quot;&quot;&quot;,&quot;&quot;quantity&quot;&quot;:&quot;;[.D60];&quot;}, &quot;&quot;geometry&quot;&quot;: { &quot;&quot;type&quot;&quot;: &quot;&quot;Point&quot;&quot;, &quot;&quot;coordinates&quot;&quot;: [&quot;;[.F60];&quot;] }}&quot;)" office:value-type="string" office:string-value="{&quot;type&quot;: &quot;Feature&quot;, &quot;properties&quot;: {&quot;name&quot;:&quot;New Orleans&quot;,&quot;quantity&quot;:202879}, &quot;geometry&quot;: { &quot;type&quot;: &quot;Point&quot;, &quot;coordinates&quot;: [14.2461,40.8529] }}" calcext:value-type="string">
            <text:p>{"type": "Feature", "properties": {"name":"New Orleans","quantity":202879}, "geometry": { "type": "Point", "coordinates": [14.2461,40.8529] }}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Italy</text:p>
          </table:table-cell>
          <table:table-cell office:value-type="float" office:value="202858" calcext:value-type="float">
            <text:p>202858</text:p>
          </table:table-cell>
          <table:table-cell/>
          <table:table-cell table:formula="of:=VLOOKUP([.B61];['file:///C:/xampp/htdocs/GenoaPortStats/top61/coordinates.ods'#$coordinates.$A$2:.$F$127];6)" office:value-type="string" office:string-value="14.2461,40.8529" calcext:value-type="string">
            <text:p>14.2461,40.852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1];&quot;&quot;&quot;,&quot;&quot;quantity&quot;&quot;:&quot;;[.D61];&quot;}, &quot;&quot;geometry&quot;&quot;: { &quot;&quot;type&quot;&quot;: &quot;&quot;Point&quot;&quot;, &quot;&quot;coordinates&quot;&quot;: [&quot;;[.F61];&quot;] }}&quot;)" office:value-type="string" office:string-value="{&quot;type&quot;: &quot;Feature&quot;, &quot;properties&quot;: {&quot;name&quot;:&quot;Napoli&quot;,&quot;quantity&quot;:202858}, &quot;geometry&quot;: { &quot;type&quot;: &quot;Point&quot;, &quot;coordinates&quot;: [14.2461,40.8529] }}" calcext:value-type="string">
            <text:p>{"type": "Feature", "properties": {"name":"Napoli","quantity":202858}, "geometry": { "type": "Point", "coordinates": [14.2461,40.8529] }}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Jawaharlal Neru (Nhava Sheva)</text:p>
          </table:table-cell>
          <table:table-cell office:value-type="string" calcext:value-type="string">
            <text:p>India</text:p>
          </table:table-cell>
          <table:table-cell office:value-type="float" office:value="201856" calcext:value-type="float">
            <text:p>201856</text:p>
          </table:table-cell>
          <table:table-cell/>
          <table:table-cell table:formula="of:=VLOOKUP([.B62];['file:///C:/xampp/htdocs/GenoaPortStats/top61/coordinates.ods'#$coordinates.$A$2:.$F$127];6)" office:value-type="string" office:string-value="72.9644,18.9629" calcext:value-type="string">
            <text:p>72.9644,18.962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2];&quot;&quot;&quot;,&quot;&quot;quantity&quot;&quot;:&quot;;[.D62];&quot;}, &quot;&quot;geometry&quot;&quot;: { &quot;&quot;type&quot;&quot;: &quot;&quot;Point&quot;&quot;, &quot;&quot;coordinates&quot;&quot;: [&quot;;[.F62];&quot;] }}&quot;)" office:value-type="string" office:string-value="{&quot;type&quot;: &quot;Feature&quot;, &quot;properties&quot;: {&quot;name&quot;:&quot;Jawaharlal Neru (Nhava Sheva)&quot;,&quot;quantity&quot;:201856}, &quot;geometry&quot;: { &quot;type&quot;: &quot;Point&quot;, &quot;coordinates&quot;: [72.9644,18.9629] }}" calcext:value-type="string">
            <text:p>{"type": "Feature", "properties": {"name":"Jawaharlal Neru (Nhava Sheva)","quantity":201856}, "geometry": { "type": "Point", "coordinates": [72.9644,18.9629] }}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Damietta</text:p>
          </table:table-cell>
          <table:table-cell office:value-type="string" calcext:value-type="string">
            <text:p>Egypt</text:p>
          </table:table-cell>
          <table:table-cell office:value-type="float" office:value="199792" calcext:value-type="float">
            <text:p>199792</text:p>
          </table:table-cell>
          <table:table-cell/>
          <table:table-cell table:formula="of:=VLOOKUP([.B63];['file:///C:/xampp/htdocs/GenoaPortStats/top61/coordinates.ods'#$coordinates.$A$2:.$F$127];6)" office:value-type="string" office:string-value="31.82137,31.41674" calcext:value-type="string">
            <text:p>31.82137,31.4167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3];&quot;&quot;&quot;,&quot;&quot;quantity&quot;&quot;:&quot;;[.D63];&quot;}, &quot;&quot;geometry&quot;&quot;: { &quot;&quot;type&quot;&quot;: &quot;&quot;Point&quot;&quot;, &quot;&quot;coordinates&quot;&quot;: [&quot;;[.F63];&quot;] }}&quot;)" office:value-type="string" office:string-value="{&quot;type&quot;: &quot;Feature&quot;, &quot;properties&quot;: {&quot;name&quot;:&quot;Damietta&quot;,&quot;quantity&quot;:199792}, &quot;geometry&quot;: { &quot;type&quot;: &quot;Point&quot;, &quot;coordinates&quot;: [31.82137,31.41674] }}" calcext:value-type="string">
            <text:p>{"type": "Feature", "properties": {"name":"Damietta","quantity":199792}, "geometry": { "type": "Point", "coordinates": [31.82137,31.41674] }}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Fujairah</text:p>
          </table:table-cell>
          <table:table-cell office:value-type="string" calcext:value-type="string">
            <text:p>United Arab Emirates</text:p>
          </table:table-cell>
          <table:table-cell office:value-type="float" office:value="196178" calcext:value-type="float">
            <text:p>196178</text:p>
          </table:table-cell>
          <table:table-cell/>
          <table:table-cell table:formula="of:=VLOOKUP([.B64];['file:///C:/xampp/htdocs/GenoaPortStats/top61/coordinates.ods'#$coordinates.$A$2:.$F$127];6)" office:value-type="string" office:string-value="4.945595,43.4380714" calcext:value-type="string">
            <text:p>4.945595,43.438071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4];&quot;&quot;&quot;,&quot;&quot;quantity&quot;&quot;:&quot;;[.D64];&quot;}, &quot;&quot;geometry&quot;&quot;: { &quot;&quot;type&quot;&quot;: &quot;&quot;Point&quot;&quot;, &quot;&quot;coordinates&quot;&quot;: [&quot;;[.F64];&quot;] }}&quot;)" office:value-type="string" office:string-value="{&quot;type&quot;: &quot;Feature&quot;, &quot;properties&quot;: {&quot;name&quot;:&quot;Fujairah&quot;,&quot;quantity&quot;:196178}, &quot;geometry&quot;: { &quot;type&quot;: &quot;Point&quot;, &quot;coordinates&quot;: [4.945595,43.4380714] }}" calcext:value-type="string">
            <text:p>{"type": "Feature", "properties": {"name":"Fujairah","quantity":196178}, "geometry": { "type": "Point", "coordinates": [4.945595,43.4380714] }}</text:p>
          </table:table-cell>
        </table:table-row>
      </table:table>
      <table:table table:name="'file:///C:/xampp/htdocs/GenoaPortStats/top61/coordinates.ods'#coordinates" table:print="false" table:style-name="ta_extref">
        <table:table-source xlink:type="simple" xlink:href="../coordinates.ods" table:table-name="coordinates" table:mode="copy-results-only"/>
        <table:table-column table:number-columns-repeated="6"/>
        <table:table-row>
          <table:table-cell table:number-columns-repeated="6"/>
        </table:table-row>
        <table:table-row>
          <table:table-cell table:style-name="ce1" office:value-type="string">
            <text:p>Aberdeen</text:p>
          </table:table-cell>
          <table:table-cell table:style-name="ce1" office:value-type="string">
            <text:p>Scotland</text:p>
          </table:table-cell>
          <table:table-cell/>
          <table:table-cell table:style-name="ce1" office:value-type="float" office:value="-2.0913745">
            <text:p>-2.0913745</text:p>
          </table:table-cell>
          <table:table-cell table:style-name="ce1" office:value-type="float" office:value="57.1452452">
            <text:p>57.1452452</text:p>
          </table:table-cell>
          <table:table-cell table:style-name="ce1" office:value-type="string">
            <text:p>-2.0913745,57.1452452</text:p>
          </table:table-cell>
        </table:table-row>
        <table:table-row>
          <table:table-cell table:style-name="ce1" office:value-type="string">
            <text:p>Abidjan</text:p>
          </table:table-cell>
          <table:table-cell table:style-name="ce1" office:value-type="string">
            <text:p>Ivory Coast</text:p>
          </table:table-cell>
          <table:table-cell/>
          <table:table-cell table:style-name="ce1" office:value-type="float" office:value="1.87000083">
            <text:p>1.87000083</text:p>
          </table:table-cell>
          <table:table-cell table:style-name="ce1" office:value-type="float" office:value="9.76998734">
            <text:p>9.76998734</text:p>
          </table:table-cell>
          <table:table-cell table:style-name="ce1" office:value-type="string">
            <text:p>1.87000083,9.76998734</text:p>
          </table:table-cell>
        </table:table-row>
        <table:table-row>
          <table:table-cell table:style-name="ce1" office:value-type="string">
            <text:p>Abo Terminal</text:p>
          </table:table-cell>
          <table:table-cell table:style-name="ce1" office:value-type="string">
            <text:p>Nigeria</text:p>
          </table:table-cell>
          <table:table-cell/>
          <table:table-cell table:style-name="ce1" office:value-type="float" office:value="4.7849">
            <text:p>4.7849</text:p>
          </table:table-cell>
          <table:table-cell table:style-name="ce1" office:value-type="float" office:value="5.684">
            <text:p>5.684</text:p>
          </table:table-cell>
          <table:table-cell table:style-name="ce1" office:value-type="string">
            <text:p>4.7849,5.684</text:p>
          </table:table-cell>
        </table:table-row>
        <table:table-row>
          <table:table-cell table:style-name="ce1" office:value-type="string">
            <text:p>Abu Kammash</text:p>
          </table:table-cell>
          <table:table-cell table:style-name="ce1" office:value-type="string">
            <text:p>Libya</text:p>
          </table:table-cell>
          <table:table-cell/>
          <table:table-cell table:style-name="ce1" office:value-type="float" office:value="11.7363481">
            <text:p>11.7363481</text:p>
          </table:table-cell>
          <table:table-cell table:style-name="ce1" office:value-type="float" office:value="33.073808">
            <text:p>33.073808</text:p>
          </table:table-cell>
          <table:table-cell table:style-name="ce1" office:value-type="string">
            <text:p>11.7363481,33.073808</text:p>
          </table:table-cell>
        </table:table-row>
        <table:table-row>
          <table:table-cell table:style-name="ce1" office:value-type="string">
            <text:p>Alexandria</text:p>
          </table:table-cell>
          <table:table-cell table:style-name="ce1" office:value-type="string">
            <text:p>Egypt</text:p>
          </table:table-cell>
          <table:table-cell/>
          <table:table-cell table:style-name="ce1" office:value-type="float" office:value="29.8944">
            <text:p>29.8944</text:p>
          </table:table-cell>
          <table:table-cell table:style-name="ce1" office:value-type="float" office:value="31.199">
            <text:p>31.199</text:p>
          </table:table-cell>
          <table:table-cell table:style-name="ce1" office:value-type="string">
            <text:p>29.8944,31.199</text:p>
          </table:table-cell>
        </table:table-row>
        <table:table-row>
          <table:table-cell table:style-name="ce1" office:value-type="string">
            <text:p>Algeciras</text:p>
          </table:table-cell>
          <table:table-cell table:style-name="ce1" office:value-type="string">
            <text:p>Spain</text:p>
          </table:table-cell>
          <table:table-cell/>
          <table:table-cell table:style-name="ce1" office:value-type="float" office:value="-5.4278">
            <text:p>-5.4278</text:p>
          </table:table-cell>
          <table:table-cell table:style-name="ce1" office:value-type="float" office:value="36.1386">
            <text:p>36.1386</text:p>
          </table:table-cell>
          <table:table-cell table:style-name="ce1" office:value-type="string">
            <text:p>-5.4278,36.1386</text:p>
          </table:table-cell>
        </table:table-row>
        <table:table-row>
          <table:table-cell table:style-name="ce1" office:value-type="string">
            <text:p>Alger</text:p>
          </table:table-cell>
          <table:table-cell table:style-name="ce1" office:value-type="string">
            <text:p>Algeria</text:p>
          </table:table-cell>
          <table:table-cell/>
          <table:table-cell table:style-name="ce1" office:value-type="float" office:value="3.0601">
            <text:p>3.0601</text:p>
          </table:table-cell>
          <table:table-cell table:style-name="ce1" office:value-type="float" office:value="36.7753">
            <text:p>36.7753</text:p>
          </table:table-cell>
          <table:table-cell table:style-name="ce1" office:value-type="string">
            <text:p>3.0601,36.7753</text:p>
          </table:table-cell>
        </table:table-row>
        <table:table-row>
          <table:table-cell table:style-name="ce1" office:value-type="string">
            <text:p>Altamira</text:p>
          </table:table-cell>
          <table:table-cell table:style-name="ce1" office:value-type="string">
            <text:p>Mexico</text:p>
          </table:table-cell>
          <table:table-cell/>
          <table:table-cell table:style-name="ce1" office:value-type="float" office:value="-97.9299915">
            <text:p>-97.9299915</text:p>
          </table:table-cell>
          <table:table-cell table:style-name="ce1" office:value-type="float" office:value="22.4061839">
            <text:p>22.4061839</text:p>
          </table:table-cell>
          <table:table-cell table:style-name="ce1" office:value-type="string">
            <text:p>-97.9299915,22.4061839</text:p>
          </table:table-cell>
        </table:table-row>
        <table:table-row>
          <table:table-cell table:style-name="ce1" office:value-type="string">
            <text:p>Ashdod</text:p>
          </table:table-cell>
          <table:table-cell table:style-name="ce1" office:value-type="string">
            <text:p>Israel</text:p>
          </table:table-cell>
          <table:table-cell/>
          <table:table-cell table:style-name="ce1" office:value-type="float" office:value="34.6601">
            <text:p>34.6601</text:p>
          </table:table-cell>
          <table:table-cell table:style-name="ce1" office:value-type="float" office:value="31.8493">
            <text:p>31.8493</text:p>
          </table:table-cell>
          <table:table-cell table:style-name="ce1" office:value-type="string">
            <text:p>34.6601,31.8493</text:p>
          </table:table-cell>
        </table:table-row>
        <table:table-row>
          <table:table-cell table:style-name="ce1" office:value-type="string">
            <text:p>Augusta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5.2059">
            <text:p>15.2059</text:p>
          </table:table-cell>
          <table:table-cell table:style-name="ce1" office:value-type="float" office:value="37.224">
            <text:p>37.224</text:p>
          </table:table-cell>
          <table:table-cell table:style-name="ce1" office:value-type="string">
            <text:p>15.2059,37.224</text:p>
          </table:table-cell>
        </table:table-row>
        <table:table-row>
          <table:table-cell table:style-name="ce1" office:value-type="string">
            <text:p>Bandar Abbas</text:p>
          </table:table-cell>
          <table:table-cell table:style-name="ce1" office:value-type="string">
            <text:p>Iran</text:p>
          </table:table-cell>
          <table:table-cell/>
          <table:table-cell table:style-name="ce1" office:value-type="float" office:value="56.2823">
            <text:p>56.2823</text:p>
          </table:table-cell>
          <table:table-cell table:style-name="ce1" office:value-type="float" office:value="27.1762">
            <text:p>27.1762</text:p>
          </table:table-cell>
          <table:table-cell table:style-name="ce1" office:value-type="string">
            <text:p>56.2823,27.1762</text:p>
          </table:table-cell>
        </table:table-row>
        <table:table-row>
          <table:table-cell table:style-name="ce1" office:value-type="string">
            <text:p>Baniyas</text:p>
          </table:table-cell>
          <table:table-cell table:style-name="ce1" office:value-type="string">
            <text:p>Syria</text:p>
          </table:table-cell>
          <table:table-cell/>
          <table:table-cell table:style-name="ce1" office:value-type="float" office:value="35.944906">
            <text:p>35.944906</text:p>
          </table:table-cell>
          <table:table-cell table:style-name="ce1" office:value-type="float" office:value="35.1820319">
            <text:p>35.1820319</text:p>
          </table:table-cell>
          <table:table-cell table:style-name="ce1" office:value-type="string">
            <text:p>35.944906,35.1820319</text:p>
          </table:table-cell>
        </table:table-row>
        <table:table-row>
          <table:table-cell table:style-name="ce1" office:value-type="string">
            <text:p>Barcelona</text:p>
          </table:table-cell>
          <table:table-cell table:style-name="ce1" office:value-type="string">
            <text:p>Spain</text:p>
          </table:table-cell>
          <table:table-cell/>
          <table:table-cell table:style-name="ce1" office:value-type="float" office:value="2.1889">
            <text:p>2.1889</text:p>
          </table:table-cell>
          <table:table-cell table:style-name="ce1" office:value-type="float" office:value="41.3996">
            <text:p>41.3996</text:p>
          </table:table-cell>
          <table:table-cell table:style-name="ce1" office:value-type="string">
            <text:p>2.1889,41.3996</text:p>
          </table:table-cell>
        </table:table-row>
        <table:table-row>
          <table:table-cell table:style-name="ce1" office:value-type="string">
            <text:p>Batumi</text:p>
          </table:table-cell>
          <table:table-cell table:style-name="ce1" office:value-type="string">
            <text:p>Georgia</text:p>
          </table:table-cell>
          <table:table-cell/>
          <table:table-cell table:style-name="ce1" office:value-type="float" office:value="41.6568">
            <text:p>41.6568</text:p>
          </table:table-cell>
          <table:table-cell table:style-name="ce1" office:value-type="float" office:value="41.6658">
            <text:p>41.6658</text:p>
          </table:table-cell>
          <table:table-cell table:style-name="ce1" office:value-type="string">
            <text:p>41.6568,41.6658</text:p>
          </table:table-cell>
        </table:table-row>
        <table:table-row>
          <table:table-cell table:style-name="ce1" office:value-type="string">
            <text:p>Beirut</text:p>
          </table:table-cell>
          <table:table-cell table:style-name="ce1" office:value-type="string">
            <text:p>Lebanon</text:p>
          </table:table-cell>
          <table:table-cell/>
          <table:table-cell table:style-name="ce1" office:value-type="float" office:value="35.47843">
            <text:p>35.47843</text:p>
          </table:table-cell>
          <table:table-cell table:style-name="ce1" office:value-type="float" office:value="33.8959203">
            <text:p>33.8959203</text:p>
          </table:table-cell>
          <table:table-cell table:style-name="ce1" office:value-type="string">
            <text:p>35.47843,33.8959203</text:p>
          </table:table-cell>
        </table:table-row>
        <table:table-row>
          <table:table-cell table:style-name="ce1" office:value-type="string">
            <text:p>Bonny</text:p>
          </table:table-cell>
          <table:table-cell table:style-name="ce1" office:value-type="string">
            <text:p>Nigeria</text:p>
          </table:table-cell>
          <table:table-cell/>
          <table:table-cell table:style-name="ce1" office:value-type="float" office:value="7.1668">
            <text:p>7.1668</text:p>
          </table:table-cell>
          <table:table-cell table:style-name="ce1" office:value-type="float" office:value="4.4355">
            <text:p>4.4355</text:p>
          </table:table-cell>
          <table:table-cell table:style-name="ce1" office:value-type="string">
            <text:p>7.1668,4.4355</text:p>
          </table:table-cell>
        </table:table-row>
        <table:table-row>
          <table:table-cell table:style-name="ce1" office:value-type="string">
            <text:p>Bouri Terminal</text:p>
          </table:table-cell>
          <table:table-cell table:style-name="ce1" office:value-type="string">
            <text:p>Libya</text:p>
          </table:table-cell>
          <table:table-cell/>
          <table:table-cell table:style-name="ce1" office:value-type="float" office:value="13.2605">
            <text:p>13.2605</text:p>
          </table:table-cell>
          <table:table-cell table:style-name="ce1" office:value-type="float" office:value="33.8476">
            <text:p>33.8476</text:p>
          </table:table-cell>
          <table:table-cell table:style-name="ce1" office:value-type="string">
            <text:p>13.2605,33.8476</text:p>
          </table:table-cell>
        </table:table-row>
        <table:table-row>
          <table:table-cell table:style-name="ce1" office:value-type="string">
            <text:p>Brass Terminal</text:p>
          </table:table-cell>
          <table:table-cell table:style-name="ce1" office:value-type="string">
            <text:p>Nigeria</text:p>
          </table:table-cell>
          <table:table-cell/>
          <table:table-cell table:style-name="ce1" office:value-type="float" office:value="6.2439">
            <text:p>6.2439</text:p>
          </table:table-cell>
          <table:table-cell table:style-name="ce1" office:value-type="float" office:value="4.3037">
            <text:p>4.3037</text:p>
          </table:table-cell>
          <table:table-cell table:style-name="ce1" office:value-type="string">
            <text:p>6.2439,4.3037</text:p>
          </table:table-cell>
        </table:table-row>
        <table:table-row>
          <table:table-cell table:style-name="ce1" office:value-type="string">
            <text:p>Buenos Aires</text:p>
          </table:table-cell>
          <table:table-cell table:style-name="ce1" office:value-type="string">
            <text:p>Argentina</text:p>
          </table:table-cell>
          <table:table-cell/>
          <table:table-cell table:style-name="ce1" office:value-type="float" office:value="-58.44598">
            <text:p>-58.44598</text:p>
          </table:table-cell>
          <table:table-cell table:style-name="ce1" office:value-type="float" office:value="-34.61287">
            <text:p>-34.61287</text:p>
          </table:table-cell>
          <table:table-cell table:style-name="ce1" office:value-type="string">
            <text:p>-58.44598,-34.61287</text:p>
          </table:table-cell>
        </table:table-row>
        <table:table-row>
          <table:table-cell table:style-name="ce1" office:value-type="string">
            <text:p>Busan (Pusan)</text:p>
          </table:table-cell>
          <table:table-cell table:style-name="ce1" office:value-type="string">
            <text:p>South Korea</text:p>
          </table:table-cell>
          <table:table-cell/>
          <table:table-cell table:style-name="ce1" office:value-type="float" office:value="129.0176">
            <text:p>129.0176</text:p>
          </table:table-cell>
          <table:table-cell table:style-name="ce1" office:value-type="float" office:value="35.0803">
            <text:p>35.0803</text:p>
          </table:table-cell>
          <table:table-cell table:style-name="ce1" office:value-type="string">
            <text:p>129.0176,35.0803</text:p>
          </table:table-cell>
        </table:table-row>
        <table:table-row>
          <table:table-cell table:style-name="ce1" office:value-type="string">
            <text:p>Cagliari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9.096">
            <text:p>9.096</text:p>
          </table:table-cell>
          <table:table-cell table:style-name="ce1" office:value-type="float" office:value="39.2204">
            <text:p>39.2204</text:p>
          </table:table-cell>
          <table:table-cell table:style-name="ce1" office:value-type="string">
            <text:p>9.096,39.2204</text:p>
          </table:table-cell>
        </table:table-row>
        <table:table-row>
          <table:table-cell table:style-name="ce1" office:value-type="string">
            <text:p>Cartagena</text:p>
          </table:table-cell>
          <table:table-cell table:style-name="ce1" office:value-type="string">
            <text:p>Colombia</text:p>
          </table:table-cell>
          <table:table-cell/>
          <table:table-cell table:style-name="ce1" office:value-type="float" office:value="-75.518">
            <text:p>-75.518</text:p>
          </table:table-cell>
          <table:table-cell table:style-name="ce1" office:value-type="float" office:value="10.4162">
            <text:p>10.4162</text:p>
          </table:table-cell>
          <table:table-cell table:style-name="ce1" office:value-type="string">
            <text:p>-75.518,10.4162</text:p>
          </table:table-cell>
        </table:table-row>
        <table:table-row>
          <table:table-cell table:style-name="ce1" office:value-type="string">
            <text:p>Casablanca</text:p>
          </table:table-cell>
          <table:table-cell table:style-name="ce1" office:value-type="string">
            <text:p>Morocco</text:p>
          </table:table-cell>
          <table:table-cell/>
          <table:table-cell table:style-name="ce1" office:value-type="float" office:value="-7.6073">
            <text:p>-7.6073</text:p>
          </table:table-cell>
          <table:table-cell table:style-name="ce1" office:value-type="float" office:value="33.588">
            <text:p>33.588</text:p>
          </table:table-cell>
          <table:table-cell table:style-name="ce1" office:value-type="string">
            <text:p>-7.6073,33.588</text:p>
          </table:table-cell>
        </table:table-row>
        <table:table-row>
          <table:table-cell table:style-name="ce1" office:value-type="string">
            <text:p>Catania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5.0306">
            <text:p>15.0306</text:p>
          </table:table-cell>
          <table:table-cell table:style-name="ce1" office:value-type="float" office:value="37.4603">
            <text:p>37.4603</text:p>
          </table:table-cell>
          <table:table-cell table:style-name="ce1" office:value-type="string">
            <text:p>15.0306,37.4603</text:p>
          </table:table-cell>
        </table:table-row>
        <table:table-row>
          <table:table-cell table:style-name="ce1" office:value-type="string">
            <text:p>Caucedo</text:p>
          </table:table-cell>
          <table:table-cell table:style-name="ce1" office:value-type="string">
            <text:p>Dominican Republic</text:p>
          </table:table-cell>
          <table:table-cell/>
          <table:table-cell table:style-name="ce1" office:value-type="float" office:value="-69.6155">
            <text:p>-69.6155</text:p>
          </table:table-cell>
          <table:table-cell table:style-name="ce1" office:value-type="float" office:value="18.4355">
            <text:p>18.4355</text:p>
          </table:table-cell>
          <table:table-cell table:style-name="ce1" office:value-type="string">
            <text:p>-69.6155,18.4355</text:p>
          </table:table-cell>
        </table:table-row>
        <table:table-row>
          <table:table-cell table:style-name="ce1" office:value-type="string">
            <text:p>Ceyhan</text:p>
          </table:table-cell>
          <table:table-cell table:style-name="ce1" office:value-type="string">
            <text:p>Turkey</text:p>
          </table:table-cell>
          <table:table-cell/>
          <table:table-cell table:style-name="ce1" office:value-type="float" office:value="35.8331">
            <text:p>35.8331</text:p>
          </table:table-cell>
          <table:table-cell table:style-name="ce1" office:value-type="float" office:value="37.0562">
            <text:p>37.0562</text:p>
          </table:table-cell>
          <table:table-cell table:style-name="ce1" office:value-type="string">
            <text:p>35.8331,37.0562</text:p>
          </table:table-cell>
        </table:table-row>
        <table:table-row>
          <table:table-cell table:style-name="ce1" office:value-type="string">
            <text:p>Chiwan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13.8925745">
            <text:p>113.8925745</text:p>
          </table:table-cell>
          <table:table-cell table:style-name="ce1" office:value-type="float" office:value="22.4823134">
            <text:p>22.4823134</text:p>
          </table:table-cell>
          <table:table-cell table:style-name="ce1" office:value-type="string">
            <text:p>113.8925745,22.4823134</text:p>
          </table:table-cell>
        </table:table-row>
        <table:table-row>
          <table:table-cell table:style-name="ce1" office:value-type="string">
            <text:p>Colombo</text:p>
          </table:table-cell>
          <table:table-cell table:style-name="ce1" office:value-type="string">
            <text:p>Sri Lanka</text:p>
          </table:table-cell>
          <table:table-cell/>
          <table:table-cell table:style-name="ce1" office:value-type="float" office:value="79.8532704">
            <text:p>79.8532704</text:p>
          </table:table-cell>
          <table:table-cell table:style-name="ce1" office:value-type="float" office:value="6.934287">
            <text:p>6.934287</text:p>
          </table:table-cell>
          <table:table-cell table:style-name="ce1" office:value-type="string">
            <text:p>79.8532704,6.934287</text:p>
          </table:table-cell>
        </table:table-row>
        <table:table-row>
          <table:table-cell table:style-name="ce1" office:value-type="string">
            <text:p>Dakar</text:p>
          </table:table-cell>
          <table:table-cell table:style-name="ce1" office:value-type="string">
            <text:p>Senegal</text:p>
          </table:table-cell>
          <table:table-cell/>
          <table:table-cell table:style-name="ce1" office:value-type="float" office:value="-17.44703">
            <text:p>-17.44703</text:p>
          </table:table-cell>
          <table:table-cell table:style-name="ce1" office:value-type="float" office:value="14.693">
            <text:p>14.693</text:p>
          </table:table-cell>
          <table:table-cell table:style-name="ce1" office:value-type="string">
            <text:p>-17.44703,14.693</text:p>
          </table:table-cell>
        </table:table-row>
        <table:table-row>
          <table:table-cell table:style-name="ce1" office:value-type="string">
            <text:p>Damietta</text:p>
          </table:table-cell>
          <table:table-cell table:style-name="ce1" office:value-type="string">
            <text:p>Egypt</text:p>
          </table:table-cell>
          <table:table-cell/>
          <table:table-cell table:style-name="ce1" office:value-type="float" office:value="31.82137">
            <text:p>31.82137</text:p>
          </table:table-cell>
          <table:table-cell table:style-name="ce1" office:value-type="float" office:value="31.41674">
            <text:p>31.41674</text:p>
          </table:table-cell>
          <table:table-cell table:style-name="ce1" office:value-type="string">
            <text:p>31.82137,31.41674</text:p>
          </table:table-cell>
        </table:table-row>
        <table:table-row>
          <table:table-cell table:style-name="ce1" office:value-type="string">
            <text:p>Damman</text:p>
          </table:table-cell>
          <table:table-cell table:style-name="ce1" office:value-type="string">
            <text:p>Saudi  Arabia</text:p>
          </table:table-cell>
          <table:table-cell/>
          <table:table-cell table:style-name="ce1" office:value-type="float" office:value="50.1571">
            <text:p>50.1571</text:p>
          </table:table-cell>
          <table:table-cell table:style-name="ce1" office:value-type="float" office:value="26.474">
            <text:p>26.474</text:p>
          </table:table-cell>
          <table:table-cell table:style-name="ce1" office:value-type="string">
            <text:p>50.1571,26.474</text:p>
          </table:table-cell>
        </table:table-row>
        <table:table-row>
          <table:table-cell table:style-name="ce1" office:value-type="string">
            <text:p>Djibouti</text:p>
          </table:table-cell>
          <table:table-cell table:style-name="ce1" office:value-type="string">
            <text:p>Djibouti</text:p>
          </table:table-cell>
          <table:table-cell/>
          <table:table-cell table:style-name="ce1" office:value-type="float" office:value="43.1362">
            <text:p>43.1362</text:p>
          </table:table-cell>
          <table:table-cell table:style-name="ce1" office:value-type="float" office:value="11.597">
            <text:p>11.597</text:p>
          </table:table-cell>
          <table:table-cell table:style-name="ce1" office:value-type="string">
            <text:p>43.1362,11.597</text:p>
          </table:table-cell>
        </table:table-row>
        <table:table-row>
          <table:table-cell table:style-name="ce1" office:value-type="string">
            <text:p>Dumai, Sumatra</text:p>
          </table:table-cell>
          <table:table-cell table:style-name="ce1" office:value-type="string">
            <text:p>Indonesia</text:p>
          </table:table-cell>
          <table:table-cell/>
          <table:table-cell table:style-name="ce1" office:value-type="float" office:value="101.4532617">
            <text:p>101.4532617</text:p>
          </table:table-cell>
          <table:table-cell table:style-name="ce1" office:value-type="float" office:value="1.6815017">
            <text:p>1.6815017</text:p>
          </table:table-cell>
          <table:table-cell table:style-name="ce1" office:value-type="string">
            <text:p>101.4532617,1.6815017</text:p>
          </table:table-cell>
        </table:table-row>
        <table:table-row>
          <table:table-cell table:style-name="ce1" office:value-type="string">
            <text:p>Durban</text:p>
          </table:table-cell>
          <table:table-cell table:style-name="ce1" office:value-type="string">
            <text:p>South Africa</text:p>
          </table:table-cell>
          <table:table-cell/>
          <table:table-cell table:style-name="ce1" office:value-type="float" office:value="31.0375">
            <text:p>31.0375</text:p>
          </table:table-cell>
          <table:table-cell table:style-name="ce1" office:value-type="float" office:value="-29.87">
            <text:p>-29.87</text:p>
          </table:table-cell>
          <table:table-cell table:style-name="ce1" office:value-type="string">
            <text:p>31.0375,-29.87</text:p>
          </table:table-cell>
        </table:table-row>
        <table:table-row>
          <table:table-cell table:style-name="ce1" office:value-type="string">
            <text:p>Es Sider</text:p>
          </table:table-cell>
          <table:table-cell table:style-name="ce1" office:value-type="string">
            <text:p>Libya</text:p>
          </table:table-cell>
          <table:table-cell/>
          <table:table-cell table:style-name="ce1" office:value-type="float" office:value="18.36565">
            <text:p>18.36565</text:p>
          </table:table-cell>
          <table:table-cell table:style-name="ce1" office:value-type="float" office:value="30.63684">
            <text:p>30.63684</text:p>
          </table:table-cell>
          <table:table-cell table:style-name="ce1" office:value-type="string">
            <text:p>18.36565,30.63684</text:p>
          </table:table-cell>
        </table:table-row>
        <table:table-row>
          <table:table-cell table:style-name="ce1" office:value-type="string">
            <text:p>Forcados</text:p>
          </table:table-cell>
          <table:table-cell table:style-name="ce1" office:value-type="string">
            <text:p>Nigeria</text:p>
          </table:table-cell>
          <table:table-cell/>
          <table:table-cell table:style-name="ce1" office:value-type="float" office:value="5.3534">
            <text:p>5.3534</text:p>
          </table:table-cell>
          <table:table-cell table:style-name="ce1" office:value-type="float" office:value="5.4393">
            <text:p>5.4393</text:p>
          </table:table-cell>
          <table:table-cell table:style-name="ce1" office:value-type="string">
            <text:p>5.3534,5.4393</text:p>
          </table:table-cell>
        </table:table-row>
        <table:table-row>
          <table:table-cell table:style-name="ce1" office:value-type="string">
            <text:p>Fos-sur-Mer</text:p>
          </table:table-cell>
          <table:table-cell table:style-name="ce1" office:value-type="string">
            <text:p>France</text:p>
          </table:table-cell>
          <table:table-cell/>
          <table:table-cell table:style-name="ce1" office:value-type="float" office:value="4.945595">
            <text:p>4.945595</text:p>
          </table:table-cell>
          <table:table-cell table:style-name="ce1" office:value-type="float" office:value="43.4380714">
            <text:p>43.4380714</text:p>
          </table:table-cell>
          <table:table-cell table:style-name="ce1" office:value-type="string">
            <text:p>4.945595,43.4380714</text:p>
          </table:table-cell>
        </table:table-row>
        <table:table-row>
          <table:table-cell table:style-name="ce1" office:value-type="string">
            <text:p>Gela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4.25075">
            <text:p>14.25075</text:p>
          </table:table-cell>
          <table:table-cell table:style-name="ce1" office:value-type="float" office:value="37.06659">
            <text:p>37.06659</text:p>
          </table:table-cell>
          <table:table-cell table:style-name="ce1" office:value-type="string">
            <text:p>14.25075,37.06659</text:p>
          </table:table-cell>
        </table:table-row>
        <table:table-row>
          <table:table-cell table:style-name="ce1" office:value-type="string">
            <text:p>Gemlik</text:p>
          </table:table-cell>
          <table:table-cell table:style-name="ce1" office:value-type="string">
            <text:p>Turkey</text:p>
          </table:table-cell>
          <table:table-cell/>
          <table:table-cell table:style-name="ce1" office:value-type="float" office:value="29.15707">
            <text:p>29.15707</text:p>
          </table:table-cell>
          <table:table-cell table:style-name="ce1" office:value-type="float" office:value="40.43017">
            <text:p>40.43017</text:p>
          </table:table-cell>
          <table:table-cell table:style-name="ce1" office:value-type="string">
            <text:p>29.15707,40.43017</text:p>
          </table:table-cell>
        </table:table-row>
        <table:table-row>
          <table:table-cell table:style-name="ce1" office:value-type="string">
            <text:p>Gioia Tauro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5.9207">
            <text:p>15.9207</text:p>
          </table:table-cell>
          <table:table-cell table:style-name="ce1" office:value-type="float" office:value="38.4271">
            <text:p>38.4271</text:p>
          </table:table-cell>
          <table:table-cell table:style-name="ce1" office:value-type="string">
            <text:p>15.9207,38.4271</text:p>
          </table:table-cell>
        </table:table-row>
        <table:table-row>
          <table:table-cell table:style-name="ce1" office:value-type="string">
            <text:p>Haifa</text:p>
          </table:table-cell>
          <table:table-cell table:style-name="ce1" office:value-type="string">
            <text:p>Israel</text:p>
          </table:table-cell>
          <table:table-cell/>
          <table:table-cell table:style-name="ce1" office:value-type="float" office:value="34.9885">
            <text:p>34.9885</text:p>
          </table:table-cell>
          <table:table-cell table:style-name="ce1" office:value-type="float" office:value="32.8184">
            <text:p>32.8184</text:p>
          </table:table-cell>
          <table:table-cell table:style-name="ce1" office:value-type="string">
            <text:p>34.9885,32.8184</text:p>
          </table:table-cell>
        </table:table-row>
        <table:table-row>
          <table:table-cell table:style-name="ce1" office:value-type="string">
            <text:p>Hong Kong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14.1229">
            <text:p>114.1229</text:p>
          </table:table-cell>
          <table:table-cell table:style-name="ce1" office:value-type="float" office:value="22.3434">
            <text:p>22.3434</text:p>
          </table:table-cell>
          <table:table-cell table:style-name="ce1" office:value-type="string">
            <text:p>114.1229,22.3434</text:p>
          </table:table-cell>
        </table:table-row>
        <table:table-row>
          <table:table-cell table:style-name="ce1" office:value-type="string">
            <text:p>Houston</text:p>
          </table:table-cell>
          <table:table-cell table:style-name="ce1" office:value-type="string">
            <text:p>United States of America</text:p>
          </table:table-cell>
          <table:table-cell/>
          <table:table-cell table:style-name="ce1" office:value-type="float" office:value="-94.9171">
            <text:p>-94.9171</text:p>
          </table:table-cell>
          <table:table-cell table:style-name="ce1" office:value-type="float" office:value="29.7232">
            <text:p>29.7232</text:p>
          </table:table-cell>
          <table:table-cell table:style-name="ce1" office:value-type="string">
            <text:p>-94.9171,29.7232</text:p>
          </table:table-cell>
        </table:table-row>
        <table:table-row>
          <table:table-cell table:style-name="ce1" office:value-type="string">
            <text:p>Istanbul</text:p>
          </table:table-cell>
          <table:table-cell table:style-name="ce1" office:value-type="string">
            <text:p>Turkey</text:p>
          </table:table-cell>
          <table:table-cell/>
          <table:table-cell table:style-name="ce1" office:value-type="float" office:value="28.9652">
            <text:p>28.9652</text:p>
          </table:table-cell>
          <table:table-cell table:style-name="ce1" office:value-type="float" office:value="41.0096">
            <text:p>41.0096</text:p>
          </table:table-cell>
          <table:table-cell table:style-name="ce1" office:value-type="string">
            <text:p>28.9652,41.0096</text:p>
          </table:table-cell>
        </table:table-row>
        <table:table-row>
          <table:table-cell table:style-name="ce1" office:value-type="string">
            <text:p>Jakarta, Java</text:p>
          </table:table-cell>
          <table:table-cell table:style-name="ce1" office:value-type="string">
            <text:p>Indonesia</text:p>
          </table:table-cell>
          <table:table-cell/>
          <table:table-cell table:style-name="ce1" office:value-type="float" office:value="106.827143">
            <text:p>106.827143</text:p>
          </table:table-cell>
          <table:table-cell table:style-name="ce1" office:value-type="float" office:value="-6.1753167">
            <text:p>-6.1753167</text:p>
          </table:table-cell>
          <table:table-cell table:style-name="ce1" office:value-type="string">
            <text:p>106.827143,-6.1753167</text:p>
          </table:table-cell>
        </table:table-row>
        <table:table-row>
          <table:table-cell table:style-name="ce1" office:value-type="string">
            <text:p>Jawaharlal Neru (Nhava Sheva)</text:p>
          </table:table-cell>
          <table:table-cell table:style-name="ce1" office:value-type="string">
            <text:p>India</text:p>
          </table:table-cell>
          <table:table-cell/>
          <table:table-cell table:style-name="ce1" office:value-type="float" office:value="72.9644">
            <text:p>72.9644</text:p>
          </table:table-cell>
          <table:table-cell table:style-name="ce1" office:value-type="float" office:value="18.9629">
            <text:p>18.9629</text:p>
          </table:table-cell>
          <table:table-cell table:style-name="ce1" office:value-type="string">
            <text:p>72.9644,18.9629</text:p>
          </table:table-cell>
        </table:table-row>
        <table:table-row>
          <table:table-cell table:style-name="ce1" office:value-type="string">
            <text:p>Jebel Ali</text:p>
          </table:table-cell>
          <table:table-cell table:style-name="ce1" office:value-type="string">
            <text:p>United Arab Emirates</text:p>
          </table:table-cell>
          <table:table-cell/>
          <table:table-cell table:style-name="ce1" office:value-type="float" office:value="55.0687">
            <text:p>55.0687</text:p>
          </table:table-cell>
          <table:table-cell table:style-name="ce1" office:value-type="float" office:value="24.9959">
            <text:p>24.9959</text:p>
          </table:table-cell>
          <table:table-cell table:style-name="ce1" office:value-type="string">
            <text:p>55.0687,24.9959</text:p>
          </table:table-cell>
        </table:table-row>
        <table:table-row>
          <table:table-cell table:style-name="ce1" office:value-type="string">
            <text:p>Jeddah</text:p>
          </table:table-cell>
          <table:table-cell table:style-name="ce1" office:value-type="string">
            <text:p>Saudi Arabia</text:p>
          </table:table-cell>
          <table:table-cell/>
          <table:table-cell table:style-name="ce1" office:value-type="float" office:value="39.16404">
            <text:p>39.16404</text:p>
          </table:table-cell>
          <table:table-cell table:style-name="ce1" office:value-type="float" office:value="21.58222">
            <text:p>21.58222</text:p>
          </table:table-cell>
          <table:table-cell table:style-name="ce1" office:value-type="string">
            <text:p>39.16404,21.58222</text:p>
          </table:table-cell>
        </table:table-row>
        <table:table-row>
          <table:table-cell table:style-name="ce1" office:value-type="string">
            <text:p>Kaohsiung</text:p>
          </table:table-cell>
          <table:table-cell table:style-name="ce1" office:value-type="string">
            <text:p>Taiwan</text:p>
          </table:table-cell>
          <table:table-cell/>
          <table:table-cell table:style-name="ce1" office:value-type="float" office:value="120.2893">
            <text:p>120.2893</text:p>
          </table:table-cell>
          <table:table-cell table:style-name="ce1" office:value-type="float" office:value="22.6015">
            <text:p>22.6015</text:p>
          </table:table-cell>
          <table:table-cell table:style-name="ce1" office:value-type="string">
            <text:p>120.2893,22.6015</text:p>
          </table:table-cell>
        </table:table-row>
        <table:table-row>
          <table:table-cell table:style-name="ce1" office:value-type="string">
            <text:p>Karg Island</text:p>
          </table:table-cell>
          <table:table-cell table:style-name="ce1" office:value-type="string">
            <text:p>Iran</text:p>
          </table:table-cell>
          <table:table-cell/>
          <table:table-cell table:style-name="ce1" office:value-type="float" office:value="50.327">
            <text:p>50.327</text:p>
          </table:table-cell>
          <table:table-cell table:style-name="ce1" office:value-type="float" office:value="29.2347">
            <text:p>29.2347</text:p>
          </table:table-cell>
          <table:table-cell table:style-name="ce1" office:value-type="string">
            <text:p>50.327,29.2347</text:p>
          </table:table-cell>
        </table:table-row>
        <table:table-row>
          <table:table-cell table:style-name="ce1" office:value-type="string">
            <text:p>Khor al Fakkan</text:p>
          </table:table-cell>
          <table:table-cell table:style-name="ce1" office:value-type="string">
            <text:p>United Arab Emirates</text:p>
          </table:table-cell>
          <table:table-cell/>
          <table:table-cell table:style-name="ce1" office:value-type="float" office:value="56.3709">
            <text:p>56.3709</text:p>
          </table:table-cell>
          <table:table-cell table:style-name="ce1" office:value-type="float" office:value="25.3584">
            <text:p>25.3584</text:p>
          </table:table-cell>
          <table:table-cell table:style-name="ce1" office:value-type="string">
            <text:p>56.3709,25.3584</text:p>
          </table:table-cell>
        </table:table-row>
        <table:table-row>
          <table:table-cell table:style-name="ce1" office:value-type="string">
            <text:p>Kingston</text:p>
          </table:table-cell>
          <table:table-cell table:style-name="ce1" office:value-type="string">
            <text:p>Jamaica</text:p>
          </table:table-cell>
          <table:table-cell/>
          <table:table-cell table:style-name="ce1" office:value-type="float" office:value="-76.8223">
            <text:p>-76.8223</text:p>
          </table:table-cell>
          <table:table-cell table:style-name="ce1" office:value-type="float" office:value="17.9829">
            <text:p>17.9829</text:p>
          </table:table-cell>
          <table:table-cell table:style-name="ce1" office:value-type="string">
            <text:p>-76.8223,17.9829</text:p>
          </table:table-cell>
        </table:table-row>
        <table:table-row>
          <table:table-cell table:style-name="ce1" office:value-type="string">
            <text:p>Koper</text:p>
          </table:table-cell>
          <table:table-cell table:style-name="ce1" office:value-type="string">
            <text:p>Slovenia</text:p>
          </table:table-cell>
          <table:table-cell/>
          <table:table-cell table:style-name="ce1" office:value-type="float" office:value="13.7304909">
            <text:p>13.7304909</text:p>
          </table:table-cell>
          <table:table-cell table:style-name="ce1" office:value-type="float" office:value="45.5479552">
            <text:p>45.5479552</text:p>
          </table:table-cell>
          <table:table-cell table:style-name="ce1" office:value-type="string">
            <text:p>13.7304909,45.5479552</text:p>
          </table:table-cell>
        </table:table-row>
        <table:table-row>
          <table:table-cell table:style-name="ce1" office:value-type="string">
            <text:p>Kulevi</text:p>
          </table:table-cell>
          <table:table-cell table:style-name="ce1" office:value-type="string">
            <text:p>Georgia</text:p>
          </table:table-cell>
          <table:table-cell/>
          <table:table-cell table:style-name="ce1" office:value-type="float" office:value="42.2699">
            <text:p>42.2699</text:p>
          </table:table-cell>
          <table:table-cell table:style-name="ce1" office:value-type="float" office:value="41.6578">
            <text:p>41.6578</text:p>
          </table:table-cell>
          <table:table-cell table:style-name="ce1" office:value-type="string">
            <text:p>42.2699,41.6578</text:p>
          </table:table-cell>
        </table:table-row>
        <table:table-row>
          <table:table-cell table:style-name="ce1" office:value-type="string">
            <text:p>La Skirra</text:p>
          </table:table-cell>
          <table:table-cell table:style-name="ce1" office:value-type="string">
            <text:p>Tunisia</text:p>
          </table:table-cell>
          <table:table-cell/>
          <table:table-cell table:style-name="ce1" office:value-type="float" office:value="10.1654431">
            <text:p>10.1654431</text:p>
          </table:table-cell>
          <table:table-cell table:style-name="ce1" office:value-type="float" office:value="34.3342894">
            <text:p>34.3342894</text:p>
          </table:table-cell>
          <table:table-cell table:style-name="ce1" office:value-type="string">
            <text:p>10.1654431,34.3342894</text:p>
          </table:table-cell>
        </table:table-row>
        <table:table-row>
          <table:table-cell table:style-name="ce1" office:value-type="string">
            <text:p>La Spezia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9.8282255">
            <text:p>9.8282255</text:p>
          </table:table-cell>
          <table:table-cell table:style-name="ce1" office:value-type="float" office:value="44.107033">
            <text:p>44.107033</text:p>
          </table:table-cell>
          <table:table-cell table:style-name="ce1" office:value-type="string">
            <text:p>9.8282255,44.107033</text:p>
          </table:table-cell>
        </table:table-row>
        <table:table-row>
          <table:table-cell table:style-name="ce1" office:value-type="string">
            <text:p>Lagos</text:p>
          </table:table-cell>
          <table:table-cell table:style-name="ce1" office:value-type="string">
            <text:p>Nigeria</text:p>
          </table:table-cell>
          <table:table-cell/>
          <table:table-cell table:style-name="ce1" office:value-type="float" office:value="3.38958521">
            <text:p>3.38958521</text:p>
          </table:table-cell>
          <table:table-cell table:style-name="ce1" office:value-type="float" office:value="6.44520751">
            <text:p>6.44520751</text:p>
          </table:table-cell>
          <table:table-cell table:style-name="ce1" office:value-type="string">
            <text:p>3.38958521,6.44520751</text:p>
          </table:table-cell>
        </table:table-row>
        <table:table-row>
          <table:table-cell table:style-name="ce1" office:value-type="string">
            <text:p>Las Palmas</text:p>
          </table:table-cell>
          <table:table-cell table:style-name="ce1" office:value-type="string">
            <text:p>Spain</text:p>
          </table:table-cell>
          <table:table-cell/>
          <table:table-cell table:style-name="ce1" office:value-type="float" office:value="-15.4357">
            <text:p>-15.4357</text:p>
          </table:table-cell>
          <table:table-cell table:style-name="ce1" office:value-type="float" office:value="28.0514">
            <text:p>28.0514</text:p>
          </table:table-cell>
          <table:table-cell table:style-name="ce1" office:value-type="string">
            <text:p>-15.4357,28.0514</text:p>
          </table:table-cell>
        </table:table-row>
        <table:table-row>
          <table:table-cell table:style-name="ce1" office:value-type="string">
            <text:p>Livorno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0.3073">
            <text:p>10.3073</text:p>
          </table:table-cell>
          <table:table-cell table:style-name="ce1" office:value-type="float" office:value="43.5457">
            <text:p>43.5457</text:p>
          </table:table-cell>
          <table:table-cell table:style-name="ce1" office:value-type="string">
            <text:p>10.3073,43.5457</text:p>
          </table:table-cell>
        </table:table-row>
        <table:table-row>
          <table:table-cell table:style-name="ce1" office:value-type="string">
            <text:p>Los Angeles</text:p>
          </table:table-cell>
          <table:table-cell table:style-name="ce1" office:value-type="string">
            <text:p>United States of America</text:p>
          </table:table-cell>
          <table:table-cell/>
          <table:table-cell table:style-name="ce1" office:value-type="float" office:value="-118.2113">
            <text:p>-118.2113</text:p>
          </table:table-cell>
          <table:table-cell table:style-name="ce1" office:value-type="float" office:value="33.7673">
            <text:p>33.7673</text:p>
          </table:table-cell>
          <table:table-cell table:style-name="ce1" office:value-type="string">
            <text:p>-118.2113,33.7673</text:p>
          </table:table-cell>
        </table:table-row>
        <table:table-row>
          <table:table-cell table:style-name="ce1" office:value-type="string">
            <text:p>Malta</text:p>
          </table:table-cell>
          <table:table-cell table:style-name="ce1" office:value-type="string">
            <text:p>Malta</text:p>
          </table:table-cell>
          <table:table-cell/>
          <table:table-cell table:style-name="ce1" office:value-type="float" office:value="14.5244">
            <text:p>14.5244</text:p>
          </table:table-cell>
          <table:table-cell table:style-name="ce1" office:value-type="float" office:value="35.918">
            <text:p>35.918</text:p>
          </table:table-cell>
          <table:table-cell table:style-name="ce1" office:value-type="string">
            <text:p>14.5244,35.918</text:p>
          </table:table-cell>
        </table:table-row>
        <table:table-row>
          <table:table-cell table:style-name="ce1" office:value-type="string">
            <text:p>Marsaxlokk</text:p>
          </table:table-cell>
          <table:table-cell table:style-name="ce1" office:value-type="string">
            <text:p>Malta</text:p>
          </table:table-cell>
          <table:table-cell/>
          <table:table-cell table:style-name="ce1" office:value-type="float" office:value="14.5441482">
            <text:p>14.5441482</text:p>
          </table:table-cell>
          <table:table-cell table:style-name="ce1" office:value-type="float" office:value="35.8418502">
            <text:p>35.8418502</text:p>
          </table:table-cell>
          <table:table-cell table:style-name="ce1" office:value-type="string">
            <text:p>14.5441482,35.8418502</text:p>
          </table:table-cell>
        </table:table-row>
        <table:table-row>
          <table:table-cell table:style-name="ce1" office:value-type="string">
            <text:p>Marseille</text:p>
          </table:table-cell>
          <table:table-cell table:style-name="ce1" office:value-type="string">
            <text:p>France</text:p>
          </table:table-cell>
          <table:table-cell/>
          <table:table-cell table:style-name="ce1" office:value-type="float" office:value="5.356">
            <text:p>5.356</text:p>
          </table:table-cell>
          <table:table-cell table:style-name="ce1" office:value-type="float" office:value="43.3435">
            <text:p>43.3435</text:p>
          </table:table-cell>
          <table:table-cell table:style-name="ce1" office:value-type="string">
            <text:p>5.356,43.3435</text:p>
          </table:table-cell>
        </table:table-row>
        <table:table-row>
          <table:table-cell table:style-name="ce1" office:value-type="string">
            <text:p>Massawa</text:p>
          </table:table-cell>
          <table:table-cell table:style-name="ce1" office:value-type="string">
            <text:p>Eritrea</text:p>
          </table:table-cell>
          <table:table-cell/>
          <table:table-cell table:style-name="ce1" office:value-type="float" office:value="39.4652299">
            <text:p>39.4652299</text:p>
          </table:table-cell>
          <table:table-cell table:style-name="ce1" office:value-type="float" office:value="15.6042235">
            <text:p>15.6042235</text:p>
          </table:table-cell>
          <table:table-cell table:style-name="ce1" office:value-type="string">
            <text:p>39.4652299,15.6042235</text:p>
          </table:table-cell>
        </table:table-row>
        <table:table-row>
          <table:table-cell table:style-name="ce1" office:value-type="string">
            <text:p>Melbourne</text:p>
          </table:table-cell>
          <table:table-cell table:style-name="ce1" office:value-type="string">
            <text:p>Australia</text:p>
          </table:table-cell>
          <table:table-cell/>
          <table:table-cell table:style-name="ce1" office:value-type="float" office:value="144.9158">
            <text:p>144.9158</text:p>
          </table:table-cell>
          <table:table-cell table:style-name="ce1" office:value-type="float" office:value="-37.8139">
            <text:p>-37.8139</text:p>
          </table:table-cell>
          <table:table-cell table:style-name="ce1" office:value-type="string">
            <text:p>144.9158,-37.8139</text:p>
          </table:table-cell>
        </table:table-row>
        <table:table-row>
          <table:table-cell table:style-name="ce1" office:value-type="string">
            <text:p>Melitah</text:p>
          </table:table-cell>
          <table:table-cell table:style-name="ce1" office:value-type="string">
            <text:p>Libya</text:p>
          </table:table-cell>
          <table:table-cell/>
          <table:table-cell table:style-name="ce1" office:value-type="float" office:value="12.230272">
            <text:p>12.230272</text:p>
          </table:table-cell>
          <table:table-cell table:style-name="ce1" office:value-type="float" office:value="32.863944">
            <text:p>32.863944</text:p>
          </table:table-cell>
          <table:table-cell table:style-name="ce1" office:value-type="string">
            <text:p>12.230272,32.863944</text:p>
          </table:table-cell>
        </table:table-row>
        <table:table-row>
          <table:table-cell table:style-name="ce1" office:value-type="string">
            <text:p>Mersin, Icel</text:p>
          </table:table-cell>
          <table:table-cell table:style-name="ce1" office:value-type="string">
            <text:p>Turkey</text:p>
          </table:table-cell>
          <table:table-cell/>
          <table:table-cell table:style-name="ce1" office:value-type="float" office:value="34.630542">
            <text:p>34.630542</text:p>
          </table:table-cell>
          <table:table-cell table:style-name="ce1" office:value-type="float" office:value="36.81275">
            <text:p>36.81275</text:p>
          </table:table-cell>
          <table:table-cell table:style-name="ce1" office:value-type="string">
            <text:p>34.630542,36.81275</text:p>
          </table:table-cell>
        </table:table-row>
        <table:table-row>
          <table:table-cell table:style-name="ce1" office:value-type="string">
            <text:p>Milazzo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5.2734">
            <text:p>15.2734</text:p>
          </table:table-cell>
          <table:table-cell table:style-name="ce1" office:value-type="float" office:value="38.2144">
            <text:p>38.2144</text:p>
          </table:table-cell>
          <table:table-cell table:style-name="ce1" office:value-type="string">
            <text:p>15.2734,38.2144</text:p>
          </table:table-cell>
        </table:table-row>
        <table:table-row>
          <table:table-cell table:style-name="ce1" office:value-type="string">
            <text:p>Misurata</text:p>
          </table:table-cell>
          <table:table-cell table:style-name="ce1" office:value-type="string">
            <text:p>Libya</text:p>
          </table:table-cell>
          <table:table-cell/>
          <table:table-cell table:style-name="ce1" office:value-type="float" office:value="15.0999979">
            <text:p>15.0999979</text:p>
          </table:table-cell>
          <table:table-cell table:style-name="ce1" office:value-type="float" office:value="32.37997316">
            <text:p>32.37997316</text:p>
          </table:table-cell>
          <table:table-cell table:style-name="ce1" office:value-type="string">
            <text:p>15.0999979,32.37997316</text:p>
          </table:table-cell>
        </table:table-row>
        <table:table-row>
          <table:table-cell table:style-name="ce1" office:value-type="string">
            <text:p>Mombasa</text:p>
          </table:table-cell>
          <table:table-cell table:style-name="ce1" office:value-type="string">
            <text:p>Kenia</text:p>
          </table:table-cell>
          <table:table-cell/>
          <table:table-cell table:style-name="ce1" office:value-type="float" office:value="39.6527">
            <text:p>39.6527</text:p>
          </table:table-cell>
          <table:table-cell table:style-name="ce1" office:value-type="float" office:value="-4.047">
            <text:p>-4.047</text:p>
          </table:table-cell>
          <table:table-cell table:style-name="ce1" office:value-type="string">
            <text:p>39.6527,-4.047</text:p>
          </table:table-cell>
        </table:table-row>
        <table:table-row>
          <table:table-cell table:style-name="ce1" office:value-type="string">
            <text:p>Mongstad</text:p>
          </table:table-cell>
          <table:table-cell table:style-name="ce1" office:value-type="string">
            <text:p>Norway</text:p>
          </table:table-cell>
          <table:table-cell/>
          <table:table-cell table:style-name="ce1" office:value-type="float" office:value="5.0395">
            <text:p>5.0395</text:p>
          </table:table-cell>
          <table:table-cell table:style-name="ce1" office:value-type="float" office:value="60.8157">
            <text:p>60.8157</text:p>
          </table:table-cell>
          <table:table-cell table:style-name="ce1" office:value-type="string">
            <text:p>5.0395,60.8157</text:p>
          </table:table-cell>
        </table:table-row>
        <table:table-row>
          <table:table-cell table:style-name="ce1" office:value-type="string">
            <text:p>Montreal</text:p>
          </table:table-cell>
          <table:table-cell table:style-name="ce1" office:value-type="string">
            <text:p>Canada</text:p>
          </table:table-cell>
          <table:table-cell/>
          <table:table-cell table:style-name="ce1" office:value-type="float" office:value="-73.6554">
            <text:p>-73.6554</text:p>
          </table:table-cell>
          <table:table-cell table:style-name="ce1" office:value-type="float" office:value="45.5027">
            <text:p>45.5027</text:p>
          </table:table-cell>
          <table:table-cell table:style-name="ce1" office:value-type="string">
            <text:p>-73.6554,45.5027</text:p>
          </table:table-cell>
        </table:table-row>
        <table:table-row>
          <table:table-cell table:style-name="ce1" office:value-type="string">
            <text:p>Moudi Terminal</text:p>
          </table:table-cell>
          <table:table-cell table:style-name="ce1" office:value-type="string">
            <text:p>Cameroon</text:p>
          </table:table-cell>
          <table:table-cell/>
          <table:table-cell table:style-name="ce1" office:value-type="float" office:value="4.3611">
            <text:p>4.3611</text:p>
          </table:table-cell>
          <table:table-cell table:style-name="ce1" office:value-type="float" office:value="8.4488">
            <text:p>8.4488</text:p>
          </table:table-cell>
          <table:table-cell table:style-name="ce1" office:value-type="string">
            <text:p>4.3611,8.4488</text:p>
          </table:table-cell>
        </table:table-row>
        <table:table-row>
          <table:table-cell table:style-name="ce1" office:value-type="string">
            <text:p>Napoli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4.2461">
            <text:p>14.2461</text:p>
          </table:table-cell>
          <table:table-cell table:style-name="ce1" office:value-type="float" office:value="40.8529">
            <text:p>40.8529</text:p>
          </table:table-cell>
          <table:table-cell table:style-name="ce1" office:value-type="string">
            <text:p>14.2461,40.8529</text:p>
          </table:table-cell>
        </table:table-row>
        <table:table-row>
          <table:table-cell table:style-name="ce1" office:value-type="string">
            <text:p>New York</text:p>
          </table:table-cell>
          <table:table-cell table:style-name="ce1" office:value-type="string">
            <text:p>United States of America</text:p>
          </table:table-cell>
          <table:table-cell/>
          <table:table-cell table:style-name="ce1" office:value-type="float" office:value="-73.9796">
            <text:p>-73.9796</text:p>
          </table:table-cell>
          <table:table-cell table:style-name="ce1" office:value-type="float" office:value="40.6979">
            <text:p>40.6979</text:p>
          </table:table-cell>
          <table:table-cell table:style-name="ce1" office:value-type="string">
            <text:p>-73.9796,40.6979</text:p>
          </table:table-cell>
        </table:table-row>
        <table:table-row>
          <table:table-cell table:style-name="ce1" office:value-type="string">
            <text:p>Newark</text:p>
          </table:table-cell>
          <table:table-cell table:style-name="ce1" office:value-type="string">
            <text:p>United States of America</text:p>
          </table:table-cell>
          <table:table-cell/>
          <table:table-cell table:style-name="ce1" office:value-type="float" office:value="-74.1821">
            <text:p>-74.1821</text:p>
          </table:table-cell>
          <table:table-cell table:style-name="ce1" office:value-type="float" office:value="40.731">
            <text:p>40.731</text:p>
          </table:table-cell>
          <table:table-cell table:style-name="ce1" office:value-type="string">
            <text:p>-74.1821,40.731</text:p>
          </table:table-cell>
        </table:table-row>
        <table:table-row>
          <table:table-cell table:style-name="ce1" office:value-type="string">
            <text:p>Ningbo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21.54988">
            <text:p>121.54988</text:p>
          </table:table-cell>
          <table:table-cell table:style-name="ce1" office:value-type="float" office:value="29.87203">
            <text:p>29.87203</text:p>
          </table:table-cell>
          <table:table-cell table:style-name="ce1" office:value-type="string">
            <text:p>121.54988,29.87203</text:p>
          </table:table-cell>
        </table:table-row>
        <table:table-row>
          <table:table-cell table:style-name="ce1" office:value-type="string">
            <text:p>Norfolk</text:p>
          </table:table-cell>
          <table:table-cell table:style-name="ce1" office:value-type="string">
            <text:p>United States of America</text:p>
          </table:table-cell>
          <table:table-cell/>
          <table:table-cell table:style-name="ce1" office:value-type="float" office:value="-76.196">
            <text:p>-76.196</text:p>
          </table:table-cell>
          <table:table-cell table:style-name="ce1" office:value-type="float" office:value="37.0127">
            <text:p>37.0127</text:p>
          </table:table-cell>
          <table:table-cell table:style-name="ce1" office:value-type="string">
            <text:p>-76.196,37.0127</text:p>
          </table:table-cell>
        </table:table-row>
        <table:table-row>
          <table:table-cell table:style-name="ce1" office:value-type="string">
            <text:p>Novorossiysk</text:p>
          </table:table-cell>
          <table:table-cell table:style-name="ce1" office:value-type="string">
            <text:p>Russia</text:p>
          </table:table-cell>
          <table:table-cell/>
          <table:table-cell table:style-name="ce1" office:value-type="float" office:value="37.7874">
            <text:p>37.7874</text:p>
          </table:table-cell>
          <table:table-cell table:style-name="ce1" office:value-type="float" office:value="44.7108">
            <text:p>44.7108</text:p>
          </table:table-cell>
          <table:table-cell table:style-name="ce1" office:value-type="string">
            <text:p>37.7874,44.7108</text:p>
          </table:table-cell>
        </table:table-row>
        <table:table-row>
          <table:table-cell table:style-name="ce1" office:value-type="string">
            <text:p>Odessa</text:p>
          </table:table-cell>
          <table:table-cell table:style-name="ce1" office:value-type="string">
            <text:p>Ukraine</text:p>
          </table:table-cell>
          <table:table-cell/>
          <table:table-cell table:style-name="ce1" office:value-type="float" office:value="30.7296333">
            <text:p>30.7296333</text:p>
          </table:table-cell>
          <table:table-cell table:style-name="ce1" office:value-type="float" office:value="46.4713468">
            <text:p>46.4713468</text:p>
          </table:table-cell>
          <table:table-cell table:style-name="ce1" office:value-type="string">
            <text:p>30.7296333,46.4713468</text:p>
          </table:table-cell>
        </table:table-row>
        <table:table-row>
          <table:table-cell table:style-name="ce1" office:value-type="string">
            <text:p>Olbia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9.5397">
            <text:p>9.5397</text:p>
          </table:table-cell>
          <table:table-cell table:style-name="ce1" office:value-type="float" office:value="40.9206">
            <text:p>40.9206</text:p>
          </table:table-cell>
          <table:table-cell table:style-name="ce1" office:value-type="string">
            <text:p>9.5397,40.9206</text:p>
          </table:table-cell>
        </table:table-row>
        <table:table-row>
          <table:table-cell table:style-name="ce1" office:value-type="string">
            <text:p>Palermo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3.3473">
            <text:p>13.3473</text:p>
          </table:table-cell>
          <table:table-cell table:style-name="ce1" office:value-type="float" office:value="38.1373">
            <text:p>38.1373</text:p>
          </table:table-cell>
          <table:table-cell table:style-name="ce1" office:value-type="string">
            <text:p>13.3473,38.1373</text:p>
          </table:table-cell>
        </table:table-row>
        <table:table-row>
          <table:table-cell table:style-name="ce1" office:value-type="string">
            <text:p>Piraeus</text:p>
          </table:table-cell>
          <table:table-cell table:style-name="ce1" office:value-type="string">
            <text:p>Greece</text:p>
          </table:table-cell>
          <table:table-cell/>
          <table:table-cell table:style-name="ce1" office:value-type="float" office:value="23.6486215">
            <text:p>23.6486215</text:p>
          </table:table-cell>
          <table:table-cell table:style-name="ce1" office:value-type="float" office:value="37.9441517">
            <text:p>37.9441517</text:p>
          </table:table-cell>
          <table:table-cell table:style-name="ce1" office:value-type="string">
            <text:p>23.6486215,37.9441517</text:p>
          </table:table-cell>
        </table:table-row>
        <table:table-row>
          <table:table-cell table:style-name="ce1" office:value-type="string">
            <text:p>Port Everglades</text:p>
          </table:table-cell>
          <table:table-cell table:style-name="ce1" office:value-type="string">
            <text:p>United States of America</text:p>
          </table:table-cell>
          <table:table-cell/>
          <table:table-cell table:style-name="ce1" office:value-type="float" office:value="-80.1083">
            <text:p>-80.1083</text:p>
          </table:table-cell>
          <table:table-cell table:style-name="ce1" office:value-type="float" office:value="26.0927">
            <text:p>26.0927</text:p>
          </table:table-cell>
          <table:table-cell table:style-name="ce1" office:value-type="string">
            <text:p>-80.1083,26.0927</text:p>
          </table:table-cell>
        </table:table-row>
        <table:table-row>
          <table:table-cell table:style-name="ce1" office:value-type="string">
            <text:p>Port Kelang</text:p>
          </table:table-cell>
          <table:table-cell table:style-name="ce1" office:value-type="string">
            <text:p>Malaysia</text:p>
          </table:table-cell>
          <table:table-cell/>
          <table:table-cell table:style-name="ce1" office:value-type="float" office:value="101.3006">
            <text:p>101.3006</text:p>
          </table:table-cell>
          <table:table-cell table:style-name="ce1" office:value-type="float" office:value="2.941">
            <text:p>2.941</text:p>
          </table:table-cell>
          <table:table-cell table:style-name="ce1" office:value-type="string">
            <text:p>101.3006,2.941</text:p>
          </table:table-cell>
        </table:table-row>
        <table:table-row>
          <table:table-cell table:style-name="ce1" office:value-type="string">
            <text:p>Port Said</text:p>
          </table:table-cell>
          <table:table-cell table:style-name="ce1" office:value-type="string">
            <text:p>Egypt</text:p>
          </table:table-cell>
          <table:table-cell/>
          <table:table-cell table:style-name="ce1" office:value-type="float" office:value="32.3192">
            <text:p>32.3192</text:p>
          </table:table-cell>
          <table:table-cell table:style-name="ce1" office:value-type="float" office:value="31.2567">
            <text:p>31.2567</text:p>
          </table:table-cell>
          <table:table-cell table:style-name="ce1" office:value-type="string">
            <text:p>32.3192,31.2567</text:p>
          </table:table-cell>
        </table:table-row>
        <table:table-row>
          <table:table-cell table:style-name="ce1" office:value-type="string">
            <text:p>Port Sudan</text:p>
          </table:table-cell>
          <table:table-cell table:style-name="ce1" office:value-type="string">
            <text:p>Sudan</text:p>
          </table:table-cell>
          <table:table-cell/>
          <table:table-cell table:style-name="ce1" office:value-type="float" office:value="37.21124">
            <text:p>37.21124</text:p>
          </table:table-cell>
          <table:table-cell table:style-name="ce1" office:value-type="float" office:value="19.61922">
            <text:p>19.61922</text:p>
          </table:table-cell>
          <table:table-cell table:style-name="ce1" office:value-type="string">
            <text:p>37.21124,19.61922</text:p>
          </table:table-cell>
        </table:table-row>
        <table:table-row>
          <table:table-cell table:style-name="ce1" office:value-type="string">
            <text:p>Porto Foxi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9.0293">
            <text:p>9.0293</text:p>
          </table:table-cell>
          <table:table-cell table:style-name="ce1" office:value-type="float" office:value="39.0797">
            <text:p>39.0797</text:p>
          </table:table-cell>
          <table:table-cell table:style-name="ce1" office:value-type="string">
            <text:p>9.0293,39.0797</text:p>
          </table:table-cell>
        </table:table-row>
        <table:table-row>
          <table:table-cell table:style-name="ce1" office:value-type="string">
            <text:p>Porto Torres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8.3338">
            <text:p>8.3338</text:p>
          </table:table-cell>
          <table:table-cell table:style-name="ce1" office:value-type="float" office:value="40.9513">
            <text:p>40.9513</text:p>
          </table:table-cell>
          <table:table-cell table:style-name="ce1" office:value-type="string">
            <text:p>8.3338,40.9513</text:p>
          </table:table-cell>
        </table:table-row>
        <table:table-row>
          <table:table-cell table:style-name="ce1" office:value-type="string">
            <text:p>Primorsk, Koivisto</text:p>
          </table:table-cell>
          <table:table-cell table:style-name="ce1" office:value-type="string">
            <text:p>Russia</text:p>
          </table:table-cell>
          <table:table-cell/>
          <table:table-cell table:style-name="ce1" office:value-type="float" office:value="28.622">
            <text:p>28.622</text:p>
          </table:table-cell>
          <table:table-cell table:style-name="ce1" office:value-type="float" office:value="60.3589">
            <text:p>60.3589</text:p>
          </table:table-cell>
          <table:table-cell table:style-name="ce1" office:value-type="string">
            <text:p>28.622,60.3589</text:p>
          </table:table-cell>
        </table:table-row>
        <table:table-row>
          <table:table-cell table:style-name="ce1" office:value-type="string">
            <text:p>Pusan</text:p>
          </table:table-cell>
          <table:table-cell table:style-name="ce1" office:value-type="string">
            <text:p>South Korea</text:p>
          </table:table-cell>
          <table:table-cell/>
          <table:table-cell table:style-name="ce1" office:value-type="float" office:value="129.0752365">
            <text:p>129.0752365</text:p>
          </table:table-cell>
          <table:table-cell table:style-name="ce1" office:value-type="float" office:value="35.179978">
            <text:p>35.179978</text:p>
          </table:table-cell>
          <table:table-cell table:style-name="ce1" office:value-type="string">
            <text:p>129.0752365,35.179978</text:p>
          </table:table-cell>
        </table:table-row>
        <table:table-row>
          <table:table-cell table:style-name="ce1" office:value-type="string">
            <text:p>Qingdao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20.3189">
            <text:p>120.3189</text:p>
          </table:table-cell>
          <table:table-cell table:style-name="ce1" office:value-type="float" office:value="36.0696">
            <text:p>36.0696</text:p>
          </table:table-cell>
          <table:table-cell table:style-name="ce1" office:value-type="string">
            <text:p>120.3189,36.0696</text:p>
          </table:table-cell>
        </table:table-row>
        <table:table-row>
          <table:table-cell table:style-name="ce1" office:value-type="string">
            <text:p>Rades</text:p>
          </table:table-cell>
          <table:table-cell table:style-name="ce1" office:value-type="string">
            <text:p>Tunisia</text:p>
          </table:table-cell>
          <table:table-cell/>
          <table:table-cell table:style-name="ce1" office:value-type="float" office:value="10.27697">
            <text:p>10.27697</text:p>
          </table:table-cell>
          <table:table-cell table:style-name="ce1" office:value-type="float" office:value="36.7744">
            <text:p>36.7744</text:p>
          </table:table-cell>
          <table:table-cell table:style-name="ce1" office:value-type="string">
            <text:p>10.27697,36.7744</text:p>
          </table:table-cell>
        </table:table-row>
        <table:table-row>
          <table:table-cell table:style-name="ce1" office:value-type="string">
            <text:p>Ras Lanuf</text:p>
          </table:table-cell>
          <table:table-cell table:style-name="ce1" office:value-type="string">
            <text:p>Libya</text:p>
          </table:table-cell>
          <table:table-cell/>
          <table:table-cell table:style-name="ce1" office:value-type="float" office:value="18.41732">
            <text:p>18.41732</text:p>
          </table:table-cell>
          <table:table-cell table:style-name="ce1" office:value-type="float" office:value="30.58686">
            <text:p>30.58686</text:p>
          </table:table-cell>
          <table:table-cell table:style-name="ce1" office:value-type="string">
            <text:p>18.41732,30.58686</text:p>
          </table:table-cell>
        </table:table-row>
        <table:table-row>
          <table:table-cell table:style-name="ce1" office:value-type="string">
            <text:p>Rio de Janeiro</text:p>
          </table:table-cell>
          <table:table-cell table:style-name="ce1" office:value-type="string">
            <text:p>Brazil</text:p>
          </table:table-cell>
          <table:table-cell/>
          <table:table-cell table:style-name="ce1" office:value-type="float" office:value="-42.756">
            <text:p>-42.756</text:p>
          </table:table-cell>
          <table:table-cell table:style-name="ce1" office:value-type="float" office:value="-22.239">
            <text:p>-22.239</text:p>
          </table:table-cell>
          <table:table-cell table:style-name="ce1" office:value-type="string">
            <text:p>-42.756,-22.239</text:p>
          </table:table-cell>
        </table:table-row>
        <table:table-row>
          <table:table-cell table:style-name="ce1" office:value-type="string">
            <text:p>Salalah</text:p>
          </table:table-cell>
          <table:table-cell table:style-name="ce1" office:value-type="string">
            <text:p>Oman</text:p>
          </table:table-cell>
          <table:table-cell/>
          <table:table-cell table:style-name="ce1" office:value-type="float" office:value="54.0957066">
            <text:p>54.0957066</text:p>
          </table:table-cell>
          <table:table-cell table:style-name="ce1" office:value-type="float" office:value="17.0148202">
            <text:p>17.0148202</text:p>
          </table:table-cell>
          <table:table-cell table:style-name="ce1" office:value-type="string">
            <text:p>54.0957066,17.0148202</text:p>
          </table:table-cell>
        </table:table-row>
        <table:table-row>
          <table:table-cell table:style-name="ce1" office:value-type="string">
            <text:p>Salerno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4.7637">
            <text:p>14.7637</text:p>
          </table:table-cell>
          <table:table-cell table:style-name="ce1" office:value-type="float" office:value="40.6864">
            <text:p>40.6864</text:p>
          </table:table-cell>
          <table:table-cell table:style-name="ce1" office:value-type="string">
            <text:p>14.7637,40.6864</text:p>
          </table:table-cell>
        </table:table-row>
        <table:table-row>
          <table:table-cell table:style-name="ce1" office:value-type="string">
            <text:p>Santa Panagia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5.2797">
            <text:p>15.2797</text:p>
          </table:table-cell>
          <table:table-cell table:style-name="ce1" office:value-type="float" office:value="37.1086">
            <text:p>37.1086</text:p>
          </table:table-cell>
          <table:table-cell table:style-name="ce1" office:value-type="string">
            <text:p>15.2797,37.1086</text:p>
          </table:table-cell>
        </table:table-row>
        <table:table-row>
          <table:table-cell table:style-name="ce1" office:value-type="string">
            <text:p>Santos</text:p>
          </table:table-cell>
          <table:table-cell table:style-name="ce1" office:value-type="string">
            <text:p>Brazil</text:p>
          </table:table-cell>
          <table:table-cell/>
          <table:table-cell table:style-name="ce1" office:value-type="float" office:value="-46.29">
            <text:p>-46.29</text:p>
          </table:table-cell>
          <table:table-cell table:style-name="ce1" office:value-type="float" office:value="-23.8643">
            <text:p>-23.8643</text:p>
          </table:table-cell>
          <table:table-cell table:style-name="ce1" office:value-type="string">
            <text:p>-46.29,-23.8643</text:p>
          </table:table-cell>
        </table:table-row>
        <table:table-row>
          <table:table-cell table:style-name="ce1" office:value-type="string">
            <text:p>Savannah</text:p>
          </table:table-cell>
          <table:table-cell table:style-name="ce1" office:value-type="string">
            <text:p>United States of America</text:p>
          </table:table-cell>
          <table:table-cell/>
          <table:table-cell table:style-name="ce1" office:value-type="float" office:value="-81.098">
            <text:p>-81.098</text:p>
          </table:table-cell>
          <table:table-cell table:style-name="ce1" office:value-type="float" office:value="31.9996">
            <text:p>31.9996</text:p>
          </table:table-cell>
          <table:table-cell table:style-name="ce1" office:value-type="string">
            <text:p>-81.098,31.9996</text:p>
          </table:table-cell>
        </table:table-row>
        <table:table-row>
          <table:table-cell table:style-name="ce1" office:value-type="string">
            <text:p>Savona-Vado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8.4555">
            <text:p>8.4555</text:p>
          </table:table-cell>
          <table:table-cell table:style-name="ce1" office:value-type="float" office:value="44.2661">
            <text:p>44.2661</text:p>
          </table:table-cell>
          <table:table-cell table:style-name="ce1" office:value-type="string">
            <text:p>8.4555,44.2661</text:p>
          </table:table-cell>
        </table:table-row>
        <table:table-row>
          <table:table-cell table:style-name="ce1" office:value-type="string">
            <text:p>Shanghai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21.4915">
            <text:p>121.4915</text:p>
          </table:table-cell>
          <table:table-cell table:style-name="ce1" office:value-type="float" office:value="31.2246">
            <text:p>31.2246</text:p>
          </table:table-cell>
          <table:table-cell table:style-name="ce1" office:value-type="string">
            <text:p>121.4915,31.2246</text:p>
          </table:table-cell>
        </table:table-row>
        <table:table-row>
          <table:table-cell table:style-name="ce1" office:value-type="string">
            <text:p>Shekou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13.9161">
            <text:p>113.9161</text:p>
          </table:table-cell>
          <table:table-cell table:style-name="ce1" office:value-type="float" office:value="22.4715">
            <text:p>22.4715</text:p>
          </table:table-cell>
          <table:table-cell table:style-name="ce1" office:value-type="string">
            <text:p>113.9161,22.4715</text:p>
          </table:table-cell>
        </table:table-row>
        <table:table-row>
          <table:table-cell table:style-name="ce1" office:value-type="string">
            <text:p>Sidi Kerir Terminal</text:p>
          </table:table-cell>
          <table:table-cell table:style-name="ce1" office:value-type="string">
            <text:p>Egypt</text:p>
          </table:table-cell>
          <table:table-cell/>
          <table:table-cell table:style-name="ce1" office:value-type="float" office:value="29.6734">
            <text:p>29.6734</text:p>
          </table:table-cell>
          <table:table-cell table:style-name="ce1" office:value-type="float" office:value="31.0516">
            <text:p>31.0516</text:p>
          </table:table-cell>
          <table:table-cell table:style-name="ce1" office:value-type="string">
            <text:p>29.6734,31.0516</text:p>
          </table:table-cell>
        </table:table-row>
        <table:table-row>
          <table:table-cell table:style-name="ce1" office:value-type="string">
            <text:p>Singapore</text:p>
          </table:table-cell>
          <table:table-cell table:style-name="ce1" office:value-type="string">
            <text:p>Singapore</text:p>
          </table:table-cell>
          <table:table-cell/>
          <table:table-cell table:style-name="ce1" office:value-type="float" office:value="103.85283">
            <text:p>103.85283</text:p>
          </table:table-cell>
          <table:table-cell table:style-name="ce1" office:value-type="float" office:value="1.29063">
            <text:p>1.29063</text:p>
          </table:table-cell>
          <table:table-cell table:style-name="ce1" office:value-type="string">
            <text:p>103.85283,1.29063</text:p>
          </table:table-cell>
        </table:table-row>
        <table:table-row>
          <table:table-cell table:style-name="ce1" office:value-type="string">
            <text:p>Skikda</text:p>
          </table:table-cell>
          <table:table-cell table:style-name="ce1" office:value-type="string">
            <text:p>Algeria</text:p>
          </table:table-cell>
          <table:table-cell/>
          <table:table-cell table:style-name="ce1" office:value-type="float" office:value="6.89998164">
            <text:p>6.89998164</text:p>
          </table:table-cell>
          <table:table-cell table:style-name="ce1" office:value-type="float" office:value="36.8804219">
            <text:p>36.8804219</text:p>
          </table:table-cell>
          <table:table-cell table:style-name="ce1" office:value-type="string">
            <text:p>6.89998164,36.8804219</text:p>
          </table:table-cell>
        </table:table-row>
        <table:table-row>
          <table:table-cell table:style-name="ce1" office:value-type="string">
            <text:p>Tangier Med</text:p>
          </table:table-cell>
          <table:table-cell table:style-name="ce1" office:value-type="string">
            <text:p>Marocco</text:p>
          </table:table-cell>
          <table:table-cell/>
          <table:table-cell table:style-name="ce1" office:value-type="float" office:value="-5.7878">
            <text:p>-5.7878</text:p>
          </table:table-cell>
          <table:table-cell table:style-name="ce1" office:value-type="float" office:value="35.7913">
            <text:p>35.7913</text:p>
          </table:table-cell>
          <table:table-cell table:style-name="ce1" office:value-type="string">
            <text:p>-5.7878,35.7913</text:p>
          </table:table-cell>
        </table:table-row>
        <table:table-row>
          <table:table-cell table:style-name="ce1" office:value-type="string">
            <text:p>Tanjong Pelepas</text:p>
          </table:table-cell>
          <table:table-cell table:style-name="ce1" office:value-type="string">
            <text:p>Malaysia</text:p>
          </table:table-cell>
          <table:table-cell/>
          <table:table-cell table:style-name="ce1" office:value-type="float" office:value="103.54571">
            <text:p>103.54571</text:p>
          </table:table-cell>
          <table:table-cell table:style-name="ce1" office:value-type="float" office:value="1.3570015">
            <text:p>1.3570015</text:p>
          </table:table-cell>
          <table:table-cell table:style-name="ce1" office:value-type="string">
            <text:p>103.54571,1.3570015</text:p>
          </table:table-cell>
        </table:table-row>
        <table:table-row>
          <table:table-cell table:style-name="ce1" office:value-type="string">
            <text:p>Taranto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7.2997">
            <text:p>17.2997</text:p>
          </table:table-cell>
          <table:table-cell table:style-name="ce1" office:value-type="float" office:value="40.4618">
            <text:p>40.4618</text:p>
          </table:table-cell>
          <table:table-cell table:style-name="ce1" office:value-type="string">
            <text:p>17.2997,40.4618</text:p>
          </table:table-cell>
        </table:table-row>
        <table:table-row>
          <table:table-cell table:style-name="ce1" office:value-type="string">
            <text:p>Tarragona</text:p>
          </table:table-cell>
          <table:table-cell table:style-name="ce1" office:value-type="string">
            <text:p>Spain</text:p>
          </table:table-cell>
          <table:table-cell/>
          <table:table-cell table:style-name="ce1" office:value-type="float" office:value="1.2546057">
            <text:p>1.2546057</text:p>
          </table:table-cell>
          <table:table-cell table:style-name="ce1" office:value-type="float" office:value="41.1172364">
            <text:p>41.1172364</text:p>
          </table:table-cell>
          <table:table-cell table:style-name="ce1" office:value-type="string">
            <text:p>1.2546057,41.1172364</text:p>
          </table:table-cell>
        </table:table-row>
        <table:table-row>
          <table:table-cell table:style-name="ce1" office:value-type="string">
            <text:p>Tartous</text:p>
          </table:table-cell>
          <table:table-cell table:style-name="ce1" office:value-type="string">
            <text:p>Syria</text:p>
          </table:table-cell>
          <table:table-cell/>
          <table:table-cell table:style-name="ce1" office:value-type="float" office:value="35.8851686">
            <text:p>35.8851686</text:p>
          </table:table-cell>
          <table:table-cell table:style-name="ce1" office:value-type="float" office:value="34.8936203">
            <text:p>34.8936203</text:p>
          </table:table-cell>
          <table:table-cell table:style-name="ce1" office:value-type="string">
            <text:p>35.8851686,34.8936203</text:p>
          </table:table-cell>
        </table:table-row>
        <table:table-row>
          <table:table-cell table:style-name="ce1" office:value-type="string">
            <text:p>Termini Imerese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3.7101">
            <text:p>13.7101</text:p>
          </table:table-cell>
          <table:table-cell table:style-name="ce1" office:value-type="float" office:value="37.9872">
            <text:p>37.9872</text:p>
          </table:table-cell>
          <table:table-cell table:style-name="ce1" office:value-type="string">
            <text:p>13.7101,37.9872</text:p>
          </table:table-cell>
        </table:table-row>
        <table:table-row>
          <table:table-cell table:style-name="ce1" office:value-type="string">
            <text:p>Tess/Hartlepool</text:p>
          </table:table-cell>
          <table:table-cell table:style-name="ce1" office:value-type="string">
            <text:p>England</text:p>
          </table:table-cell>
          <table:table-cell/>
          <table:table-cell table:style-name="ce1" office:value-type="float" office:value="-1.2031">
            <text:p>-1.2031</text:p>
          </table:table-cell>
          <table:table-cell table:style-name="ce1" office:value-type="float" office:value="54.6947">
            <text:p>54.6947</text:p>
          </table:table-cell>
          <table:table-cell table:style-name="ce1" office:value-type="string">
            <text:p>-1.2031,54.6947</text:p>
          </table:table-cell>
        </table:table-row>
        <table:table-row>
          <table:table-cell table:style-name="ce1" office:value-type="string">
            <text:p>Tianjinxingang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17.1980785">
            <text:p>117.1980785</text:p>
          </table:table-cell>
          <table:table-cell table:style-name="ce1" office:value-type="float" office:value="39.1235635">
            <text:p>39.1235635</text:p>
          </table:table-cell>
          <table:table-cell table:style-name="ce1" office:value-type="string">
            <text:p>117.1980785,39.1235635</text:p>
          </table:table-cell>
        </table:table-row>
        <table:table-row>
          <table:table-cell table:style-name="ce1" office:value-type="string">
            <text:p>Tincan</text:p>
          </table:table-cell>
          <table:table-cell table:style-name="ce1" office:value-type="string">
            <text:p>Nigeria</text:p>
          </table:table-cell>
          <table:table-cell/>
          <table:table-cell table:style-name="ce1" office:value-type="float" office:value="3.34922">
            <text:p>3.34922</text:p>
          </table:table-cell>
          <table:table-cell table:style-name="ce1" office:value-type="float" office:value="6.43433">
            <text:p>6.43433</text:p>
          </table:table-cell>
          <table:table-cell table:style-name="ce1" office:value-type="string">
            <text:p>3.34922,6.43433</text:p>
          </table:table-cell>
        </table:table-row>
        <table:table-row>
          <table:table-cell table:style-name="ce1" office:value-type="string">
            <text:p>Tokyo</text:p>
          </table:table-cell>
          <table:table-cell table:style-name="ce1" office:value-type="string">
            <text:p>Japan</text:p>
          </table:table-cell>
          <table:table-cell/>
          <table:table-cell table:style-name="ce1" office:value-type="float" office:value="139.7685224">
            <text:p>139.7685224</text:p>
          </table:table-cell>
          <table:table-cell table:style-name="ce1" office:value-type="float" office:value="35.6800712">
            <text:p>35.6800712</text:p>
          </table:table-cell>
          <table:table-cell table:style-name="ce1" office:value-type="string">
            <text:p>139.7685224,35.6800712</text:p>
          </table:table-cell>
        </table:table-row>
        <table:table-row>
          <table:table-cell table:style-name="ce1" office:value-type="string">
            <text:p>Tripoli</text:p>
          </table:table-cell>
          <table:table-cell table:style-name="ce1" office:value-type="string">
            <text:p>Libya</text:p>
          </table:table-cell>
          <table:table-cell/>
          <table:table-cell table:style-name="ce1" office:value-type="float" office:value="13.1800117">
            <text:p>13.1800117</text:p>
          </table:table-cell>
          <table:table-cell table:style-name="ce1" office:value-type="float" office:value="32.8925">
            <text:p>32.8925</text:p>
          </table:table-cell>
          <table:table-cell table:style-name="ce1" office:value-type="string">
            <text:p>13.1800117,32.8925</text:p>
          </table:table-cell>
        </table:table-row>
        <table:table-row>
          <table:table-cell table:style-name="ce1" office:value-type="string">
            <text:p>Tuapse</text:p>
          </table:table-cell>
          <table:table-cell table:style-name="ce1" office:value-type="string">
            <text:p>Russia</text:p>
          </table:table-cell>
          <table:table-cell/>
          <table:table-cell table:style-name="ce1" office:value-type="float" office:value="39.07206">
            <text:p>39.07206</text:p>
          </table:table-cell>
          <table:table-cell table:style-name="ce1" office:value-type="float" office:value="44.09864">
            <text:p>44.09864</text:p>
          </table:table-cell>
          <table:table-cell table:style-name="ce1" office:value-type="string">
            <text:p>39.07206,44.09864</text:p>
          </table:table-cell>
        </table:table-row>
        <table:table-row>
          <table:table-cell table:style-name="ce1" office:value-type="string">
            <text:p>Tunis</text:p>
          </table:table-cell>
          <table:table-cell table:style-name="ce1" office:value-type="string">
            <text:p>Tunisia</text:p>
          </table:table-cell>
          <table:table-cell/>
          <table:table-cell table:style-name="ce1" office:value-type="float" office:value="10.18479">
            <text:p>10.18479</text:p>
          </table:table-cell>
          <table:table-cell table:style-name="ce1" office:value-type="float" office:value="36.80011">
            <text:p>36.80011</text:p>
          </table:table-cell>
          <table:table-cell table:style-name="ce1" office:value-type="string">
            <text:p>10.18479,36.80011</text:p>
          </table:table-cell>
        </table:table-row>
        <table:table-row>
          <table:table-cell table:style-name="ce1" office:value-type="string">
            <text:p>Valencia</text:p>
          </table:table-cell>
          <table:table-cell table:style-name="ce1" office:value-type="string">
            <text:p>Spain</text:p>
          </table:table-cell>
          <table:table-cell/>
          <table:table-cell table:style-name="ce1" office:value-type="float" office:value="-0.3525">
            <text:p>-0.3525</text:p>
          </table:table-cell>
          <table:table-cell table:style-name="ce1" office:value-type="float" office:value="39.4228">
            <text:p>39.4228</text:p>
          </table:table-cell>
          <table:table-cell table:style-name="ce1" office:value-type="string">
            <text:p>-0.3525,39.4228</text:p>
          </table:table-cell>
        </table:table-row>
        <table:table-row>
          <table:table-cell table:style-name="ce1" office:value-type="string">
            <text:p>Veracruz</text:p>
          </table:table-cell>
          <table:table-cell table:style-name="ce1" office:value-type="string">
            <text:p>Mexico</text:p>
          </table:table-cell>
          <table:table-cell/>
          <table:table-cell table:style-name="ce1" office:value-type="float" office:value="-96.1242">
            <text:p>-96.1242</text:p>
          </table:table-cell>
          <table:table-cell table:style-name="ce1" office:value-type="float" office:value="19.2105">
            <text:p>19.2105</text:p>
          </table:table-cell>
          <table:table-cell table:style-name="ce1" office:value-type="string">
            <text:p>-96.1242,19.2105</text:p>
          </table:table-cell>
        </table:table-row>
        <table:table-row>
          <table:table-cell table:style-name="ce1" office:value-type="string">
            <text:p>Xiamen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18.1537">
            <text:p>118.1537</text:p>
          </table:table-cell>
          <table:table-cell table:style-name="ce1" office:value-type="float" office:value="24.5029">
            <text:p>24.5029</text:p>
          </table:table-cell>
          <table:table-cell table:style-name="ce1" office:value-type="string">
            <text:p>118.1537,24.5029</text:p>
          </table:table-cell>
        </table:table-row>
        <table:table-row>
          <table:table-cell table:style-name="ce1" office:value-type="string">
            <text:p>Xingang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17.7433">
            <text:p>117.7433</text:p>
          </table:table-cell>
          <table:table-cell table:style-name="ce1" office:value-type="float" office:value="38.9788">
            <text:p>38.9788</text:p>
          </table:table-cell>
          <table:table-cell table:style-name="ce1" office:value-type="string">
            <text:p>117.7433,38.9788</text:p>
          </table:table-cell>
        </table:table-row>
        <table:table-row>
          <table:table-cell table:style-name="ce1" office:value-type="string">
            <text:p>Yantian Huangdong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14.283">
            <text:p>114.283</text:p>
          </table:table-cell>
          <table:table-cell table:style-name="ce1" office:value-type="float" office:value="22.5841">
            <text:p>22.5841</text:p>
          </table:table-cell>
          <table:table-cell table:style-name="ce1" office:value-type="string">
            <text:p>114.283,22.5841</text:p>
          </table:table-cell>
        </table:table-row>
        <table:table-row>
          <table:table-cell table:style-name="ce1" office:value-type="string">
            <text:p>Yuzhnyy</text:p>
          </table:table-cell>
          <table:table-cell table:style-name="ce1" office:value-type="string">
            <text:p>Ukraine</text:p>
          </table:table-cell>
          <table:table-cell/>
          <table:table-cell table:style-name="ce1" office:value-type="float" office:value="31.1114">
            <text:p>31.1114</text:p>
          </table:table-cell>
          <table:table-cell table:style-name="ce1" office:value-type="float" office:value="46.6255">
            <text:p>46.6255</text:p>
          </table:table-cell>
          <table:table-cell table:style-name="ce1" office:value-type="string">
            <text:p>31.1114,46.6255</text:p>
          </table:table-cell>
        </table:table-row>
        <table:table-row>
          <table:table-cell table:style-name="ce1" office:value-type="string">
            <text:p>Zawia Terminal</text:p>
          </table:table-cell>
          <table:table-cell table:style-name="ce1" office:value-type="string">
            <text:p>Libya</text:p>
          </table:table-cell>
          <table:table-cell/>
          <table:table-cell table:style-name="ce1" office:value-type="float" office:value="12.7224">
            <text:p>12.7224</text:p>
          </table:table-cell>
          <table:table-cell table:style-name="ce1" office:value-type="float" office:value="32.7706">
            <text:p>32.7706</text:p>
          </table:table-cell>
          <table:table-cell table:style-name="ce1" office:value-type="string">
            <text:p>12.7224,32.77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3"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1">00/00/0000</text:date>, <text:time style:data-style-name="N2" text:time-value="16:13:11.629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o </meta:initial-creator>
    <meta:creation-date>2013-08-15T10:51:29</meta:creation-date>
    <dc:date>2014-04-01T16:19:47.338000000</dc:date>
    <meta:editing-duration>PT8H25M38S</meta:editing-duration>
    <meta:editing-cycles>12</meta:editing-cycles>
    <meta:generator>LibreOffice/4.2.1.1$Windows_x86 LibreOffice_project/d7dbbd7842e6a58b0f521599204e827654e1fb8b</meta:generator>
    <meta:document-statistic meta:table-count="2" meta:cell-count="742" meta:object-count="0"/>
  </office:meta>
</office:document-meta>
</file>